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20000002585C39BAEF.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Bottom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lackandwhite-subtitle">
      <style:graphic-properties draw:fill-color="#ffffff" fo:min-height="17.373cm"/>
    </style:style>
    <style:style style:name="pr2" style:family="presentation" style:parent-style-name="lyt-blackandwhite-notes">
      <style:graphic-properties draw:fill-color="#ffffff" draw:auto-grow-height="true" fo:min-height="12.572cm"/>
    </style:style>
    <style:style style:name="pr3" style:family="presentation" style:parent-style-name="lyt-blackandwhite-title">
      <style:graphic-properties draw:auto-grow-height="true" fo:min-height="2.843cm"/>
    </style:style>
    <style:style style:name="pr4" style:family="presentation" style:parent-style-name="lyt-blackandwhite-subtitle">
      <style:graphic-properties draw:fill-color="#ffffff" fo:min-height="13.86cm"/>
    </style:style>
    <style:style style:name="pr5" style:family="presentation" style:parent-style-name="lyt-blackandwhite-notes">
      <style:graphic-properties draw:fill-color="#ffffff" fo:min-height="12.572cm"/>
    </style:style>
    <style:style style:name="pr6" style:family="presentation" style:parent-style-name="lyt-blackandwhite-outline1">
      <style:graphic-properties draw:auto-grow-height="true" fo:min-height="13.86cm"/>
    </style:style>
    <style:style style:name="pr7" style:family="presentation" style:parent-style-name="lyt-blackandwhite-title">
      <style:graphic-properties fo:min-height="1.656cm"/>
    </style:style>
    <style:style style:name="pr8" style:family="presentation" style:parent-style-name="lyt-blackandwhite-outline1">
      <style:graphic-properties fo:min-height="17.817cm"/>
    </style:style>
    <style:style style:name="pr9" style:family="presentation" style:parent-style-name="lyt-blackandwhite-title">
      <style:graphic-properties fo:min-height="2.843cm"/>
    </style:style>
    <style:style style:name="pr10" style:family="presentation" style:parent-style-name="lyt-blackandwhite-outline1">
      <style:graphic-properties fo:min-height="13.86cm"/>
    </style:style>
    <style:style style:name="pr11" style:family="presentation" style:parent-style-name="lyt-blackandwhite-title">
      <style:graphic-properties fo:min-height="2.418cm"/>
    </style:style>
    <style:style style:name="pr12" style:family="presentation" style:parent-style-name="lyt-blackandwhite-outline1">
      <style:graphic-properties fo:min-height="14.194cm"/>
    </style:style>
    <style:style style:name="pr13" style:family="presentation" style:parent-style-name="lyt-blackandwhite-outline1">
      <style:graphic-properties fo:min-height="16.446cm"/>
    </style:style>
    <style:style style:name="pr14" style:family="presentation" style:parent-style-name="lyt-blackandwhite-title">
      <style:graphic-properties fo:min-height="1.91cm"/>
    </style:style>
    <style:style style:name="pr15" style:family="presentation" style:parent-style-name="lyt-blackandwhite-outline1">
      <style:graphic-properties fo:min-height="14.448cm"/>
    </style:style>
    <style:style style:name="pr16" style:family="presentation" style:parent-style-name="lyt-blackandwhite-title">
      <style:graphic-properties fo:min-height="2.164cm"/>
    </style:style>
    <style:style style:name="pr17" style:family="presentation" style:parent-style-name="lyt-blackandwhite-outline1">
      <style:graphic-properties fo:min-height="14.956cm"/>
    </style:style>
    <style:style style:name="pr18" style:family="presentation" style:parent-style-name="lyt-blackandwhite-outline1">
      <style:graphic-properties fo:min-height="15.09cm"/>
    </style:style>
    <style:style style:name="pr19" style:family="presentation" style:parent-style-name="lyt-blackandwhite-outline1">
      <style:graphic-properties fo:min-height="15.464cm"/>
    </style:style>
    <style:style style:name="pr20" style:family="presentation" style:parent-style-name="lyt-blackandwhite-outline1">
      <style:graphic-properties fo:min-height="14.702cm"/>
    </style:style>
    <style:style style:name="pr21" style:family="presentation" style:parent-style-name="lyt-blackandwhite-outline1">
      <style:graphic-properties fo:min-height="16.428cm"/>
    </style:style>
    <style:style style:name="pr22" style:family="presentation" style:parent-style-name="lyt-blackandwhite-outline1">
      <style:graphic-properties fo:min-height="15.085cm"/>
    </style:style>
    <style:style style:name="pr23" style:family="presentation" style:parent-style-name="lyt-blackandwhite-outline1">
      <style:graphic-properties fo:min-height="15.21cm"/>
    </style:style>
    <style:style style:name="pr24" style:family="presentation" style:parent-style-name="lyt-blackandwhite-title">
      <style:graphic-properties fo:min-height="2.419cm"/>
    </style:style>
    <style:style style:name="pr25" style:family="presentation" style:parent-style-name="lyt-blackandwhite-title">
      <style:graphic-properties fo:min-height="1.912cm"/>
    </style:style>
    <style:style style:name="pr26" style:family="presentation" style:parent-style-name="lyt-blackandwhite-outline1">
      <style:graphic-properties fo:min-height="15.38cm"/>
    </style:style>
    <style:style style:name="pr27" style:family="presentation" style:parent-style-name="lyt-blackandwhite-outline1">
      <style:graphic-properties fo:min-height="15.4cm"/>
    </style:style>
    <style:style style:name="pr28" style:family="presentation" style:parent-style-name="lyt-blackandwhite-title">
      <style:graphic-properties fo:min-height="1.657cm"/>
    </style:style>
    <style:style style:name="pr29" style:family="presentation" style:parent-style-name="lyt-blackandwhite-outline1">
      <style:graphic-properties fo:min-height="15.629cm"/>
    </style:style>
    <style:style style:name="pr30" style:family="presentation" style:parent-style-name="lyt-blackandwhite-outline1">
      <style:graphic-properties fo:min-height="16.378cm"/>
    </style:style>
    <style:style style:name="pr31" style:family="presentation" style:parent-style-name="lyt-blackandwhite-title">
      <style:graphic-properties fo:min-height="1.658cm"/>
    </style:style>
    <style:style style:name="pr32" style:family="presentation" style:parent-style-name="lyt-blackandwhite-outline1">
      <style:graphic-properties fo:min-height="15.718cm"/>
    </style:style>
    <style:style style:name="pr33" style:family="presentation" style:parent-style-name="lyt-blackandwhite-outline1">
      <style:graphic-properties fo:min-height="15.748cm"/>
    </style:style>
    <style:style style:name="pr34" style:family="presentation" style:parent-style-name="lyt-blackandwhite-title">
      <style:graphic-properties fo:min-height="1.402cm"/>
    </style:style>
    <style:style style:name="pr35" style:family="presentation" style:parent-style-name="lyt-blackandwhite-outline1">
      <style:graphic-properties fo:min-height="16.315cm"/>
    </style:style>
    <style:style style:name="pr36" style:family="presentation" style:parent-style-name="lyt-blackandwhite-title">
      <style:graphic-properties fo:min-height="2.165cm"/>
    </style:style>
    <style:style style:name="pr37" style:family="presentation" style:parent-style-name="lyt-blackandwhite-outline1">
      <style:graphic-properties fo:min-height="16.591cm"/>
    </style:style>
    <style:style style:name="pr38" style:family="presentation" style:parent-style-name="lyt-blackandwhite-title">
      <style:graphic-properties fo:min-height="1.911cm"/>
    </style:style>
    <style:style style:name="pr39" style:family="presentation" style:parent-style-name="lyt-blackandwhite-outline1">
      <style:graphic-properties fo:min-height="15.118cm"/>
    </style:style>
    <style:style style:name="pr40" style:family="presentation" style:parent-style-name="lyt-blackandwhite-outline1">
      <style:graphic-properties fo:min-height="15.417cm"/>
    </style:style>
    <style:style style:name="P1" style:family="paragraph">
      <style:paragraph-properties fo:text-align="end"/>
    </style:style>
    <style:style style:name="P2" style:family="paragraph">
      <style:text-properties fo:font-size="32pt" style:font-size-asian="32pt" style:font-size-complex="32pt"/>
    </style:style>
    <style:style style:name="P3" style:family="paragraph">
      <style:text-properties fo:font-family="'Courier New'" style:font-family-generic="modern" style:font-pitch="fixed"/>
    </style:style>
    <style:style style:name="P4" style:family="paragraph">
      <style:paragraph-properties fo:margin-left="0cm" fo:margin-right="0cm" fo:text-align="end" fo:text-indent="0cm"/>
    </style:style>
    <style:style style:name="P5" style:family="paragraph">
      <style:paragraph-properties fo:margin-top="0cm" fo:margin-bottom="0.102cm"/>
    </style:style>
    <style:style style:name="P6" style:family="paragraph">
      <style:paragraph-properties fo:margin-top="0cm" fo:margin-bottom="0.254cm"/>
    </style:style>
    <style:style style:name="P7" style:family="paragraph">
      <style:text-properties fo:font-size="26.3999996185303pt"/>
    </style:style>
    <style:style style:name="P8" style:family="paragraph">
      <style:text-properties fo:font-family="'Courier New'" style:font-family-generic="modern" style:font-pitch="fixed" fo:font-size="16pt" style:font-size-asian="16pt" style:font-size-complex="16pt"/>
    </style:style>
    <style:style style:name="P9" style:family="paragraph">
      <style:text-properties fo:font-size="28pt" style:font-size-asian="28pt" style:font-size-complex="28pt"/>
    </style:style>
    <style:style style:name="P10" style:family="paragraph">
      <style:paragraph-properties fo:margin-top="0cm" fo:margin-bottom="0.254cm"/>
      <style:text-properties fo:font-family="'Courier New'" style:font-family-generic="modern" style:font-pitch="fixed" fo:font-size="17pt" style:font-size-asian="17pt" style:font-size-complex="17pt"/>
    </style:style>
    <style:style style:name="P11" style:family="paragraph">
      <style:paragraph-properties fo:margin-top="0cm" fo:margin-bottom="0cm"/>
    </style:style>
    <style:style style:name="P12" style:family="paragraph">
      <style:paragraph-properties fo:margin-top="0cm" fo:margin-bottom="0cm"/>
      <style:text-properties fo:font-family="'Courier New'" style:font-family-generic="modern" style:font-pitch="fixed" fo:font-size="18pt" style:font-size-asian="18pt" style:font-size-complex="18pt"/>
    </style:style>
    <style:style style:name="P13" style:family="paragraph">
      <style:paragraph-properties fo:margin-top="0cm" fo:margin-bottom="0.051cm"/>
    </style:style>
    <style:style style:name="P14" style:family="paragraph">
      <style:paragraph-properties fo:margin-top="0cm" fo:margin-bottom="0.051cm"/>
      <style:text-properties fo:font-family="'Courier New'" style:font-family-generic="modern" style:font-pitch="fixed" fo:font-size="18pt" style:font-size-asian="18pt" style:font-size-complex="18pt"/>
    </style:style>
    <style:style style:name="P15" style:family="paragraph">
      <style:paragraph-properties fo:margin-top="0cm" fo:margin-bottom="0.051cm"/>
      <style:text-properties fo:font-family="'Courier New'" style:font-family-generic="modern" style:font-pitch="fixed" fo:font-size="19pt" style:font-size-asian="19pt" style:font-size-complex="19pt"/>
    </style:style>
    <style:style style:name="P16" style:family="paragraph">
      <style:paragraph-properties fo:margin-top="0cm" fo:margin-bottom="0cm"/>
      <style:text-properties fo:font-family="'Courier New'" style:font-family-generic="modern" style:font-pitch="fixed" fo:font-size="13pt" style:font-size-asian="13pt" style:font-size-complex="13pt"/>
    </style:style>
    <style:style style:name="P17" style:family="paragraph">
      <style:paragraph-properties fo:margin-top="0cm" fo:margin-bottom="0cm"/>
      <style:text-properties fo:font-family="'Courier New'" style:font-family-generic="modern" style:font-pitch="fixed" fo:font-size="12.5pt" style:font-size-asian="12.5pt" style:font-size-complex="12.5pt"/>
    </style:style>
    <style:style style:name="P18" style:family="paragraph">
      <style:paragraph-properties fo:margin-top="0cm" fo:margin-bottom="0.076cm"/>
    </style:style>
    <style:style style:name="P19" style:family="paragraph">
      <style:paragraph-properties fo:margin-top="0cm" fo:margin-bottom="0.076cm"/>
      <style:text-properties fo:font-family="'Courier New'" style:font-family-generic="modern" style:font-pitch="fixed"/>
    </style:style>
    <style:style style:name="P20" style:family="paragraph">
      <style:text-properties fo:font-family="'Courier New'" style:font-family-generic="modern" style:font-pitch="fixed" fo:font-size="15pt" style:font-size-asian="15pt" style:font-size-complex="15pt"/>
    </style:style>
    <style:style style:name="P21" style:family="paragraph">
      <style:paragraph-properties fo:margin-top="0cm" fo:margin-bottom="0.152cm"/>
    </style:style>
    <style:style style:name="P22" style:family="paragraph">
      <style:paragraph-properties style:text-autospace="none"/>
    </style:style>
    <style:style style:name="P23" style:family="paragraph">
      <style:paragraph-properties fo:text-align="end" style:text-autospace="none"/>
    </style:style>
    <style:style style:name="P24" style:family="paragraph">
      <style:text-properties fo:font-family="Arial" style:font-family-generic="swiss" style:font-pitch="variable" fo:font-size="24pt" style:font-size-asian="24pt" style:font-size-complex="24pt"/>
    </style:style>
    <style:style style:name="P25" style:family="paragraph">
      <style:text-properties fo:font-size="40pt" style:font-size-asian="40pt" style:font-size-complex="40pt"/>
    </style:style>
    <style:style style:name="P26" style:family="paragraph">
      <style:text-properties fo:font-size="36pt" style:font-size-asian="36pt" style:font-size-complex="36pt"/>
    </style:style>
    <style:style style:name="P27" style:family="paragraph">
      <style:paragraph-properties fo:margin-top="0cm" fo:margin-bottom="0.203cm"/>
    </style:style>
    <style:style style:name="P28"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ize="15pt" style:font-size-asian="15pt" style:font-size-complex="15pt"/>
    </style:style>
    <style:style style:name="T4" style:family="text">
      <style:text-properties fo:font-size="16pt" style:font-size-asian="16pt" style:font-size-complex="16pt"/>
    </style:style>
    <style:style style:name="T5" style:family="text">
      <style:text-properties fo:font-size="20pt" style:font-size-asian="20pt" style:font-size-complex="20pt"/>
    </style:style>
    <style:style style:name="T6" style:family="text">
      <style:text-properties fo:font-size="22pt" style:font-size-asian="22pt" style:font-size-complex="22pt"/>
    </style:style>
    <style:style style:name="T7" style:family="text">
      <style:text-properties fo:font-size="20pt" fo:font-style="italic" style:font-size-asian="20pt" style:font-style-asian="italic" style:font-size-complex="20pt" style:font-style-complex="italic"/>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32pt" style:font-size-asian="32pt" style:font-size-complex="32pt"/>
    </style:style>
    <style:style style:name="T11" style:family="text">
      <style:text-properties fo:font-size="18pt" style:font-size-asian="18pt" style:font-size-complex="18pt"/>
    </style:style>
    <style:style style:name="T12" style:family="text">
      <style:text-properties fo:font-size="18pt" fo:font-style="italic" style:font-size-asian="18pt" style:font-style-asian="italic" style:font-size-complex="18pt" style:font-style-complex="italic"/>
    </style:style>
    <style:style style:name="T13" style:family="text">
      <style:text-properties fo:font-size="16pt" fo:font-style="normal" style:text-underline-style="none" style:font-size-asian="16pt" style:font-style-asian="normal" style:font-size-complex="16pt" style:font-style-complex="normal"/>
    </style:style>
    <style:style style:name="T14" style:family="text">
      <style:text-properties fo:font-size="16pt" fo:font-style="normal" style:text-underline-style="solid" style:text-underline-width="auto" style:text-underline-color="font-color" style:font-size-asian="16pt" style:font-style-asian="normal" style:font-size-complex="16pt" style:font-style-complex="normal"/>
    </style:style>
    <style:style style:name="T15" style:family="text">
      <style:text-properties fo:font-size="16pt" style:text-underline-style="solid" style:text-underline-width="auto" style:text-underline-color="font-color" style:font-size-asian="16pt" style:font-size-complex="16pt"/>
    </style:style>
    <style:style style:name="T16" style:family="text">
      <style:text-properties fo:font-size="16pt" style:font-size-asian="20pt" style:font-size-complex="16pt"/>
    </style:style>
    <style:style style:name="T17" style:family="text">
      <style:text-properties fo:font-size="16pt" style:text-underline-style="solid" style:text-underline-width="auto" style:text-underline-color="font-color" style:font-size-asian="20pt" style:font-size-complex="16pt"/>
    </style:style>
    <style:style style:name="T18" style:family="text">
      <style:text-properties fo:font-size="18pt" style:text-underline-style="none" style:font-size-asian="22pt" style:font-size-complex="18pt"/>
    </style:style>
    <style:style style:name="T19" style:family="text">
      <style:text-properties fo:font-size="18pt" fo:font-style="italic" style:text-underline-style="none" style:font-size-asian="22pt" style:font-style-asian="italic" style:font-size-complex="18pt" style:font-style-complex="italic"/>
    </style:style>
    <style:style style:name="T20" style:family="text">
      <style:text-properties fo:font-size="16pt" style:text-underline-style="none" style:font-size-asian="20pt" style:font-size-complex="16pt"/>
    </style:style>
    <style:style style:name="T21" style:family="text">
      <style:text-properties fo:font-size="40pt" style:font-size-asian="40pt" style:font-size-complex="40pt"/>
    </style:style>
    <style:style style:name="T22" style:family="text">
      <style:text-properties style:text-position="super 58%" fo:font-size="20pt" style:font-size-asian="20pt" style:font-size-complex="20pt"/>
    </style:style>
    <style:style style:name="T23" style:family="text">
      <style:text-properties fo:font-family="'Courier New'" style:font-family-generic="modern" style:font-pitch="fixed" fo:font-size="18pt" style:font-size-asian="18pt" style:font-size-complex="18pt"/>
    </style:style>
    <style:style style:name="T24" style:family="text">
      <style:text-properties fo:font-family="'Courier New'" style:font-family-generic="modern" style:font-pitch="fixed" fo:font-size="26pt" style:font-size-asian="26pt" style:font-size-complex="26pt"/>
    </style:style>
    <style:style style:name="T25" style:family="text">
      <style:text-properties fo:font-family="Albany" style:font-family-generic="swiss" fo:font-size="24pt" style:font-size-asian="24pt" style:font-size-complex="24pt"/>
    </style:style>
    <style:style style:name="T26" style:family="text">
      <style:text-properties fo:font-family="Albany" style:font-family-generic="swiss" fo:font-size="20pt" style:font-size-asian="20pt" style:font-size-complex="20pt"/>
    </style:style>
    <style:style style:name="T27" style:family="text">
      <style:text-properties fo:font-family="'Courier New'" style:font-family-generic="modern" style:font-pitch="fixed" fo:font-size="20pt" style:font-size-asian="20pt" style:font-size-complex="20pt"/>
    </style:style>
    <style:style style:name="T28" style:family="text">
      <style:text-properties fo:font-size="28pt" style:font-size-asian="28pt" style:font-size-complex="28pt"/>
    </style:style>
    <style:style style:name="T29" style:family="text">
      <style:text-properties fo:font-size="26pt" style:font-size-asian="26pt" style:font-size-complex="26pt"/>
    </style:style>
    <style:style style:name="T30" style:family="text">
      <style:text-properties fo:font-size="24pt" style:font-size-asian="24pt" style:font-size-complex="24pt"/>
    </style:style>
    <style:style style:name="T31" style:family="text">
      <style:text-properties fo:font-family="'Courier New'" style:font-family-generic="modern" style:font-pitch="fixed" fo:font-size="15pt" style:font-size-asian="15pt" style:font-size-complex="15pt"/>
    </style:style>
    <style:style style:name="T32" style:family="text">
      <style:text-properties fo:font-family="'Courier New'" style:font-family-generic="modern" style:font-pitch="fixed" fo:font-size="14pt" style:font-size-asian="14pt" style:font-size-complex="14pt"/>
    </style:style>
    <style:style style:name="T33" style:family="text">
      <style:text-properties fo:font-size="36pt" style:font-size-asian="36pt" style:font-size-complex="36pt"/>
    </style:style>
    <style:style style:name="T34" style:family="text">
      <style:text-properties fo:font-size="20pt" fo:font-weight="normal" style:font-size-asian="20pt" style:font-weight-asian="normal" style:font-size-complex="20pt" style:font-weight-complex="normal"/>
    </style:style>
    <style:style style:name="T35" style:family="text">
      <style:text-properties fo:font-family="'Courier New'" style:font-family-generic="modern" style:font-pitch="fixed" fo:font-size="16pt" style:font-size-asian="16pt" style:font-size-complex="16pt"/>
    </style:style>
    <style:style style:name="T36" style:family="text">
      <style:text-properties fo:font-family="Albany" style:font-family-generic="swiss" fo:font-size="22pt" style:font-size-asian="22pt" style:font-size-complex="22pt"/>
    </style:style>
    <style:style style:name="T37" style:family="text">
      <style:text-properties style:text-position="super 58%" fo:font-size="14pt" style:font-size-asian="14pt" style:font-size-complex="14pt"/>
    </style:style>
    <style:style style:name="T38" style:family="text">
      <style:text-properties fo:font-family="Albany" style:font-family-generic="swiss" fo:font-size="18pt" style:font-size-asian="18pt" style:font-size-complex="18pt"/>
    </style:style>
    <style:style style:name="T39" style:family="text">
      <style:text-properties fo:font-family="Albany" style:font-family-generic="swiss" fo:font-size="16pt" style:font-size-asian="16pt" style:font-size-complex="16pt"/>
    </style:style>
    <style:style style:name="T40" style:family="text">
      <style:text-properties fo:font-size="16pt" fo:font-weight="bold" style:font-size-asian="16pt" style:font-weight-asian="bold" style:font-size-complex="16pt" style:font-weight-complex="bold"/>
    </style:style>
    <style:style style:name="T41" style:family="text">
      <style:text-properties fo:font-family="Arial" style:font-family-generic="swiss" style:font-pitch="variable" fo:font-size="16pt" style:font-size-asian="16pt" style:font-size-complex="16pt"/>
    </style:style>
    <style:style style:name="T42" style:family="text">
      <style:text-properties fo:font-family="Arial" style:font-family-generic="swiss" style:font-pitch="variable" fo:font-size="16pt" fo:font-weight="bold" style:font-size-asian="16pt" style:font-weight-asian="bold" style:font-size-complex="16pt" style:font-weight-complex="bold"/>
    </style:style>
    <style:style style:name="T43" style:family="text">
      <style:text-properties fo:font-family="Arial" style:font-family-generic="swiss" style:font-pitch="variable" fo:font-size="16pt" fo:font-weight="normal" style:font-size-asian="16pt" style:font-weight-asian="normal" style:font-size-complex="16pt" style:font-weight-complex="normal"/>
    </style:style>
    <style:style style:name="T44" style:family="text">
      <style:text-properties fo:font-family="Albany" style:font-family-generic="swiss" fo:font-size="16pt" fo:font-weight="normal" style:font-size-asian="16pt" style:font-weight-asian="normal" style:font-size-complex="16pt" style:font-weight-complex="normal"/>
    </style:style>
    <style:style style:name="T45" style:family="text">
      <style:text-properties fo:font-family="'Courier New'" style:font-family-generic="modern" style:font-pitch="fixed" fo:font-size="16pt" fo:font-weight="normal" style:font-size-asian="16pt" style:font-weight-asian="normal" style:font-size-complex="16pt" style:font-weight-complex="normal"/>
    </style:style>
    <style:style style:name="T46" style:family="text">
      <style:text-properties style:text-position="super 58%" fo:font-family="Arial" style:font-family-generic="swiss" style:font-pitch="variable" fo:font-size="16pt" fo:font-weight="normal" style:font-size-asian="16pt" style:font-weight-asian="normal" style:font-size-complex="16pt" style:font-weight-complex="normal"/>
    </style:style>
    <style:style style:name="T47" style:family="text">
      <style:text-properties fo:font-family="'Courier New'" style:font-family-generic="modern" style:font-pitch="fixed" fo:font-size="24pt" style:font-size-asian="24pt" style:font-size-complex="24pt"/>
    </style:style>
    <style:style style:name="T48" style:family="text">
      <style:text-properties fo:font-family="Albany" style:font-family-generic="swiss" fo:font-size="26pt" style:font-size-asian="26pt" style:font-size-complex="26pt"/>
    </style:style>
    <style:style style:name="T49" style:family="text">
      <style:text-properties fo:font-family="'Courier New'" style:font-family-generic="modern" style:font-pitch="fixed" fo:font-size="22pt" style:font-size-asian="22pt" style:font-size-complex="22pt"/>
    </style:style>
    <style:style style:name="T50" style:family="text">
      <style:text-properties fo:font-family="'Courier New'" style:font-family-generic="modern" style:font-pitch="fixed" fo:font-size="17pt" style:font-size-asian="17pt" style:font-size-complex="17pt"/>
    </style:style>
    <style:style style:name="T51" style:family="text">
      <style:text-properties fo:font-family="'Courier New'" style:font-family-generic="modern" style:font-pitch="fixed" fo:font-size="19pt" style:font-size-asian="19pt" style:font-size-complex="19pt"/>
    </style:style>
    <style:style style:name="T52" style:family="text">
      <style:text-properties fo:font-family="Albany" style:font-family-generic="swiss" fo:font-size="19pt" style:font-size-asian="19pt" style:font-size-complex="19pt"/>
    </style:style>
    <style:style style:name="T53" style:family="text">
      <style:text-properties fo:font-size="24pt" fo:font-weight="bold" style:font-size-asian="24pt" style:font-weight-asian="bold" style:font-size-complex="24pt" style:font-weight-complex="bold"/>
    </style:style>
    <style:style style:name="T54" style:family="text">
      <style:text-properties fo:font-family="'Courier New'" style:font-family-generic="modern" style:font-pitch="fixed" fo:font-size="13pt" fo:font-weight="bold" style:font-size-asian="13pt" style:font-weight-asian="bold" style:font-size-complex="13pt" style:font-weight-complex="bold"/>
    </style:style>
    <style:style style:name="T55" style:family="text">
      <style:text-properties fo:font-family="'Courier New'" style:font-family-generic="modern" style:font-pitch="fixed" fo:font-size="13pt" style:font-size-asian="13pt" style:font-size-complex="13pt"/>
    </style:style>
    <style:style style:name="T56" style:family="text">
      <style:text-properties fo:font-family="'Courier New'" style:font-family-generic="modern" style:font-pitch="fixed" fo:font-size="12.5pt" style:font-size-asian="12.5pt" style:font-size-complex="12.5pt"/>
    </style:style>
    <style:style style:name="T57" style:family="text">
      <style:text-properties fo:font-family="'Courier New'" style:font-family-generic="modern" style:font-pitch="fixed" fo:font-size="12.5pt" fo:font-weight="bold" style:font-size-asian="12.5pt" style:font-weight-asian="bold" style:font-size-complex="12.5pt" style:font-weight-complex="bold"/>
    </style:style>
    <style:style style:name="T58" style:family="text">
      <style:text-properties fo:font-size="28pt" fo:font-style="italic" style:font-size-asian="28pt" style:font-style-asian="italic" style:font-size-complex="28pt" style:font-style-complex="italic"/>
    </style:style>
    <style:style style:name="T59" style:family="text">
      <style:text-properties fo:font-family="Arial" style:font-family-generic="swiss" style:font-pitch="variable" fo:font-size="14pt" style:font-size-asian="14pt" style:font-size-complex="14pt"/>
    </style:style>
    <style:style style:name="T60" style:family="text">
      <style:text-properties fo:font-family="'Agency FB'" style:font-family-generic="swiss" style:font-pitch="variable" fo:font-size="14pt" style:font-size-asian="14pt" style:font-size-complex="14pt"/>
    </style:style>
    <style:style style:name="T61" style:family="text">
      <style:text-properties fo:font-family="'Courier New'" style:font-family-generic="modern" style:font-pitch="fixed" fo:font-size="15pt" fo:font-weight="bold" style:font-size-asian="15pt" style:font-weight-asian="bold" style:font-size-complex="15pt" style:font-weight-complex="bold"/>
    </style:style>
    <style:style style:name="T62" style:family="text">
      <style:text-properties fo:font-family="Arial" style:font-family-generic="swiss" style:font-pitch="variable" fo:font-size="24pt" style:font-family-asian="AGaramond-Regular" style:font-family-generic-asian="roman" style:font-size-asian="24pt" style:font-family-complex="AGaramond-Regular" style:font-family-generic-complex="roman" style:font-size-complex="24pt"/>
    </style:style>
    <style:style style:name="T63" style:family="text">
      <style:text-properties fo:font-family="Arial" style:font-family-generic="swiss" style:font-pitch="variable" fo:font-size="24pt" fo:font-style="italic" style:font-family-asian="AGaramond-Regular" style:font-family-generic-asian="roman" style:font-size-asian="24pt" style:font-style-asian="italic" style:font-family-complex="AGaramond-Regular" style:font-family-generic-complex="roman" style:font-size-complex="24pt" style:font-style-complex="italic"/>
    </style:style>
    <style:style style:name="T64" style:family="text">
      <style:text-properties fo:font-family="Arial" style:font-family-generic="swiss" style:font-pitch="variable" fo:font-size="24pt" fo:font-style="italic" style:text-underline-style="none" style:font-family-asian="AGaramond-Italic" style:font-family-generic-asian="roman" style:font-size-asian="24pt" style:font-style-asian="italic" style:font-family-complex="AGaramond-Italic" style:font-family-generic-complex="roman" style:font-size-complex="24pt" style:font-style-complex="italic"/>
    </style:style>
    <style:style style:name="T65" style:family="text">
      <style:text-properties fo:font-family="Arial" style:font-family-generic="swiss" style:font-pitch="variable" fo:font-size="24pt" fo:font-style="italic" style:font-family-asian="AGaramond-Italic" style:font-family-generic-asian="roman" style:font-size-asian="24pt" style:font-style-asian="italic" style:font-family-complex="AGaramond-Italic" style:font-family-generic-complex="roman" style:font-size-complex="24pt" style:font-style-complex="italic"/>
    </style:style>
    <style:style style:name="T66" style:family="text">
      <style:text-properties fo:font-family="Arial" style:font-family-generic="swiss" style:font-pitch="variable" fo:font-size="22pt" style:font-family-asian="AGaramond-Regular" style:font-family-generic-asian="roman" style:font-size-asian="22pt" style:font-family-complex="AGaramond-Regular" style:font-family-generic-complex="roman" style:font-size-complex="22pt"/>
    </style:style>
    <style:style style:name="T67" style:family="text">
      <style:text-properties fo:font-family="'Courier New'" style:font-family-generic="modern" style:font-pitch="fixed"/>
    </style:style>
    <style:style style:name="T68" style:family="text">
      <style:text-properties fo:font-size="18pt" fo:font-style="normal" style:font-size-asian="18pt" style:font-style-asian="normal" style:font-size-complex="18pt" style:font-style-complex="normal"/>
    </style:style>
    <style:style style:name="T69" style:family="text">
      <style:text-properties fo:font-size="28pt" fo:font-style="normal" style:font-size-asian="28pt" style:font-style-asian="normal" style:font-size-complex="28pt" style:font-style-complex="normal"/>
    </style:style>
    <style:style style:name="T70" style:family="text">
      <style:text-properties fo:font-size="22pt" fo:font-style="normal" style:font-size-asian="22pt" style:font-style-asian="normal" style:font-size-complex="22pt" style:font-style-complex="normal"/>
    </style:style>
    <style:style style:name="T71" style:family="text">
      <style:text-properties style:text-position="super 58%" fo:font-size="16pt" style:font-size-asian="16pt" style:font-size-complex="16pt"/>
    </style:style>
    <style:style style:name="T72" style:family="text">
      <style:text-properties fo:font-size="16pt" style:text-underline-style="none" style:font-size-asian="16pt" style:font-size-complex="16pt"/>
    </style:style>
    <style:style style:name="T73" style:family="text">
      <style:text-properties fo:font-size="14pt" style:text-underline-style="none" style:font-size-asian="14pt" style:font-size-complex="14pt"/>
    </style:style>
    <style:style style:name="T74" style:family="text">
      <style:text-properties fo:font-size="16pt" fo:font-style="italic" style:text-underline-style="none" style:font-size-asian="16pt" style:font-style-asian="italic" style:font-size-complex="16pt" style:font-style-complex="italic"/>
    </style:style>
    <style:style style:name="T75" style:family="text">
      <style:text-properties fo:font-size="15pt" style:text-underline-style="none" style:font-size-asian="15pt" style:font-size-complex="15pt"/>
    </style:style>
    <style:style style:name="T76" style:family="text">
      <style:text-properties style:text-position="super 58%" fo:font-size="15pt" style:text-underline-style="none"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yt-blackandwhite" presentation:presentation-page-layout-name="AL1T32" xml:id="id1" draw:id="id1">
        <office:forms form:automatic-focus="false" form:apply-design-mode="false"/>
        <draw:frame presentation:style-name="pr1" draw:layer="layout" svg:width="23.5cm" svg:height="17.373cm" svg:x="2cm" svg:y="1.9cm" presentation:class="subtitle">
          <draw:text-box>
            <text:p>“<text:span text:style-name="T1">We should forget about the small efficiencies, say about 97% of the time: premature optimization is the root of all evil.</text:span>”</text:p>
            <text:p/>
            <text:p/>
            <text:p text:style-name="P1">-Donald Knuth <text:s text:c="13"/></text:p>
          </draw:text-box>
        </draw:frame>
        <anim:par presentation:node-type="timing-root">
          <anim:par smil:begin="id1.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lyt-blackandwhite" presentation:presentation-page-layout-name="AL1T32" xml:id="id2" draw:id="id2">
        <office:forms form:automatic-focus="false" form:apply-design-mode="false"/>
        <draw:frame presentation:style-name="pr1" draw:layer="layout" svg:width="23.5cm" svg:height="17.373cm" svg:x="2cm" svg:y="1.9cm" presentation:class="subtitle">
          <draw:text-box>
            <text:p>“<text:span text:style-name="T1">We should forget about the small efficiencies, say about 97% of the time: premature optimization is the root of all evil. <text:s/></text:span><text:span text:style-name="T2">Yet we should not pass up our opportunities in that critical 3%.</text:span>”</text:p>
            <text:p/>
            <text:p/>
            <text:p text:style-name="P1">-Donald Knuth <text:s text:c="13"/></text:p>
            <text:p text:style-name="P1"><text:span text:style-name="T3">Structured Programming with Go To </text:span><text:span text:style-name="T4">Statements</text:span></text:p>
          </draw:text-box>
        </draw:frame>
        <anim:par presentation:node-type="timing-root">
          <anim:par smil:begin="id2.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lyt-blackandwhite" presentation:presentation-page-layout-name="AL2T0" xml:id="id3" draw:id="id3">
        <office:forms form:automatic-focus="false" form:apply-design-mode="false"/>
        <draw:frame presentation:style-name="pr3" draw:layer="layout" svg:width="23.5cm" svg:height="2.843cm" svg:x="2cm" svg:y="1.9cm" presentation:class="title">
          <draw:text-box>
            <text:p>Inline::C</text:p>
          </draw:text-box>
        </draw:frame>
        <draw:frame presentation:style-name="pr4" draw:layer="layout" svg:width="24.599cm" svg:height="13.86cm" svg:x="2cm" svg:y="5.414cm" presentation:class="subtitle">
          <draw:text-box>
            <text:p>The eminently palatable approach to Perl XS</text:p>
            <text:p/>
            <text:p/>
            <text:p text:style-name="P1"><text:span text:style-name="T5">A discussion by Dave Oswald</text:span></text:p>
            <text:p text:style-name="P1"><text:span text:style-name="T5"><text:a xlink:href="mailto:daoswald@gmail.com">daoswald@gmail.com</text:a></text:span><text:span text:style-name="T5"> <text:s text:c="11"/></text:span></text:p>
            <text:p text:style-name="P1"><text:span text:style-name="T5">davido on PerlMonks.org <text:s text:c="6"/></text:span></text:p>
          </draw:text-box>
        </draw:frame>
        <anim:par presentation:node-type="timing-root">
          <anim:par smil:begin="id3.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lyt-blackandwhite" presentation:presentation-page-layout-name="AL3T3" xml:id="id4" draw:id="id4">
        <office:forms form:automatic-focus="false" form:apply-design-mode="false"/>
        <draw:frame presentation:style-name="pr3" draw:layer="layout" svg:width="23.5cm" svg:height="2.843cm" svg:x="2cm" svg:y="1.9cm" presentation:class="title">
          <draw:text-box>
            <text:p>What IS Inline::C</text:p>
          </draw:text-box>
        </draw:frame>
        <draw:frame presentation:style-name="pr6" draw:layer="layout" svg:width="12.003cm" svg:height="13.933cm" svg:x="2cm" svg:y="5.414cm" presentation:class="outline" presentation:user-transformed="true">
          <draw:text-box>
            <text:list text:style-name="L2">
              <text:list-item>
                <text:p><text:span text:style-name="T6">Inline::C was written by Brian Ingerson</text:span></text:p>
              </text:list-item>
            </text:list>
            <text:list text:style-name="L3">
              <text:list-item>
                <text:list>
                  <text:list-item>
                    <text:p><text:span text:style-name="T5">Advanced Perl Programming says Brian got “fed up with writing XS.”</text:span></text:p>
                  </text:list-item>
                </text:list>
              </text:list-item>
            </text:list>
            <text:list text:style-name="L2">
              <text:list-item>
                <text:p><text:span text:style-name="T5">Inline::C </text:span><text:span text:style-name="T7">creates</text:span><text:span text:style-name="T8"> XS, code but you mostly don't need to care how.</text:span></text:p>
              </text:list-item>
              <text:list-item>
                <text:p><text:span text:style-name="T8">Embed C in your Perl application</text:span></text:p>
              </text:list-item>
            </text:list>
            <text:list text:style-name="L3">
              <text:list-item>
                <text:list>
                  <text:list-item>
                    <text:p><text:span text:style-name="T8">Use a HERE doc</text:span></text:p>
                  </text:list-item>
                  <text:list-item>
                    <text:p><text:span text:style-name="T8">Or in a __DATA__ segment.</text:span></text:p>
                  </text:list-item>
                </text:list>
              </text:list-item>
            </text:list>
            <text:list text:style-name="L2">
              <text:list-item>
                <text:p><text:span text:style-name="T8">Inline::C wraps it in XS and makes it available to your application.</text:span></text:p>
              </text:list-item>
            </text:list>
          </draw:text-box>
        </draw:frame>
        <draw:frame presentation:style-name="pr6" draw:layer="layout" svg:width="12.003cm" svg:height="13.86cm" svg:x="14.604cm" svg:y="5.414cm" presentation:class="outline">
          <draw:text-box>
            <text:list text:style-name="L2">
              <text:list-item>
                <text:p><text:span text:style-name="T6">On first run it compiles the C source code.</text:span></text:p>
              </text:list-item>
            </text:list>
            <text:list text:style-name="L3">
              <text:list-item>
                <text:list>
                  <text:list-item>
                    <text:p><text:span text:style-name="T5">This takes time.</text:span></text:p>
                  </text:list-item>
                </text:list>
              </text:list-item>
            </text:list>
            <text:list text:style-name="L2">
              <text:list-item>
                <text:p><text:span text:style-name="T6">Subsequent runs are </text:span><text:span text:style-name="T9">fast</text:span><text:span text:style-name="T6">.</text:span></text:p>
              </text:list-item>
            </text:list>
            <text:list text:style-name="L3">
              <text:list-item>
                <text:list>
                  <text:list-item>
                    <text:p><text:span text:style-name="T5">Compiled code is cached unless a change is made to the C source.</text:span></text:p>
                  </text:list-item>
                  <text:list-item>
                    <text:p><text:span text:style-name="T5">Modules can build on install, so no delay for end user once installed.</text:span></text:p>
                  </text:list-item>
                </text:list>
              </text:list-item>
            </text:list>
            <text:list text:style-name="L2">
              <text:list-item>
                <text:p><text:span text:style-name="T5">This is not an excuse for O(n!) algorithms.</text:span></text:p>
              </text:list-item>
            </text:list>
          </draw:text-box>
        </draw:frame>
        <anim:par presentation:node-type="timing-root">
          <anim:par smil:begin="id4.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lyt-blackandwhite" presentation:presentation-page-layout-name="AL4T1" xml:id="id5" draw:id="id5">
        <office:forms form:automatic-focus="false" form:apply-design-mode="false"/>
        <draw:frame presentation:style-name="pr7" draw:text-style-name="P2" draw:layer="layout" svg:width="23.5cm" svg:height="1.656cm" svg:x="2cm" svg:y="1.9cm" presentation:class="title" presentation:user-transformed="true">
          <draw:text-box>
            <text:p><text:span text:style-name="T10">What about XS?</text:span></text:p>
          </draw:text-box>
        </draw:frame>
        <draw:frame presentation:style-name="pr8" draw:layer="layout" svg:width="24.599cm" svg:height="17.817cm" svg:x="2cm" svg:y="3.81cm" presentation:class="outline" presentation:user-transformed="true">
          <draw:text-box>
            <text:list text:style-name="L2">
              <text:list-item>
                <text:p><text:span text:style-name="T11">XS is a semi-C glue language that allows Perl to run and call C code.</text:span></text:p>
              </text:list-item>
              <text:list-item>
                <text:p><text:span text:style-name="T11">XS programming has a well earned reputation for being a pain in the ass.</text:span></text:p>
              </text:list-item>
            </text:list>
            <text:list text:style-name="L3">
              <text:list-item>
                <text:list>
                  <text:list-item>
                    <text:p><text:span text:style-name="T11">It's a “</text:span><text:span text:style-name="T12">complex and awkward intermediary language.”</text:span></text:p>
                    <text:list>
                      <text:list-item>
                        <text:p><text:span text:style-name="T13">Simon Cozens in </text:span><text:span text:style-name="T14">Advanced Perl Programming</text:span></text:p>
                      </text:list-item>
                      <text:list-item>
                        <text:p><text:span text:style-name="T4">Also co-authored </text:span><text:span text:style-name="T15">Extending and Embedding Perl</text:span><text:span text:style-name="T4">.</text:span></text:p>
                      </text:list-item>
                    </text:list>
                  </text:list-item>
                  <text:list-item>
                    <text:p><text:span text:style-name="T11">“</text:span><text:span text:style-name="T12">Hooking Perl to C using XS requires you to write a shell .pm module to bootstrap an object file that has been compiled from C code, which was in turn generated by xsubpp from a .xs source file containing pseudo-C annotated with an XS interface description. If that sounds horribly complicated, then you have achieved an accurate understanding of the use of xsubpp</text:span><text:span text:style-name="T11">.</text:span><text:span text:style-name="T12">”</text:span></text:p>
                    <text:list>
                      <text:list-item>
                        <text:p><text:span text:style-name="T16">Damian Conway in </text:span><text:span text:style-name="T17">Perl Best Practices</text:span></text:p>
                      </text:list-item>
                    </text:list>
                  </text:list-item>
                  <text:list-item>
                    <text:p><text:span text:style-name="T18">“</text:span><text:span text:style-name="T19">There is a big fat learning curve involved with setting up and using the XS environment.</text:span><text:span text:style-name="T18">” – </text:span><text:span text:style-name="T20">Brian Ingerson (Inline POD)</text:span></text:p>
                  </text:list-item>
                  <text:list-item>
                    <text:p><text:span text:style-name="T11">The Cognitive Load is high, which is counter-indicated for producing cleanly implemented, bug-free code.</text:span></text:p>
                  </text:list-item>
                  <text:list-item>
                    <text:p><text:span text:style-name="T11">There is a lot of “boilerplate” code with XS, and everything seems like a special case to remember, so even the boilerplate </text:span><text:span text:style-name="T12">isn't</text:span><text:span text:style-name="T11">.</text:span></text:p>
                  </text:list-item>
                </text:list>
              </text:list-item>
            </text:list>
          </draw:text-box>
        </draw:frame>
        <anim:par presentation:node-type="timing-root">
          <anim:par smil:begin="id5.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lyt-blackandwhite" presentation:presentation-page-layout-name="AL4T1" xml:id="id6" draw:id="id6">
        <office:forms form:automatic-focus="false" form:apply-design-mode="false"/>
        <draw:frame presentation:style-name="pr9" draw:layer="layout" svg:width="23.5cm" svg:height="2.843cm" svg:x="2cm" svg:y="1.9cm" presentation:class="title">
          <draw:text-box>
            <text:p><text:span text:style-name="T21">What about SWIG?</text:span></text:p>
          </draw:text-box>
        </draw:frame>
        <draw:frame presentation:style-name="pr10" draw:layer="layout" svg:width="24.599cm" svg:height="13.86cm" svg:x="2cm" svg:y="5.414cm" presentation:class="outline" presentation:user-transformed="true">
          <draw:text-box>
            <text:list text:style-name="L2">
              <text:list-item>
                <text:p><text:span text:style-name="T5">SWIG: Simplified Wrapper and Interface Generator.</text:span></text:p>
              </text:list-item>
              <text:list-item>
                <text:p><text:span text:style-name="T5">A 3</text:span><text:span text:style-name="T22">rd</text:span><text:span text:style-name="T5"> party library that facilitates gluing C or C++ to other languages like Perl.</text:span></text:p>
              </text:list-item>
              <text:list-item>
                <text:p><text:span text:style-name="T5">Its integration with Perl isn't as fine-grained nor as powerful as XS. <text:s/>Being that it's not Perl-specific it lacks Perlisms.</text:span></text:p>
              </text:list-item>
              <text:list-item>
                <text:p><text:span text:style-name="T5">It may be a little easier to use, though installation isn't CPAN-easy.</text:span></text:p>
              </text:list-item>
              <text:list-item>
                <text:p><text:span text:style-name="T5">Getting set up is not trivial; XS comes with Perl, Inline::C is on CPAN.</text:span></text:p>
              </text:list-item>
            </text:list>
            <text:list text:style-name="L3">
              <text:list-item>
                <text:list>
                  <text:list-item>
                    <text:p><text:span text:style-name="T5">A thinly veiled excuse for why I haven't tried yet.</text:span></text:p>
                  </text:list-item>
                </text:list>
              </text:list-item>
            </text:list>
            <text:list text:style-name="L2">
              <text:list-item>
                <text:p><text:span text:style-name="T5">It's still inconvenient, like XS. <text:s/>Nobody seems to care much for it.</text:span></text:p>
              </text:list-item>
              <text:list-item>
                <text:p><text:span text:style-name="T5">It is sometimes used, and may merit further investigation.</text:span></text:p>
              </text:list-item>
            </text:list>
            <text:list text:style-name="L3">
              <text:list-item>
                <text:list>
                  <text:list-item>
                    <text:p><text:span text:style-name="T5">Someone else will have to present it though. :)</text:span></text:p>
                  </text:list-item>
                </text:list>
              </text:list-item>
            </text:list>
          </draw:text-box>
        </draw:frame>
        <anim:par presentation:node-type="timing-root">
          <anim:par smil:begin="id6.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lyt-blackandwhite" presentation:presentation-page-layout-name="AL4T1" xml:id="id7" draw:id="id7">
        <office:forms form:automatic-focus="false" form:apply-design-mode="false"/>
        <draw:frame presentation:style-name="pr9" draw:layer="layout" svg:width="23.5cm" svg:height="2.843cm" svg:x="2cm" svg:y="1.9cm" presentation:class="title" presentation:user-transformed="true">
          <draw:text-box>
            <text:p><text:span text:style-name="T21">How about backticks or open pipes?</text:span></text:p>
          </draw:text-box>
        </draw:frame>
        <draw:frame presentation:style-name="pr10" draw:layer="layout" svg:width="24.599cm" svg:height="14.103cm" svg:x="2cm" svg:y="5.414cm" presentation:class="outline" presentation:user-transformed="true">
          <draw:text-box>
            <text:list text:style-name="L2">
              <text:list-item>
                <text:p><text:span text:style-name="T11">The simplest integration of C/C++, or just about any other compiled code is through backticks, </text:span><text:span text:style-name="T23">system</text:span><text:span text:style-name="T11">, or </text:span><text:span text:style-name="T23">open</text:span><text:span text:style-name="T11"> pipes.</text:span></text:p>
              </text:list-item>
              <text:list-item>
                <text:p><text:span text:style-name="T11">Components marry at the macro level, whereas XS based code marries components at the micro, or internal level.</text:span></text:p>
              </text:list-item>
              <text:list-item>
                <text:p><text:span text:style-name="T11">May not provide the level of integration or flexibility needed.</text:span></text:p>
              </text:list-item>
              <text:list-item>
                <text:p><text:span text:style-name="T11">From a performance standpoint the simplicity this abstraction layer provides comes at a significant cost.</text:span></text:p>
              </text:list-item>
            </text:list>
            <text:list text:style-name="L3">
              <text:list-item>
                <text:list>
                  <text:list-item>
                    <text:p><text:span text:style-name="T11">System calls.</text:span></text:p>
                  </text:list-item>
                  <text:list-item>
                    <text:p><text:span text:style-name="T11">Fire up a process for every call.</text:span></text:p>
                    <text:list>
                      <text:list-item>
                        <text:p><text:span text:style-name="T11">Resource expensive, and a potential bottleneck.</text:span></text:p>
                      </text:list-item>
                    </text:list>
                  </text:list-item>
                  <text:list-item>
                    <text:p><text:span text:style-name="T11">Or maintain a daemon with an event loop</text:span></text:p>
                    <text:list>
                      <text:list-item>
                        <text:p><text:span text:style-name="T11">Still resource-expensive.</text:span></text:p>
                      </text:list-item>
                      <text:list-item>
                        <text:p><text:span text:style-name="T11">Concurrency/thread safety: (Dijkstra's Dining Philosophers)</text:span></text:p>
                      </text:list-item>
                    </text:list>
                  </text:list-item>
                </text:list>
              </text:list-item>
              <text:list-item>
                <text:p><text:span text:style-name="T11">A means of distribution and compilation may still be needed.</text:span></text:p>
              </text:list-item>
            </text:list>
          </draw:text-box>
        </draw:frame>
        <anim:par presentation:node-type="timing-root">
          <anim:par smil:begin="id7.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lyt-blackandwhite" presentation:presentation-page-layout-name="AL4T1" xml:id="id8" draw:id="id8">
        <office:forms form:automatic-focus="false" form:apply-design-mode="false"/>
        <draw:frame presentation:style-name="pr11" draw:layer="layout" svg:width="23.5cm" svg:height="2.418cm" svg:x="2cm" svg:y="1.9cm" presentation:class="title" presentation:user-transformed="true">
          <draw:text-box>
            <text:p><text:span text:style-name="T21">Installing Inline::C</text:span></text:p>
          </draw:text-box>
        </draw:frame>
        <draw:frame presentation:style-name="pr12" draw:text-style-name="P3" draw:layer="layout" svg:width="24.599cm" svg:height="15.037cm" svg:x="2cm" svg:y="5.08cm" presentation:class="outline" presentation:user-transformed="true">
          <draw:text-box>
            <text:list text:style-name="L2">
              <text:list-item>
                <text:p><text:span text:style-name="T24">davido~$ cpan Inline</text:span></text:p>
              </text:list-item>
            </text:list>
            <text:list text:style-name="L3">
              <text:list-item>
                <text:list>
                  <text:list-item>
                    <text:p><text:span text:style-name="T25">Inline::C gets dragged along with Inline by default.</text:span></text:p>
                  </text:list-item>
                  <text:list-item>
                    <text:p><text:span text:style-name="T25">When prompted, make sure you indicate the same compiler used to compile Perl.</text:span></text:p>
                    <text:list>
                      <text:list-item>
                        <text:p><text:span text:style-name="T26">Conveniently </text:span><text:span text:style-name="T27">make install</text:span><text:span text:style-name="T26"> usually detects this automatically.</text:span></text:p>
                      </text:list-item>
                    </text:list>
                  </text:list-item>
                  <text:list-item>
                    <text:p><text:span text:style-name="T25">The CPAN Testers Matrix is pretty clean for Inline::C.</text:span></text:p>
                    <text:list>
                      <text:list-item>
                        <text:p><text:span text:style-name="T25">It works on Windows, Linux, Mac... just about any platform upon which you can build Perl.</text:span></text:p>
                      </text:list-item>
                    </text:list>
                  </text:list-item>
                  <text:list-item>
                    <text:p><text:span text:style-name="T25">That's it! Really!</text:span></text:p>
                    <text:list>
                      <text:list-item>
                        <text:p><text:span text:style-name="T26">(Hopefully.)</text:span></text:p>
                      </text:list-item>
                      <text:list-item>
                        <text:p><text:span text:style-name="T26">You may want to set up an ~/.inline or .\_Inline folder.</text:span></text:p>
                      </text:list-item>
                    </text:list>
                  </text:list-item>
                  <text:list-item>
                    <text:p><text:span text:style-name="T25">Time to play.</text:span></text:p>
                  </text:list-item>
                </text:list>
              </text:list-item>
            </text:list>
          </draw:text-box>
        </draw:frame>
        <anim:par presentation:node-type="timing-root">
          <anim:par smil:begin="id8.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lyt-blackandwhite" presentation:presentation-page-layout-name="AL1T32" xml:id="id9" draw:id="id9">
        <office:forms form:automatic-focus="false" form:apply-design-mode="false"/>
        <draw:frame presentation:style-name="pr1" draw:layer="layout" svg:width="23.5cm" svg:height="17.373cm" svg:x="2cm" svg:y="1.9cm" presentation:class="subtitle" presentation:user-transformed="true">
          <draw:text-box>
            <text:p><text:span text:style-name="T28">O wonder!</text:span></text:p>
            <text:p/>
            <text:p><text:span text:style-name="T28">How many goodly creatures are there here! How beauteous mankind is! O brave new world!</text:span></text:p>
            <text:p><text:span text:style-name="T29"/></text:p>
            <text:p><text:span text:style-name="T28">That has such people in it!</text:span></text:p>
            <text:p/>
            <text:p text:style-name="P4"><text:span text:style-name="T6">– </text:span><text:span text:style-name="T6">William Shakespeare <text:s text:c="13"/></text:span></text:p>
            <text:p text:style-name="P4"><text:span text:style-name="T6">Miranda's speech, The Tempest</text:span></text:p>
          </draw:text-box>
        </draw:frame>
        <anim:par presentation:node-type="timing-root">
          <anim:par smil:begin="id9.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lyt-blackandwhite" presentation:presentation-page-layout-name="AL4T1" xml:id="id10" draw:id="id10">
        <office:forms form:automatic-focus="false" form:apply-design-mode="false"/>
        <draw:frame presentation:style-name="pr9" draw:layer="layout" svg:width="23.5cm" svg:height="2.843cm" svg:x="2cm" svg:y="1.9cm" presentation:class="title">
          <draw:text-box>
            <text:p>Inline::C: “Hello World!”</text:p>
          </draw:text-box>
        </draw:frame>
        <draw:frame presentation:style-name="pr10" draw:layer="layout" svg:width="24.599cm" svg:height="13.86cm" svg:x="2cm" svg:y="5.414cm" presentation:class="outline" presentation:user-transformed="true">
          <draw:text-box>
            <text:list text:style-name="L2">
              <text:list-item>
                <text:p><text:span text:style-name="T29">From the Inline::C-Cookbook (on CPAN), Hello World in a HERE doc.</text:span></text:p>
              </text:list-item>
            </text:list>
            <text:list text:style-name="L3">
              <text:list-item>
                <text:list>
                  <text:list-header>
                    <text:p><text:span text:style-name="T27"/></text:p>
                    <text:p><text:span text:style-name="T27">use Inline C</text:span><text:span text:style-name="T27"><text:tab/></text:span><text:span text:style-name="T27"><text:tab/></text:span><text:span text:style-name="T27">=&gt;</text:span><text:span text:style-name="T27"><text:tab/></text:span><text:span text:style-name="T27">&lt;&lt; 'END_C';</text:span></text:p>
                    <text:p><text:span text:style-name="T27">void greet() {</text:span></text:p>
                    <text:list>
                      <text:list-header>
                        <text:p><text:span text:style-name="T27">printf( “Hello, world\n”);</text:span></text:p>
                      </text:list-header>
                    </text:list>
                    <text:p><text:span text:style-name="T27">}</text:span></text:p>
                    <text:p><text:span text:style-name="T27">END_C</text:span></text:p>
                    <text:p><text:span text:style-name="T23"/></text:p>
                    <text:p><text:span text:style-name="T27">greet();</text:span></text:p>
                  </text:list-header>
                </text:list>
              </text:list-item>
            </text:list>
          </draw:text-box>
        </draw:frame>
        <anim:par presentation:node-type="timing-root">
          <anim:par smil:begin="id10.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lyt-blackandwhite" presentation:presentation-page-layout-name="AL4T1" xml:id="id11" draw:id="id11">
        <office:forms form:automatic-focus="false" form:apply-design-mode="false"/>
        <draw:frame presentation:style-name="pr9" draw:layer="layout" svg:width="23.5cm" svg:height="2.843cm" svg:x="2cm" svg:y="1.9cm" presentation:class="title">
          <draw:text-box>
            <text:p>Another simple example...</text:p>
          </draw:text-box>
        </draw:frame>
        <draw:frame presentation:style-name="pr10" draw:layer="layout" svg:width="24.599cm" svg:height="13.86cm" svg:x="2cm" svg:y="5.414cm" presentation:class="outline">
          <draw:text-box>
            <text:list text:style-name="L2">
              <text:list-item>
                <text:p><text:span text:style-name="T30">Also from the Inline::C-Cookbook, on CPAN</text:span></text:p>
                <text:p/>
                <text:p><text:span text:style-name="T31">perl -e 'use Inline C=&gt;q/void greet(){printf(“Hello, world\n”);}/;greet'</text:span></text:p>
                <text:p><text:span text:style-name="T31"/></text:p>
                <text:p><text:span text:style-name="T31"/></text:p>
                <text:p><text:span text:style-name="T31"/></text:p>
              </text:list-item>
              <text:list-item>
                <text:p><text:span text:style-name="T25">“</text:span><text:span text:style-name="T25">A concept is only valid in Perl if it can be shown to work on one line.” <text:s text:c="4"/></text:span><text:span text:style-name="T26">– <text:s/>Inline::C POD</text:span></text:p>
              </text:list-item>
              <text:list-item>
                <text:p><text:span text:style-name="T25">“</text:span><text:span text:style-name="T25">Try doing that in XS :-)”</text:span></text:p>
              </text:list-item>
            </text:list>
          </draw:text-box>
        </draw:frame>
        <anim:par presentation:node-type="timing-root">
          <anim:par smil:begin="id11.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lyt-blackandwhite" presentation:presentation-page-layout-name="AL4T1" xml:id="id12" draw:id="id12">
        <office:forms form:automatic-focus="false" form:apply-design-mode="false"/>
        <draw:frame presentation:style-name="pr7" draw:layer="layout" svg:width="23.5cm" svg:height="1.656cm" svg:x="2cm" svg:y="1.9cm" presentation:class="title" presentation:user-transformed="true">
          <draw:text-box>
            <text:p><text:span text:style-name="T10">What does that look like in XS?</text:span></text:p>
          </draw:text-box>
        </draw:frame>
        <draw:frame presentation:style-name="pr13" draw:text-style-name="P5" draw:layer="layout" svg:width="24.599cm" svg:height="16.446cm" svg:x="2cm" svg:y="4.064cm" presentation:class="outline" presentation:user-transformed="true">
          <draw:text-box>
            <text:p text:style-name="P5"><text:span text:style-name="T32">C:\Users\Dave\_Inline\build\e_101c&gt;more e_101c.xs</text:span></text:p>
            <text:p text:style-name="P5"><text:span text:style-name="T32">#include "EXTERN.h"</text:span></text:p>
            <text:p text:style-name="P5"><text:span text:style-name="T32">#include "perl.h"</text:span></text:p>
            <text:p text:style-name="P5"><text:span text:style-name="T32">#include "XSUB.h"</text:span></text:p>
            <text:p text:style-name="P5"><text:span text:style-name="T32">#include "INLINE.h"</text:span></text:p>
            <text:p text:style-name="P5"><text:span text:style-name="T32"><text:s/></text:span><text:span text:style-name="T32">void greet() { printf("Hello, world\n"); }</text:span></text:p>
            <text:p text:style-name="P5"><text:span text:style-name="T32">MODULE = e_101c PACKAGE = main</text:span></text:p>
            <text:p text:style-name="P5"><text:span text:style-name="T23"/></text:p>
            <text:p text:style-name="P5"><text:span text:style-name="T32">PROTOTYPES: DISABLE</text:span></text:p>
            <text:p text:style-name="P5"><text:span text:style-name="T32"/></text:p>
            <text:p text:style-name="P5"><text:span text:style-name="T32">void</text:span></text:p>
            <text:p text:style-name="P5"><text:span text:style-name="T32">greet ()</text:span></text:p>
            <text:p text:style-name="P5"><text:span text:style-name="T32"><text:s text:c="8"/></text:span><text:span text:style-name="T32">PREINIT:</text:span></text:p>
            <text:p text:style-name="P5"><text:span text:style-name="T32"><text:s text:c="8"/></text:span><text:span text:style-name="T32">I32* temp;</text:span></text:p>
            <text:p text:style-name="P5"><text:span text:style-name="T32"><text:s text:c="8"/></text:span><text:span text:style-name="T32">PPCODE:</text:span></text:p>
            <text:p text:style-name="P5"><text:span text:style-name="T32"><text:s text:c="8"/></text:span><text:span text:style-name="T32">temp = PL_markstack_ptr++;</text:span></text:p>
            <text:p text:style-name="P5"><text:span text:style-name="T32"><text:s text:c="8"/></text:span><text:span text:style-name="T32">greet();</text:span></text:p>
            <text:p text:style-name="P5"><text:span text:style-name="T32"><text:s text:c="8"/></text:span><text:span text:style-name="T32">if (PL_markstack_ptr != temp) {</text:span></text:p>
            <text:p text:style-name="P5"><text:span text:style-name="T32"><text:s text:c="10"/></text:span><text:span text:style-name="T32">/* truly void, because dXSARGS not invoked */</text:span></text:p>
            <text:p text:style-name="P5"><text:span text:style-name="T32"><text:s text:c="10"/></text:span><text:span text:style-name="T32">PL_markstack_ptr = temp;</text:span></text:p>
            <text:p text:style-name="P5"><text:span text:style-name="T32"><text:s text:c="10"/></text:span><text:span text:style-name="T32">XSRETURN_EMPTY; /* return empty stack */</text:span></text:p>
            <text:p text:style-name="P5"><text:span text:style-name="T32"><text:s text:c="8"/></text:span><text:span text:style-name="T32">}</text:span></text:p>
            <text:p text:style-name="P5"><text:span text:style-name="T32"><text:s text:c="8"/></text:span><text:span text:style-name="T32">/* must have used dXSARGS; list context implied */</text:span></text:p>
            <text:p text:style-name="P5"><text:span text:style-name="T32"><text:s text:c="8"/></text:span><text:span text:style-name="T32">return; /* assume stack size is correct */</text:span></text:p>
          </draw:text-box>
        </draw:frame>
        <anim:par presentation:node-type="timing-root">
          <anim:par smil:begin="id12.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lyt-blackandwhite" presentation:presentation-page-layout-name="AL4T1" xml:id="id13" draw:id="id13">
        <office:forms form:automatic-focus="false" form:apply-design-mode="false"/>
        <draw:frame presentation:style-name="pr14" draw:layer="layout" svg:width="23.5cm" svg:height="1.91cm" svg:x="2cm" svg:y="1.9cm" presentation:class="title" presentation:user-transformed="true">
          <draw:text-box>
            <text:p><text:span text:style-name="T10">And that's not all there was to the XS version</text:span></text:p>
          </draw:text-box>
        </draw:frame>
        <draw:frame presentation:style-name="pr15" draw:layer="layout" svg:width="24.599cm" svg:height="14.448cm" svg:x="2cm" svg:y="4.826cm" presentation:class="outline" presentation:user-transformed="true">
          <draw:text-box>
            <text:list text:style-name="L2">
              <text:list-item>
                <text:p><text:span text:style-name="T11">e_101c.c (3.2k) – This was generated as a translation from XS for the C compiler.</text:span></text:p>
              </text:list-item>
              <text:list-item>
                <text:p><text:span text:style-name="T11">e_101c.def (58 bytes) – Export definitions for the dynaloader bootstrap (I think).</text:span></text:p>
              </text:list-item>
              <text:list-item>
                <text:p><text:span text:style-name="T11">e_101c.xs (559 bytes) – The XS code that gets converted to C.</text:span></text:p>
              </text:list-item>
              <text:list-item>
                <text:p><text:span text:style-name="T11">Makefile (27k) – I don't even want to open it.</text:span></text:p>
              </text:list-item>
              <text:list-item>
                <text:p><text:span text:style-name="T11">Makefile.PL (330 bytes) – This should be fairly familiar.</text:span></text:p>
              </text:list-item>
              <text:list-item>
                <text:p><text:span text:style-name="T11">A ~/blib directory full of refuse and debris. – No surprise; most module installs need a blib directory.</text:span></text:p>
              </text:list-item>
            </text:list>
            <text:list text:style-name="L3">
              <text:list-item>
                <text:list>
                  <text:list-item>
                    <text:p><text:span text:style-name="T11">XS requires a module definition. Inline::C hides this complication from us.</text:span></text:p>
                  </text:list-item>
                </text:list>
              </text:list-item>
            </text:list>
            <text:list text:style-name="L2">
              <text:list-item>
                <text:p><text:span text:style-name="T11">All that and more, Inline::C creates for us, and graciously disposes of afterward.</text:span></text:p>
              </text:list-item>
            </text:list>
            <text:list text:style-name="L3">
              <text:list-item>
                <text:list>
                  <text:list-item>
                    <text:p><text:span text:style-name="T11">Unless we ask to keep it around.</text:span></text:p>
                  </text:list-item>
                </text:list>
              </text:list-item>
            </text:list>
            <text:list text:style-name="L2">
              <text:list-item>
                <text:p><text:span text:style-name="T11">“</text:span><text:span text:style-name="T12">Try doing that in XS</text:span><text:span text:style-name="T6">”, </text:span><text:span text:style-name="T9">indeed</text:span><text:span text:style-name="T6">.</text:span></text:p>
              </text:list-item>
              <text:list-item>
                <text:p><text:span text:style-name="T11">Remember, this was an Inline::C, Perl one-liner.</text:span></text:p>
              </text:list-item>
            </text:list>
          </draw:text-box>
        </draw:frame>
        <anim:par presentation:node-type="timing-root">
          <anim:par smil:begin="id13.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lyt-blackandwhite" presentation:presentation-page-layout-name="AL4T1" xml:id="id14" draw:id="id14">
        <office:forms form:automatic-focus="false" form:apply-design-mode="false"/>
        <draw:frame presentation:style-name="pr9" draw:layer="layout" svg:width="23.5cm" svg:height="2.843cm" svg:x="2cm" svg:y="1.9cm" presentation:class="title">
          <draw:text-box>
            <text:p>The __C__ segment</text:p>
          </draw:text-box>
        </draw:frame>
        <draw:frame presentation:style-name="pr10" draw:layer="layout" svg:width="24.599cm" svg:height="13.86cm" svg:x="2cm" svg:y="5.414cm" presentation:class="outline">
          <draw:text-box>
            <text:list text:style-name="L2">
              <text:list-item>
                <text:p><text:span text:style-name="T30">At the end of a Perl program, add an __END__ or __DATA__ tag, and on a subsequent line add a __C__ tag.</text:span></text:p>
              </text:list-item>
            </text:list>
            <text:list text:style-name="L3">
              <text:list-item>
                <text:list>
                  <text:list-item>
                    <text:p><text:span text:style-name="T30">Everything after that will be treated as C code.</text:span></text:p>
                  </text:list-item>
                </text:list>
              </text:list-item>
            </text:list>
            <text:list text:style-name="L2">
              <text:list-item>
                <text:p><text:span text:style-name="T30">An example:</text:span></text:p>
                <text:p><text:span text:style-name="T23">use strict;</text:span></text:p>
                <text:p><text:span text:style-name="T23">use warnings;</text:span></text:p>
                <text:p><text:span text:style-name="T23">use Inline C</text:span><text:span text:style-name="T23"><text:tab/></text:span><text:span text:style-name="T23">=&gt;</text:span><text:span text:style-name="T23"><text:tab/></text:span><text:span text:style-name="T23">'DATA'; #'DATA' is actually the default.</text:span></text:p>
                <text:p><text:span text:style-name="T23">greet();</text:span></text:p>
                <text:p><text:span text:style-name="T23">__DATA__</text:span></text:p>
                <text:p><text:span text:style-name="T23">__C__</text:span></text:p>
                <text:p><text:span text:style-name="T23">void greet() { <text:s/>printf “Hello world!\n”; <text:s/>}</text:span></text:p>
              </text:list-item>
            </text:list>
          </draw:text-box>
        </draw:frame>
        <anim:par presentation:node-type="timing-root">
          <anim:par smil:begin="id14.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lyt-blackandwhite" presentation:presentation-page-layout-name="AL4T1" xml:id="id15" draw:id="id15">
        <office:forms form:automatic-focus="false" form:apply-design-mode="false"/>
        <draw:frame presentation:style-name="pr9" draw:layer="layout" svg:width="23.5cm" svg:height="2.843cm" svg:x="2cm" svg:y="1.899cm" presentation:class="title" presentation:user-transformed="true">
          <draw:text-box>
            <text:p><text:span text:style-name="T33">Batteries Included: Basic Data Types.</text:span></text:p>
          </draw:text-box>
        </draw:frame>
        <draw:frame presentation:style-name="pr10" draw:layer="layout" svg:width="24.599cm" svg:height="13.86cm" svg:x="2cm" svg:y="5.414cm" presentation:class="outline" presentation:user-transformed="true">
          <draw:text-box>
            <text:list text:style-name="L2">
              <text:list-item>
                <text:p><text:span text:style-name="T5">Inline::C already knows how to deal with passing basic C data types as parameters and return values.</text:span></text:p>
              </text:list-item>
            </text:list>
            <text:list text:style-name="L3">
              <text:list-item>
                <text:list>
                  <text:list-item>
                    <text:p><text:span text:style-name="T5">bool, short, int, unsigned, long, double, char , char*, char**</text:span><text:span text:style-name="T34">, void*, and many others included at no additional cost.</text:span></text:p>
                    <text:list>
                      <text:list-item>
                        <text:p><text:span text:style-name="T5">See perl/lib/ExtUtils/typemap for the full list.</text:span></text:p>
                      </text:list-item>
                    </text:list>
                  </text:list-item>
                </text:list>
              </text:list-item>
            </text:list>
            <text:list text:style-name="L2">
              <text:list-item>
                <text:p><text:span text:style-name="T5">Let's pass C ints into and out of a function.</text:span></text:p>
              </text:list-item>
            </text:list>
            <text:p text:style-name="P6"><text:span text:style-name="T35">use Inline 'C';</text:span></text:p>
            <text:p text:style-name="P6"><text:span text:style-name="T35">my ( $apples, $oranges ) = ( 10, 5 );</text:span></text:p>
            <text:p text:style-name="P6"><text:span text:style-name="T35">my $total_fruit = add( <text:s/>$apples, $oranges );</text:span></text:p>
            <text:p text:style-name="P6"><text:span text:style-name="T35">print “$apples apples plus $oranges oranges equals “</text:span></text:p>
            <text:p text:style-name="P6"><text:span text:style-name="T35"><text:s text:c="4"/></text:span><text:span text:style-name="T35">. “$total_fruit pieces of fruit.\n”;</text:span></text:p>
            <text:p text:style-name="P6"><text:span text:style-name="T35">__END__</text:span></text:p>
            <text:p text:style-name="P6"><text:span text:style-name="T35">__C__</text:span></text:p>
            <text:p text:style-name="P6"><text:span text:style-name="T35">int add( int first, int second ) { return first + second; }</text:span></text:p>
          </draw:text-box>
        </draw:frame>
        <anim:par presentation:node-type="timing-root">
          <anim:par smil:begin="id15.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lyt-blackandwhite" presentation:presentation-page-layout-name="AL4T1" xml:id="id16" draw:id="id16">
        <office:forms form:automatic-focus="false" form:apply-design-mode="false"/>
        <draw:frame presentation:style-name="pr9" draw:layer="layout" svg:width="23.5cm" svg:height="2.843cm" svg:x="2cm" svg:y="1.9cm" presentation:class="title">
          <draw:text-box>
            <text:p>#include(s) included</text:p>
          </draw:text-box>
        </draw:frame>
        <draw:frame presentation:style-name="pr10" draw:layer="layout" svg:width="24.599cm" svg:height="13.86cm" svg:x="2cm" svg:y="5.414cm" presentation:class="outline">
          <draw:text-box>
            <text:list text:style-name="L2">
              <text:list-item>
                <text:p><text:span text:style-name="T5"><text:s/></text:span><text:span text:style-name="T5">The following header files are included by Inline::C:</text:span></text:p>
              </text:list-item>
            </text:list>
            <text:list text:style-name="L3">
              <text:list-item>
                <text:list>
                  <text:list-item>
                    <text:p><text:span text:style-name="T11">EXTERN.h</text:span></text:p>
                  </text:list-item>
                  <text:list-item>
                    <text:p><text:span text:style-name="T11">perl.h</text:span></text:p>
                  </text:list-item>
                  <text:list-item>
                    <text:p><text:span text:style-name="T11">XSUB.h</text:span></text:p>
                  </text:list-item>
                  <text:list-item>
                    <text:p><text:span text:style-name="T11">INLINE.h</text:span></text:p>
                  </text:list-item>
                </text:list>
              </text:list-item>
            </text:list>
            <text:list text:style-name="L2">
              <text:list-item>
                <text:p><text:span text:style-name="T11">perl.h includes many standard C library headers: stdio.h, stdlib.h, string.h, etc.</text:span></text:p>
              </text:list-item>
              <text:list-item>
                <text:p><text:span text:style-name="T11">You may specify additional headers two ways:</text:span></text:p>
              </text:list-item>
            </text:list>
            <text:list text:style-name="L3">
              <text:list-item>
                <text:list>
                  <text:list-item>
                    <text:p><text:span text:style-name="T31">use Inline C =&gt; Config =&gt; AUTO_INCLUDE =&gt; '#include “yourheader.h”';</text:span></text:p>
                    <text:p><text:span text:style-name="T31"/></text:p>
                  </text:list-item>
                  <text:list-item>
                    <text:p><text:span text:style-name="T31">__DATA__</text:span></text:p>
                    <text:p><text:span text:style-name="T31">__C__</text:span></text:p>
                    <text:p><text:span text:style-name="T31">#include “yourheader.h”</text:span></text:p>
                  </text:list-item>
                </text:list>
              </text:list-item>
            </text:list>
          </draw:text-box>
        </draw:frame>
        <anim:par presentation:node-type="timing-root">
          <anim:par smil:begin="id16.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16" presentation:class="page"/>
          <draw:frame presentation:style-name="pr5" draw:text-style-name="P7" draw:layer="layout" svg:width="17.271cm" svg:height="12.572cm" svg:x="2.159cm" svg:y="13.271cm" presentation:class="notes" presentation:placeholder="true">
            <draw:text-box/>
          </draw:frame>
        </presentation:notes>
      </draw:page>
      <draw:page draw:name="page17" draw:style-name="dp1" draw:master-page-name="lyt-blackandwhite" presentation:presentation-page-layout-name="AL4T1" xml:id="id17" draw:id="id17">
        <office:forms form:automatic-focus="false" form:apply-design-mode="false"/>
        <draw:frame presentation:style-name="pr16" draw:layer="layout" svg:width="23.5cm" svg:height="2.164cm" svg:x="2cm" svg:y="1.9cm" presentation:class="title" presentation:user-transformed="true">
          <draw:text-box>
            <text:p><text:span text:style-name="T33">Perl strings become C-strings</text:span></text:p>
          </draw:text-box>
        </draw:frame>
        <draw:frame presentation:style-name="pr17" draw:text-style-name="P3" draw:layer="layout" svg:width="24.599cm" svg:height="14.956cm" svg:x="2cm" svg:y="4.318cm" presentation:class="outline" presentation:user-transformed="true">
          <draw:text-box>
            <text:p><text:span text:style-name="T32">use strict;</text:span></text:p>
            <text:p><text:span text:style-name="T32">use warnings;</text:span></text:p>
            <text:p><text:span text:style-name="T32">use feature qw/say/;</text:span></text:p>
            <text:p><text:span text:style-name="T32">use Inline C =&gt; 'DATA';</text:span></text:p>
            <text:p><text:span text:style-name="T32">my $name = 'Dave Oswald';</text:span></text:p>
            <text:p><text:span text:style-name="T32">my $len = clength( $name );</text:span></text:p>
            <text:p><text:span text:style-name="T32">say “$name has $len characters in his name.”;</text:span></text:p>
            <text:p><text:span text:style-name="T32">__DATA__</text:span></text:p>
            <text:p><text:span text:style-name="T32">__C__</text:span></text:p>
            <text:p><text:span text:style-name="T32">int clength( char* str ) {</text:span></text:p>
            <text:p><text:span text:style-name="T32"><text:s text:c="4"/></text:span><text:span text:style-name="T32">int len = 0;</text:span></text:p>
            <text:p><text:span text:style-name="T32"><text:s text:c="4"/></text:span><text:span text:style-name="T32">char * strptr = str;</text:span></text:p>
            <text:p><text:span text:style-name="T32"><text:s text:c="4"/></text:span><text:span text:style-name="T32">while( *(strptr++) != 0 ) { len++; }</text:span></text:p>
            <text:p><text:span text:style-name="T32"><text:s text:c="4"/></text:span><text:span text:style-name="T32">return len;</text:span></text:p>
            <text:p><text:span text:style-name="T32">}</text:span></text:p>
          </draw:text-box>
        </draw:frame>
        <anim:par presentation:node-type="timing-root">
          <anim:par smil:begin="id17.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lyt-blackandwhite" presentation:presentation-page-layout-name="AL4T1" xml:id="id18" draw:id="id18">
        <office:forms form:automatic-focus="false" form:apply-design-mode="false"/>
        <draw:frame presentation:style-name="pr9" draw:layer="layout" svg:width="23.5cm" svg:height="2.843cm" svg:x="2cm" svg:y="1.9cm" presentation:class="title">
          <draw:text-box>
            <text:p><text:span text:style-name="T10">Returning a string is just as easy</text:span></text:p>
          </draw:text-box>
        </draw:frame>
        <draw:frame presentation:style-name="pr10" draw:layer="layout" svg:width="24.599cm" svg:height="13.86cm" svg:x="2cm" svg:y="5.414cm" presentation:class="outline" presentation:user-transformed="true">
          <draw:text-box>
            <text:list text:style-name="L2">
              <text:list-item>
                <text:p><text:span text:style-name="T29">The standard typemaps apply to return values too.</text:span></text:p>
              </text:list-item>
            </text:list>
            <text:p><text:span text:style-name="T32">use Inline C =&gt; 'DATA';</text:span></text:p>
            <text:p><text:span text:style-name="T32"/></text:p>
            <text:p><text:span text:style-name="T32">my $string = return_string();</text:span></text:p>
            <text:p><text:span text:style-name="T32">$string =~ s/world/mongers/;</text:span></text:p>
            <text:p><text:span text:style-name="T32">print $string;</text:span></text:p>
            <text:p><text:span text:style-name="T32">__DATA__</text:span></text:p>
            <text:p><text:span text:style-name="T32">__C__</text:span></text:p>
            <text:p><text:span text:style-name="T32">char* return_string() {</text:span></text:p>
            <text:p><text:span text:style-name="T32"><text:s text:c="4"/></text:span><text:span text:style-name="T32">char our_string[] = "Hello world.\n";</text:span></text:p>
            <text:p><text:span text:style-name="T32"><text:s text:c="4"/></text:span><text:span text:style-name="T32">return our_string;</text:span></text:p>
            <text:p><text:span text:style-name="T32">}</text:span></text:p>
          </draw:text-box>
        </draw:frame>
        <anim:par presentation:node-type="timing-root">
          <anim:par smil:begin="id18.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lyt-blackandwhite" presentation:presentation-page-layout-name="AL4T1" xml:id="id19" draw:id="id19">
        <office:forms form:automatic-focus="false" form:apply-design-mode="false"/>
        <draw:frame presentation:style-name="pr11" draw:layer="layout" svg:width="23.5cm" svg:height="2.418cm" svg:x="2cm" svg:y="1.9cm" presentation:class="title" presentation:user-transformed="true">
          <draw:text-box>
            <text:p><text:span text:style-name="T33">It's not going to stay that easy forever</text:span></text:p>
          </draw:text-box>
        </draw:frame>
        <draw:frame presentation:style-name="pr15" draw:layer="layout" svg:width="24.599cm" svg:height="14.829cm" svg:x="2cm" svg:y="4.826cm" presentation:class="outline" presentation:user-transformed="true">
          <draw:text-box>
            <text:list text:style-name="L2">
              <text:list-item>
                <text:p><text:span text:style-name="T6">You knew this was coming, but it won't be that bad...mostly.</text:span></text:p>
              </text:list-item>
              <text:list-item>
                <text:p><text:span text:style-name="T6">If your data type isn't in the typemap file, it doesn't get converted automatically.</text:span></text:p>
              </text:list-item>
            </text:list>
            <text:list text:style-name="L3">
              <text:list-item>
                <text:list>
                  <text:list-item>
                    <text:p><text:span text:style-name="T5">Consult ./lib/ExtUtils/typemap often.</text:span></text:p>
                  </text:list-item>
                  <text:list-item>
                    <text:p><text:span text:style-name="T5">If there's no auto-conversion, you have to dig into the guts a little.</text:span></text:p>
                  </text:list-item>
                  <text:list-item>
                    <text:p><text:span text:style-name="T5">You may specify an additional typemap of your creation.</text:span></text:p>
                  </text:list-item>
                </text:list>
              </text:list-item>
            </text:list>
            <text:list text:style-name="L2">
              <text:list-item>
                <text:p><text:span text:style-name="T6">If you try to pass a type that isn't auto-converted, you will get a strange error message at compile-time.</text:span></text:p>
              </text:list-item>
            </text:list>
            <text:list text:style-name="L3">
              <text:list-item>
                <text:list>
                  <text:list-item>
                    <text:p text:style-name="P6"><text:span text:style-name="T23">int clength( char const *str ) { … }</text:span></text:p>
                  </text:list-item>
                  <text:list-item>
                    <text:p text:style-name="P6"><text:span text:style-name="T23">Use of inherited AUTOLOAD for non-method main::clength() is deprecated at simple params2.pl line 11.</text:span></text:p>
                  </text:list-item>
                </text:list>
              </text:list-item>
            </text:list>
            <text:list text:style-name="L2">
              <text:list-item>
                <text:p><text:span text:style-name="T36">Perl's call doesn't match the function head; no relevant typemap.</text:span></text:p>
              </text:list-item>
            </text:list>
            <text:list text:style-name="L3">
              <text:list-item>
                <text:list>
                  <text:list-item>
                    <text:p><text:span text:style-name="T36">This and other cryptic messages will taunt you often.</text:span></text:p>
                  </text:list-item>
                </text:list>
              </text:list-item>
            </text:list>
          </draw:text-box>
        </draw:frame>
        <anim:par presentation:node-type="timing-root">
          <anim:par smil:begin="id19.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lyt-blackandwhite" presentation:presentation-page-layout-name="AL4T1" xml:id="id20" draw:id="id20">
        <office:forms form:automatic-focus="false" form:apply-design-mode="false"/>
        <draw:frame presentation:style-name="pr9" draw:layer="layout" svg:width="23.5cm" svg:height="2.843cm" svg:x="2cm" svg:y="1.9cm" presentation:class="title">
          <draw:text-box>
            <text:p><text:span text:style-name="T28">More guts, less blood (A quick definition of terms)</text:span></text:p>
          </draw:text-box>
        </draw:frame>
        <draw:frame presentation:style-name="pr18" draw:layer="layout" svg:width="24.599cm" svg:height="15.09cm" svg:x="2cm" svg:y="4.572cm" presentation:class="outline" presentation:user-transformed="true">
          <draw:text-box>
            <text:list text:style-name="L2">
              <text:list-item>
                <text:p><text:span text:style-name="T11">Perl has the following containers:</text:span></text:p>
              </text:list-item>
            </text:list>
            <text:list text:style-name="L3">
              <text:list-item>
                <text:list>
                  <text:list-item>
                    <text:p><text:span text:style-name="T4">SV = Scalar Value</text:span></text:p>
                  </text:list-item>
                  <text:list-item>
                    <text:p><text:span text:style-name="T4">AV = Array Value: Contains Scalars.</text:span></text:p>
                  </text:list-item>
                  <text:list-item>
                    <text:p><text:span text:style-name="T4">HV = Hash Value: Contains Scalars.</text:span></text:p>
                  </text:list-item>
                </text:list>
              </text:list-item>
            </text:list>
            <text:list text:style-name="L2">
              <text:list-item>
                <text:p><text:span text:style-name="T11">SV's can contain one (or often more) of the following:</text:span></text:p>
              </text:list-item>
            </text:list>
            <text:list text:style-name="L3">
              <text:list-item>
                <text:list>
                  <text:list-item>
                    <text:p><text:span text:style-name="T4">IV = Integer Value (or pointer)</text:span></text:p>
                  </text:list-item>
                  <text:list-item>
                    <text:p><text:span text:style-name="T4">UV = Unsigned Int</text:span></text:p>
                  </text:list-item>
                  <text:list-item>
                    <text:p><text:span text:style-name="T4">NV = double</text:span></text:p>
                  </text:list-item>
                  <text:list-item>
                    <text:p><text:span text:style-name="T4">PV = string</text:span></text:p>
                  </text:list-item>
                  <text:list-item>
                    <text:p><text:span text:style-name="T4">RV = a pointer to another SV (*SV)</text:span><text:span text:style-name="T11"> </text:span><text:span text:style-name="T37">(Source: perlguts)</text:span></text:p>
                  </text:list-item>
                </text:list>
              </text:list-item>
            </text:list>
            <text:list text:style-name="L2">
              <text:list-item>
                <text:p><text:span text:style-name="T11">I'm afraid it's time to read </text:span><text:span text:style-name="T23">perldoc perlguts</text:span><text:span text:style-name="T38">.</text:span></text:p>
              </text:list-item>
            </text:list>
            <text:list text:style-name="L3">
              <text:list-item>
                <text:list>
                  <text:list-item>
                    <text:p><text:span text:style-name="T38">perlguts introduces the components that comprise the Perl API</text:span></text:p>
                  </text:list-item>
                  <text:list-item>
                    <text:p><text:span text:style-name="T38">The functions documented in perlguts will be your means of manipulating Perl data in C.</text:span></text:p>
                  </text:list-item>
                </text:list>
              </text:list-item>
            </text:list>
          </draw:text-box>
        </draw:frame>
        <anim:par presentation:node-type="timing-root">
          <anim:par smil:begin="id20.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lyt-blackandwhite" presentation:presentation-page-layout-name="AL4T1" xml:id="id21" draw:id="id21">
        <office:forms form:automatic-focus="false" form:apply-design-mode="false"/>
        <draw:frame presentation:style-name="pr7" draw:layer="layout" svg:width="23.5cm" svg:height="1.656cm" svg:x="2cm" svg:y="1.9cm" presentation:class="title" presentation:user-transformed="true">
          <draw:text-box>
            <text:p><text:span text:style-name="T28">The four scenarios</text:span></text:p>
          </draw:text-box>
        </draw:frame>
        <draw:frame presentation:style-name="pr19" draw:layer="layout" svg:width="24.599cm" svg:height="15.464cm" svg:x="2cm" svg:y="3.81cm" presentation:class="outline" presentation:user-transformed="true">
          <draw:text-box>
            <text:list text:style-name="L2">
              <text:list-item>
                <text:p><text:span text:style-name="T4">These for calling scenarios are documented in Inline::C</text:span></text:p>
              </text:list-item>
              <text:list-item>
                <text:p><text:span text:style-name="T39">Simple: Fixed number of params, all types built into the typemap:</text:span></text:p>
              </text:list-item>
            </text:list>
            <text:list text:style-name="L3">
              <text:list-item>
                <text:list>
                  <text:list-item>
                    <text:p><text:span text:style-name="T35">int Foo ( int arg1, char* arg2, SV* arg3 )</text:span></text:p>
                  </text:list-item>
                  <text:list-item>
                    <text:p><text:span text:style-name="T4">All arguments and single return value are specified in the typemap, so you just write your pretty little C subroutine and life is good. The conversions are automatic.</text:span></text:p>
                  </text:list-item>
                </text:list>
              </text:list-item>
            </text:list>
            <text:list text:style-name="L2">
              <text:list-item>
                <text:p><text:span text:style-name="T39">Return a list or “nothing”. <text:s/>Parameter list fixed.</text:span></text:p>
              </text:list-item>
            </text:list>
            <text:list text:style-name="L3">
              <text:list-item>
                <text:list>
                  <text:list-item>
                    <text:p><text:span text:style-name="T35">void Foo( int arg1, char* arg2, SV* arg3 )</text:span></text:p>
                  </text:list-item>
                  <text:list-item>
                    <text:p><text:span text:style-name="T4">Either you really want to return nothing, or you want to build the return value yourself and push it onto “</text:span><text:span text:style-name="T40">The Stack.</text:span><text:span text:style-name="T4">” <text:s/>Either way you have to be explicit.</text:span></text:p>
                  </text:list-item>
                </text:list>
              </text:list-item>
            </text:list>
            <text:list text:style-name="L2">
              <text:list-item>
                <text:p><text:span text:style-name="T39">Variable length parameter list, simple return.</text:span></text:p>
              </text:list-item>
            </text:list>
            <text:list text:style-name="L3">
              <text:list-item>
                <text:list>
                  <text:list-item>
                    <text:p><text:span text:style-name="T35">char* Foo( SV* arg1, … )</text:span></text:p>
                  </text:list-item>
                  <text:list-item>
                    <text:p><text:span text:style-name="T41">Pop arguments off of “</text:span><text:span text:style-name="T42">The Stack.</text:span><text:span text:style-name="T43">”</text:span></text:p>
                  </text:list-item>
                </text:list>
              </text:list-item>
            </text:list>
            <text:list text:style-name="L2">
              <text:list-item>
                <text:p><text:span text:style-name="T44">Variable length return, variable length param list.</text:span></text:p>
              </text:list-item>
            </text:list>
            <text:list text:style-name="L3">
              <text:list-item>
                <text:list>
                  <text:list-item>
                    <text:p><text:span text:style-name="T45">void Foo( SV* arg1, … )</text:span></text:p>
                  </text:list-item>
                  <text:list-item>
                    <text:p><text:span text:style-name="T43">Void return and unfixed number of args: Combine 2</text:span><text:span text:style-name="T46">nd</text:span><text:span text:style-name="T43"> and 3</text:span><text:span text:style-name="T46">rd</text:span><text:span text:style-name="T43"> techniques.</text:span></text:p>
                  </text:list-item>
                </text:list>
              </text:list-item>
            </text:list>
          </draw:text-box>
        </draw:frame>
        <anim:par presentation:node-type="timing-root">
          <anim:par smil:begin="id21.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lyt-blackandwhite" presentation:presentation-page-layout-name="AL4T1" xml:id="id22" draw:id="id22">
        <office:forms form:automatic-focus="false" form:apply-design-mode="false"/>
        <draw:frame presentation:style-name="pr9" draw:layer="layout" svg:width="23.5cm" svg:height="2.843cm" svg:x="2cm" svg:y="1.9cm" presentation:class="title">
          <draw:text-box>
            <text:p><text:span text:style-name="T33">The First Scenario</text:span></text:p>
          </draw:text-box>
        </draw:frame>
        <draw:frame presentation:style-name="pr10" draw:layer="layout" svg:width="24.599cm" svg:height="13.86cm" svg:x="2cm" svg:y="5.414cm" presentation:class="outline">
          <draw:text-box>
            <text:list text:style-name="L2">
              <text:list-item>
                <text:p><text:span text:style-name="T30">The first situation passes basic data types (or none), and returns a single basic data type. <text:s/>Parameter list is fixed length.</text:span></text:p>
              </text:list-item>
            </text:list>
            <text:p><text:span text:style-name="T47">use Inline C =&gt; 'DATA';</text:span></text:p>
            <text:p><text:span text:style-name="T47">print add_one( 10 ), “\n”;</text:span></text:p>
            <text:p><text:span text:style-name="T47">__DATA__</text:span></text:p>
            <text:p><text:span text:style-name="T47">__C__</text:span></text:p>
            <text:p><text:span text:style-name="T47"/></text:p>
            <text:p><text:span text:style-name="T47">int add_one( int arg ) {</text:span></text:p>
            <text:p><text:span text:style-name="T47"><text:s text:c="4"/></text:span><text:span text:style-name="T47">return arg + 1;</text:span></text:p>
            <text:p><text:span text:style-name="T47">}</text:span></text:p>
          </draw:text-box>
        </draw:frame>
        <anim:par presentation:node-type="timing-root">
          <anim:par smil:begin="id22.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lyt-blackandwhite" presentation:presentation-page-layout-name="AL4T1" xml:id="id23" draw:id="id23">
        <office:forms form:automatic-focus="false" form:apply-design-mode="false"/>
        <draw:frame presentation:style-name="pr14" draw:layer="layout" svg:width="23.5cm" svg:height="1.91cm" svg:x="2cm" svg:y="1.9cm" presentation:class="title" presentation:user-transformed="true">
          <draw:text-box>
            <text:p><text:span text:style-name="T33">The Stack</text:span></text:p>
          </draw:text-box>
        </draw:frame>
        <draw:frame presentation:style-name="pr20" draw:layer="layout" svg:width="24.599cm" svg:height="14.702cm" svg:x="2cm" svg:y="4.572cm" presentation:class="outline" presentation:user-transformed="true">
          <draw:text-box>
            <text:list text:style-name="L2">
              <text:list-item>
                <text:p><text:span text:style-name="T6">The stack is Perl's internal means of passing parameters and return values.</text:span></text:p>
              </text:list-item>
              <text:list-item>
                <text:p><text:span text:style-name="T6">INLINE.h defines a set of macros used to manipulate the stack.</text:span></text:p>
                <text:p><text:span text:style-name="T31">Inline_Stack_Vars</text:span></text:p>
                <text:p><text:span text:style-name="T31">Inline_Stack_Items</text:span></text:p>
                <text:p><text:span text:style-name="T31">Inline_Stack_Item(i)</text:span></text:p>
                <text:p><text:span text:style-name="T31">Inline_Stack_Reset</text:span></text:p>
                <text:p><text:span text:style-name="T31">Inline_Stack_Push(sv)</text:span></text:p>
                <text:p><text:span text:style-name="T31">Inline_Stack_Done</text:span></text:p>
                <text:p><text:span text:style-name="T31">Inline_Stack_Return(n)</text:span></text:p>
                <text:p><text:span text:style-name="T31">Inline_Stack_Void</text:span></text:p>
              </text:list-item>
              <text:list-item>
                <text:p><text:span text:style-name="T36">Examples are better than definitions...</text:span></text:p>
              </text:list-item>
            </text:list>
          </draw:text-box>
        </draw:frame>
        <anim:par presentation:node-type="timing-root">
          <anim:par smil:begin="id23.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lyt-blackandwhite" presentation:presentation-page-layout-name="AL4T1" xml:id="id24" draw:id="id24">
        <office:forms form:automatic-focus="false" form:apply-design-mode="false"/>
        <draw:frame presentation:style-name="pr9" draw:layer="layout" svg:width="23.5cm" svg:height="2.843cm" svg:x="2cm" svg:y="1.9cm" presentation:class="title">
          <draw:text-box>
            <text:p><text:span text:style-name="T33">The Second Scenario</text:span></text:p>
          </draw:text-box>
        </draw:frame>
        <draw:frame presentation:style-name="pr10" draw:text-style-name="P8" draw:layer="layout" svg:width="24.599cm" svg:height="13.86cm" svg:x="2cm" svg:y="5.414cm" presentation:class="outline" presentation:user-transformed="true">
          <draw:text-box>
            <text:list text:style-name="L2">
              <text:list-item>
                <text:p><text:span text:style-name="T48">Returning a list. (C doesn't do this by nature.)</text:span></text:p>
              </text:list-item>
            </text:list>
            <text:p><text:span text:style-name="T35">__C__</text:span></text:p>
            <text:p><text:span text:style-name="T35">void Foo( int arg1, char* arg2, SV* arg3 ) {</text:span></text:p>
            <text:p><text:span text:style-name="T35"><text:s text:c="4"/></text:span><text:span text:style-name="T35">int i, max;</text:span></text:p>
            <text:p><text:span text:style-name="T35"><text:s text:c="4"/></text:span><text:span text:style-name="T35">Inline_Stack_Vars;</text:span></text:p>
            <text:p><text:span text:style-name="T35"><text:s text:c="4"/></text:span><text:span text:style-name="T35">Inline_Stack_Reset;</text:span></text:p>
            <text:p><text:span text:style-name="T35"><text:s text:c="4"/></text:span><text:span text:style-name="T35">for (i = 0; i &lt; max; i++)</text:span></text:p>
            <text:p><text:span text:style-name="T35"><text:s text:c="6"/></text:span><text:span text:style-name="T35">Inline_Stack_Push(newSViv(i));</text:span></text:p>
            <text:p><text:span text:style-name="T35"><text:s text:c="4"/></text:span><text:span text:style-name="T35">Inline_Stack_Done;</text:span></text:p>
            <text:p><text:span text:style-name="T35">}</text:span></text:p>
            <text:list text:continue-numbering="true" text:style-name="L2">
              <text:list-item>
                <text:p><text:span text:style-name="T25">There are other macros explained in the cookbook, and perlguts that create and manage new SV's dynamically too.</text:span></text:p>
              </text:list-item>
            </text:list>
          </draw:text-box>
        </draw:frame>
        <anim:par presentation:node-type="timing-root">
          <anim:par smil:begin="id24.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lyt-blackandwhite" presentation:presentation-page-layout-name="AL4T1" xml:id="id25" draw:id="id25">
        <office:forms form:automatic-focus="false" form:apply-design-mode="false"/>
        <draw:frame presentation:style-name="pr16" draw:layer="layout" svg:width="23.5cm" svg:height="2.164cm" svg:x="2cm" svg:y="1.9cm" presentation:class="title" presentation:user-transformed="true">
          <draw:text-box>
            <text:p><text:span text:style-name="T33">The Third Scenario</text:span></text:p>
          </draw:text-box>
        </draw:frame>
        <draw:frame presentation:style-name="pr21" draw:layer="layout" svg:width="24.599cm" svg:height="16.428cm" svg:x="2cm" svg:y="4.572cm" presentation:class="outline" presentation:user-transformed="true">
          <draw:text-box>
            <text:list text:style-name="L2">
              <text:list-item>
                <text:p><text:span text:style-name="T30">Variable length argument list. <text:s/>Returning a single basic type.</text:span></text:p>
              </text:list-item>
            </text:list>
            <text:list text:style-name="L3">
              <text:list-item>
                <text:list>
                  <text:list-item>
                    <text:p><text:span text:style-name="T6">Variable length lists must pass at least one parameter.</text:span></text:p>
                  </text:list-item>
                </text:list>
              </text:list-item>
            </text:list>
            <text:p><text:span text:style-name="T32">use Inline C =&gt; 'DATA';</text:span></text:p>
            <text:p><text:span text:style-name="T32">my $count = greet( qw/ George John Thomas James James / );</text:span></text:p>
            <text:p><text:span text:style-name="T32">print "That's the first $count presidents.\n";</text:span></text:p>
            <text:p><text:span text:style-name="T32">__DATA__</text:span></text:p>
            <text:p><text:span text:style-name="T32">__C__</text:span></text:p>
            <text:p><text:span text:style-name="T32">int greet(SV* name1, ...) {</text:span></text:p>
            <text:p><text:span text:style-name="T32"><text:s text:c="4"/></text:span><text:span text:style-name="T32">Inline_Stack_Vars;</text:span></text:p>
            <text:p><text:span text:style-name="T32"><text:s text:c="4"/></text:span><text:span text:style-name="T32">int i;</text:span></text:p>
            <text:p><text:span text:style-name="T32"><text:s text:c="4"/></text:span><text:span text:style-name="T32">for (i = 0; i &lt; Inline_Stack_Items; i++)</text:span></text:p>
            <text:p><text:span text:style-name="T32"><text:s text:c="8"/></text:span><text:span text:style-name="T32">printf("Hello %s!\n", SvPV(Inline_Stack_Item(i), PL_na));</text:span></text:p>
            <text:p><text:span text:style-name="T32"><text:s text:c="4"/></text:span><text:span text:style-name="T32">return i;</text:span></text:p>
            <text:p><text:span text:style-name="T32">}</text:span></text:p>
            <text:p><text:span text:style-name="T32"/></text:p>
          </draw:text-box>
        </draw:frame>
        <anim:par presentation:node-type="timing-root">
          <anim:par smil:begin="id25.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lyt-blackandwhite" presentation:presentation-page-layout-name="AL4T1" xml:id="id26" draw:id="id26">
        <office:forms form:automatic-focus="false" form:apply-design-mode="false"/>
        <draw:frame presentation:style-name="pr16" draw:layer="layout" svg:width="23.5cm" svg:height="2.164cm" svg:x="2cm" svg:y="1.9cm" presentation:class="title" presentation:user-transformed="true">
          <draw:text-box>
            <text:p><text:span text:style-name="T33">The Third scenario, part 2</text:span></text:p>
          </draw:text-box>
        </draw:frame>
        <draw:frame presentation:style-name="pr10" draw:layer="layout" svg:width="24.599cm" svg:height="15.341cm" svg:x="2cm" svg:y="5.414cm" presentation:class="outline" presentation:user-transformed="true">
          <draw:text-box>
            <text:list text:style-name="L2">
              <text:list-item>
                <text:p><text:span text:style-name="T6">Variable length arg list, void function (no return value).</text:span></text:p>
              </text:list-item>
            </text:list>
            <text:list text:style-name="L3">
              <text:list-item>
                <text:list>
                  <text:list-item>
                    <text:p><text:span text:style-name="T6">When manipulating the stack, if there's no return value you must specify that explicitly.</text:span></text:p>
                  </text:list-item>
                </text:list>
              </text:list-item>
            </text:list>
            <text:p><text:span text:style-name="T32">use Inline C =&gt; 'DATA';</text:span></text:p>
            <text:p><text:span text:style-name="T32">greet( qw/ George John Thomas James James / );</text:span></text:p>
            <text:p><text:span text:style-name="T32">__DATA__</text:span></text:p>
            <text:p><text:span text:style-name="T32">__C__</text:span></text:p>
            <text:p><text:span text:style-name="T32">void greet(SV* name1, ...) {</text:span></text:p>
            <text:p><text:span text:style-name="T32"><text:s text:c="4"/></text:span><text:span text:style-name="T32">Inline_Stack_Vars;</text:span></text:p>
            <text:p><text:span text:style-name="T32"><text:s text:c="4"/></text:span><text:span text:style-name="T32">int i;</text:span></text:p>
            <text:p><text:span text:style-name="T32"><text:s text:c="4"/></text:span><text:span text:style-name="T32">for (i = 0; i &lt; Inline_Stack_Items; i++)</text:span></text:p>
            <text:p><text:span text:style-name="T32"><text:s text:c="8"/></text:span><text:span text:style-name="T32">printf("Hello %s!\n", SvPV(Inline_Stack_Item(i), PL_na));</text:span></text:p>
            <text:p><text:span text:style-name="T32"><text:s text:c="4"/></text:span><text:span text:style-name="T32">Inline_Stack_Void; <text:s/>/* Explicitly specify no RV */</text:span></text:p>
            <text:p><text:span text:style-name="T32">}</text:span></text:p>
            <text:p><text:span text:style-name="T32"/></text:p>
          </draw:text-box>
        </draw:frame>
        <anim:par presentation:node-type="timing-root">
          <anim:par smil:begin="id26.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lyt-blackandwhite" presentation:presentation-page-layout-name="AL4T1" xml:id="id27" draw:id="id27">
        <office:forms form:automatic-focus="false" form:apply-design-mode="false"/>
        <draw:frame presentation:style-name="pr9" draw:layer="layout" svg:width="23.5cm" svg:height="2.843cm" svg:x="2cm" svg:y="1.9cm" presentation:class="title">
          <draw:text-box>
            <text:p><text:span text:style-name="T33">The Fourth Scenario</text:span></text:p>
          </draw:text-box>
        </draw:frame>
        <draw:frame presentation:style-name="pr10" draw:layer="layout" svg:width="24.599cm" svg:height="13.86cm" svg:x="2cm" svg:y="5.414cm" presentation:class="outline" presentation:user-transformed="true">
          <draw:text-box>
            <text:list text:style-name="L2">
              <text:list-item>
                <text:p><text:span text:style-name="T30">Variable length argument list, return multiple values.</text:span></text:p>
              </text:list-item>
            </text:list>
            <text:list text:style-name="L3">
              <text:list-item>
                <text:list>
                  <text:list-item>
                    <text:p><text:span text:style-name="T6">Use “The Stack” both to read the parameters, and to push the return values.</text:span></text:p>
                    <text:list>
                      <text:list-item>
                        <text:p><text:span text:style-name="T6">Read items off the stack and optionally modify them with </text:span><text:span text:style-name="T49">Inline_Stack_Item()</text:span><text:span text:style-name="T6">.</text:span></text:p>
                        <text:list>
                          <text:list-item>
                            <text:p><text:span text:style-name="T49">Inline_Stack_Item()</text:span><text:span text:style-name="T6"> is a setter and getter.</text:span></text:p>
                          </text:list-item>
                        </text:list>
                      </text:list-item>
                      <text:list-item>
                        <text:p><text:span text:style-name="T6">Call </text:span><text:span text:style-name="T49">Inline_Stack_Reset( )</text:span><text:span text:style-name="T6"> if you plan to push to the stack.</text:span></text:p>
                        <text:list>
                          <text:list-item>
                            <text:p><text:span text:style-name="T6">Resets stack pointer to the beginning of the stack.</text:span></text:p>
                          </text:list-item>
                        </text:list>
                      </text:list-item>
                      <text:list-item>
                        <text:p><text:span text:style-name="T49">Inline_Stack_Push()</text:span><text:span text:style-name="T6"> as needed.</text:span></text:p>
                      </text:list-item>
                      <text:list-item>
                        <text:p><text:span text:style-name="T49">Inline_Stack_Done</text:span></text:p>
                      </text:list-item>
                    </text:list>
                  </text:list-item>
                </text:list>
              </text:list-item>
            </text:list>
          </draw:text-box>
        </draw:frame>
        <anim:par presentation:node-type="timing-root">
          <anim:par smil:begin="id27.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lyt-blackandwhite" presentation:presentation-page-layout-name="AL1T32" xml:id="id28" draw:id="id28">
        <office:forms form:automatic-focus="false" form:apply-design-mode="false"/>
        <draw:frame presentation:style-name="pr1" draw:layer="layout" svg:width="23.5cm" svg:height="17.373cm" svg:x="2cm" svg:y="1.9cm" presentation:class="subtitle">
          <draw:text-box>
            <text:p>“...<text:span text:style-name="T1">no longer a dark, gray bird, ugly and disagreeable to look at, but a graceful and beautiful swan.</text:span>”</text:p>
            <text:p/>
            <text:p/>
            <text:p/>
            <text:p text:style-name="P1"><text:span text:style-name="T28">– </text:span><text:span text:style-name="T28">Hans Christian Andersen </text:span></text:p>
            <text:p text:style-name="P1"><text:span text:style-name="T28">The Ugly Duckling </text:span></text:p>
          </draw:text-box>
        </draw:frame>
        <anim:par presentation:node-type="timing-root">
          <anim:par smil:begin="id28.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1" draw:master-page-name="lyt-blackandwhite" presentation:presentation-page-layout-name="AL4T1" xml:id="id29" draw:id="id29">
        <office:forms form:automatic-focus="false" form:apply-design-mode="false"/>
        <draw:frame presentation:style-name="pr11" draw:text-style-name="P9" draw:layer="layout" svg:width="23.5cm" svg:height="2.418cm" svg:x="2cm" svg:y="1.9cm" presentation:class="title" presentation:user-transformed="true">
          <draw:text-box>
            <text:p><text:span text:style-name="T28">Well, it's still ugly... It's C... and Perl... and Internals ;)</text:span></text:p>
          </draw:text-box>
        </draw:frame>
        <draw:frame presentation:style-name="pr22" draw:layer="layout" svg:width="24.599cm" svg:height="15.085cm" svg:x="2cm" svg:y="4.318cm" presentation:class="outline" presentation:user-transformed="true">
          <draw:text-box>
            <text:list text:style-name="L2">
              <text:list-item>
                <text:p><text:span text:style-name="T11">When coding for Inline::C, you may access Perl's elegant containers.</text:span></text:p>
              </text:list-item>
            </text:list>
            <text:list text:style-name="L3">
              <text:list-item>
                <text:list>
                  <text:list-item>
                    <text:p><text:span text:style-name="T11">Perl already implements a stack, queue and dynamic array:</text:span></text:p>
                    <text:list>
                      <text:list-item>
                        <text:p><text:span text:style-name="T11">newAV, av_make, av_push, av_pop, av_shift, av_unshift, av_len, av_fetch, av_store, av_clear, av_undef, av_extend.</text:span></text:p>
                      </text:list-item>
                    </text:list>
                  </text:list-item>
                  <text:list-item>
                    <text:p><text:span text:style-name="T11">Perl already implements a hash, map, or sparse array:</text:span></text:p>
                    <text:list>
                      <text:list-item>
                        <text:p><text:span text:style-name="T11">newHV, hv_store, hv_fetch, hv_exists, hv_delete, hv_clear, hv_undef.</text:span></text:p>
                      </text:list-item>
                    </text:list>
                  </text:list-item>
                </text:list>
              </text:list-item>
            </text:list>
            <text:list text:style-name="L2">
              <text:list-item>
                <text:p><text:span text:style-name="T11">C's native data types “do less”, but “do it faster”</text:span></text:p>
              </text:list-item>
              <text:list-item>
                <text:p><text:span text:style-name="T11">Perl's containers “do more” but are slower.</text:span></text:p>
              </text:list-item>
              <text:list-item>
                <text:p><text:span text:style-name="T11">Weigh the tradeoffs:</text:span></text:p>
              </text:list-item>
            </text:list>
            <text:list text:style-name="L3">
              <text:list-item>
                <text:list>
                  <text:list-item>
                    <text:p><text:span text:style-name="T11">If you're going to implement the “do more” functionality anyway, just use the Perl containers unless you need non-Perl portability.</text:span></text:p>
                  </text:list-item>
                  <text:list-item>
                    <text:p><text:span text:style-name="T11">If you're building a structure that will immediately get passed back, build it with Perl's containers.</text:span></text:p>
                  </text:list-item>
                  <text:list-item>
                    <text:p><text:span text:style-name="T11">Use basic C data types in tight loops or for non-Perl portability.</text:span></text:p>
                  </text:list-item>
                </text:list>
              </text:list-item>
            </text:list>
          </draw:text-box>
        </draw:frame>
        <anim:par presentation:node-type="timing-root">
          <anim:par smil:begin="id29.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lyt-blackandwhite" presentation:presentation-page-layout-name="AL4T1" xml:id="id30" draw:id="id30">
        <office:forms form:automatic-focus="false" form:apply-design-mode="false"/>
        <draw:frame presentation:style-name="pr14" draw:layer="layout" svg:width="23.5cm" svg:height="1.91cm" svg:x="2cm" svg:y="1.9cm" presentation:class="title" presentation:user-transformed="true">
          <draw:text-box>
            <text:p><text:span text:style-name="T10">Configuration</text:span></text:p>
          </draw:text-box>
        </draw:frame>
        <draw:frame presentation:style-name="pr23" draw:layer="layout" svg:width="24.599cm" svg:height="15.21cm" svg:x="2cm" svg:y="4.064cm" presentation:class="outline" presentation:user-transformed="true">
          <draw:text-box>
            <text:list text:style-name="L2">
              <text:list-item>
                <text:p><text:span text:style-name="T11">Specify configuration flags on the 'use' line. <text:s/>Multiple 'use' lines permitted.</text:span></text:p>
              </text:list-item>
              <text:list-item>
                <text:p><text:span text:style-name="T11">Suggestions from BrowserUK on PerlMonks:</text:span></text:p>
              </text:list-item>
            </text:list>
            <text:list text:style-name="L3">
              <text:list-item>
                <text:list>
                  <text:list-item>
                    <text:p><text:span text:style-name="T35">use Inline C =&gt; Config =&gt; BUILD_NOISY =&gt; 1;</text:span></text:p>
                    <text:list>
                      <text:list-item>
                        <text:p><text:span text:style-name="T41">Sends errors and warnings from compile phase to the terminal</text:span></text:p>
                      </text:list-item>
                      <text:list-item>
                        <text:p><text:span text:style-name="T41">Also produces a LOT of noise, so just turn it on selectively.</text:span></text:p>
                      </text:list-item>
                    </text:list>
                  </text:list-item>
                  <text:list-item>
                    <text:p><text:span text:style-name="T35">use Inline C =&gt; Config =&gt; CLEAN_AFTER_BUILD =&gt; 0;</text:span></text:p>
                    <text:list>
                      <text:list-item>
                        <text:p><text:span text:style-name="T41">Keeps the intermediate build files around even after a successful build (normally only the failed builds are retained).</text:span></text:p>
                      </text:list-item>
                      <text:list-item>
                        <text:p><text:span text:style-name="T41">Again useful for developing, undesirable for deployed code.</text:span></text:p>
                      </text:list-item>
                    </text:list>
                  </text:list-item>
                  <text:list-item>
                    <text:p><text:span text:style-name="T35">use Inline C =&gt; Config =&gt; NAME =&gt; 'script-module_name';</text:span></text:p>
                    <text:list>
                      <text:list-item>
                        <text:p><text:span text:style-name="T41">Normally the build files are stored in a subdirectory under .Inline or _Inline, one directory per build attempt, where the directory name includes some MD5 hash.</text:span></text:p>
                      </text:list-item>
                      <text:list-item>
                        <text:p><text:span text:style-name="T41">If you open up the XS version to see what went wrong, then re-build, you need to find the new build directory.</text:span></text:p>
                      </text:list-item>
                      <text:list-item>
                        <text:p><text:span text:style-name="T41">NAME solves this by keeping the same named directory across build attempts.</text:span></text:p>
                      </text:list-item>
                    </text:list>
                  </text:list-item>
                </text:list>
              </text:list-item>
            </text:list>
          </draw:text-box>
        </draw:frame>
        <anim:par presentation:node-type="timing-root">
          <anim:par smil:begin="id30.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lyt-blackandwhite" presentation:presentation-page-layout-name="AL4T1" xml:id="id31" draw:id="id31">
        <office:forms form:automatic-focus="false" form:apply-design-mode="false"/>
        <draw:frame presentation:style-name="pr14" draw:layer="layout" svg:width="23.5cm" svg:height="1.91cm" svg:x="2cm" svg:y="1.9cm" presentation:class="title" presentation:user-transformed="true">
          <draw:text-box>
            <text:p><text:span text:style-name="T33">Many other configuration options</text:span></text:p>
          </draw:text-box>
        </draw:frame>
        <draw:frame presentation:style-name="pr17" draw:layer="layout" svg:width="24.599cm" svg:height="14.956cm" svg:x="2cm" svg:y="4.318cm" presentation:class="outline" presentation:user-transformed="true">
          <draw:text-box>
            <text:list text:style-name="L2">
              <text:list-item>
                <text:p><text:span text:style-name="T49">Use Inline ( <text:s/>C =&gt; Config =&gt; …..</text:span></text:p>
              </text:list-item>
            </text:list>
            <text:list text:style-name="L3">
              <text:list-item>
                <text:list>
                  <text:list-item>
                    <text:p><text:span text:style-name="T49">DIRECTORY =&gt; './inline_dir'</text:span></text:p>
                  </text:list-item>
                  <text:list-item>
                    <text:p><text:span text:style-name="T49">LIBS =&gt; '-lfoo'</text:span></text:p>
                  </text:list-item>
                  <text:list-item>
                    <text:p><text:span text:style-name="T49">INC =&gt; '-I/foo/include/path'</text:span></text:p>
                  </text:list-item>
                  <text:list-item>
                    <text:p><text:span text:style-name="T49">AUTO_INCLUDE =&gt; '#include “foo.h”'</text:span></text:p>
                  </text:list-item>
                  <text:list-item>
                    <text:p><text:span text:style-name="T49">FORCE_BUILD =&gt; 1</text:span></text:p>
                  </text:list-item>
                  <text:list-item>
                    <text:p><text:span text:style-name="T49">AUTOWRAP =&gt; 1</text:span></text:p>
                  </text:list-item>
                  <text:list-item>
                    <text:p><text:span text:style-name="T49">TYPEMAPS =&gt; '/your/path/to/typemaps'</text:span></text:p>
                  </text:list-item>
                  <text:list-item>
                    <text:p><text:span text:style-name="T49">CC =&gt; '/usr/bin/compiler_to_use'</text:span></text:p>
                  </text:list-item>
                  <text:list-item>
                    <text:p><text:span text:style-name="T6">And lots of others, documented in the POD for Inline.</text:span></text:p>
                  </text:list-item>
                </text:list>
              </text:list-item>
            </text:list>
            <text:list text:style-name="L2">
              <text:list-header>
                <text:p><text:span text:style-name="T6"/></text:p>
              </text:list-header>
            </text:list>
          </draw:text-box>
        </draw:frame>
        <anim:par presentation:node-type="timing-root">
          <anim:par smil:begin="id31.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lyt-blackandwhite" presentation:presentation-page-layout-name="AL1T32" xml:id="id32" draw:id="id32">
        <office:forms form:automatic-focus="false" form:apply-design-mode="false"/>
        <draw:frame presentation:style-name="pr1" draw:layer="layout" svg:width="23.5cm" svg:height="17.373cm" svg:x="2cm" svg:y="1.9cm" presentation:class="subtitle">
          <draw:text-box>
            <text:p>“<text:span text:style-name="T1">If your code is too slow, you must make it faster. <text:s/>If no better algorithm is available, you must trim cycles.</text:span>”</text:p>
            <text:p/>
            <text:p text:style-name="P1"><text:span text:style-name="T30">– </text:span><text:span text:style-name="T30">Tom “Duff's Device” Duff <text:s text:c="8"/></text:span></text:p>
            <text:p text:style-name="P1"><text:span text:style-name="T30">comp.lang.c, <text:s/>Aug 29, 1988 <text:s text:c="3"/></text:span></text:p>
          </draw:text-box>
        </draw:frame>
        <anim:par presentation:node-type="timing-root">
          <anim:par smil:begin="id32.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1" draw:master-page-name="lyt-blackandwhite" presentation:presentation-page-layout-name="AL4T1" xml:id="id33" draw:id="id33">
        <office:forms form:automatic-focus="false" form:apply-design-mode="false"/>
        <draw:frame presentation:style-name="pr9" draw:layer="layout" svg:width="23.5cm" svg:height="2.843cm" svg:x="2cm" svg:y="1.9cm" presentation:class="title" presentation:user-transformed="true">
          <draw:text-box>
            <text:p>The Sieve of Eratosthenes</text:p>
          </draw:text-box>
        </draw:frame>
        <draw:frame presentation:style-name="pr10" draw:layer="layout" svg:width="24.599cm" svg:height="13.86cm" svg:x="2cm" svg:y="5.414cm" presentation:class="outline" presentation:user-transformed="true">
          <draw:text-box>
            <text:list text:style-name="L2">
              <text:list-item>
                <text:p><text:span text:style-name="T30">Problem: Find all primes less then or equal to the integer 'n'</text:span></text:p>
              </text:list-item>
              <text:list-item>
                <text:p><text:span text:style-name="T30">Efficient Method:</text:span></text:p>
              </text:list-item>
            </text:list>
            <text:list text:style-name="L3">
              <text:list-item>
                <text:list>
                  <text:list-item>
                    <text:p><text:span text:style-name="T6">Sieve of Eratosthenes</text:span></text:p>
                    <text:list>
                      <text:list-item>
                        <text:p><text:span text:style-name="T11">Uses a sieve to flag outcasts and retain candidates.</text:span></text:p>
                      </text:list-item>
                      <text:list-item>
                        <text:p><text:span text:style-name="T11">The sieve may be implemented as a bit vector for memory efficiency if the implementation is computationally efficient though often it's not. <text:s/>Otherwise, a simple array.</text:span></text:p>
                      </text:list-item>
                      <text:list-item>
                        <text:p><text:span text:style-name="T11">O(n log log n) time complexity, </text:span></text:p>
                      </text:list-item>
                    </text:list>
                  </text:list-item>
                </text:list>
              </text:list-item>
            </text:list>
            <text:list text:style-name="L2">
              <text:list-item>
                <text:p><text:span text:style-name="T30">A pure function that lends itself well to computational benchmarking.</text:span></text:p>
              </text:list-item>
              <text:list-item>
                <text:p><text:span text:style-name="T30">We will look at Pure Perl, Perl-wrapped C, Pure C, and Pure C++</text:span></text:p>
              </text:list-item>
            </text:list>
          </draw:text-box>
        </draw:frame>
        <anim:par presentation:node-type="timing-root">
          <anim:par smil:begin="id33.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33" presentation:class="page"/>
          <draw:frame presentation:style-name="pr5" draw:text-style-name="P7" draw:layer="layout" svg:width="17.271cm" svg:height="12.572cm" svg:x="2.159cm" svg:y="13.271cm" presentation:class="notes" presentation:placeholder="true">
            <draw:text-box/>
          </draw:frame>
        </presentation:notes>
      </draw:page>
      <draw:page draw:name="page34" draw:style-name="dp1" draw:master-page-name="lyt-blackandwhite" presentation:presentation-page-layout-name="AL4T1" xml:id="id34" draw:id="id34">
        <office:forms form:automatic-focus="false" form:apply-design-mode="false"/>
        <draw:frame presentation:style-name="pr24" draw:layer="layout" svg:width="23.5cm" svg:height="2.419cm" svg:x="2cm" svg:y="1.899cm" presentation:class="title" presentation:user-transformed="true">
          <draw:text-box>
            <text:p><text:span text:style-name="T33">The Sieve of Eratosthenes (Pure Perl)</text:span></text:p>
          </draw:text-box>
        </draw:frame>
        <draw:frame presentation:style-name="pr12" draw:text-style-name="P10" draw:layer="layout" svg:width="24.599cm" svg:height="14.194cm" svg:x="2cm" svg:y="5.08cm" presentation:class="outline" presentation:user-transformed="true">
          <draw:text-box>
            <text:p text:style-name="P6"><text:span text:style-name="T50">sub pure_perl {</text:span></text:p>
            <text:p text:style-name="P6"><text:span text:style-name="T50"><text:s text:c="4"/></text:span><text:span text:style-name="T50">my $top = ( $_[0] // $Bench::input ) + 1;</text:span></text:p>
            <text:p text:style-name="P6"><text:span text:style-name="T50"><text:s text:c="4"/></text:span><text:span text:style-name="T50">return [] if $top &lt; 2;</text:span></text:p>
            <text:p text:style-name="P6"><text:span text:style-name="T50"><text:s text:c="4"/></text:span><text:span text:style-name="T50">my @primes = (1) x $top;</text:span></text:p>
            <text:p text:style-name="P6"><text:span text:style-name="T50"><text:s text:c="4"/></text:span><text:span text:style-name="T50">my $i_times_j;</text:span></text:p>
            <text:p text:style-name="P6"><text:span text:style-name="T50"><text:s text:c="4"/></text:span></text:p>
            <text:p text:style-name="P6"><text:span text:style-name="T50"><text:s text:c="4"/></text:span><text:span text:style-name="T50">for my $i ( 2 .. sqrt $top ) {</text:span></text:p>
            <text:p text:style-name="P6"><text:span text:style-name="T50"><text:s text:c="8"/></text:span><text:span text:style-name="T50">if ( $primes[$i] ) {</text:span></text:p>
            <text:p text:style-name="P6"><text:span text:style-name="T50"><text:s text:c="12"/></text:span><text:span text:style-name="T50">for( my $j = $i; ($i_times_j = $i * $j) &lt; $top; $j++ ){</text:span></text:p>
            <text:p text:style-name="P6"><text:span text:style-name="T50"><text:s text:c="16"/></text:span><text:span text:style-name="T50">undef $primes[ $i_times_j ];</text:span></text:p>
            <text:p text:style-name="P6"><text:span text:style-name="T50"><text:s text:c="12"/></text:span><text:span text:style-name="T50">}</text:span></text:p>
            <text:p text:style-name="P6"><text:span text:style-name="T50"><text:s text:c="8"/></text:span><text:span text:style-name="T50">}</text:span></text:p>
            <text:p text:style-name="P6"><text:span text:style-name="T50"><text:s text:c="4"/></text:span><text:span text:style-name="T50">}</text:span></text:p>
            <text:p text:style-name="P6"><text:span text:style-name="T50"><text:s text:c="4"/></text:span><text:span text:style-name="T50">return [ grep { $primes[$_] } 2 .. $#primes ];</text:span></text:p>
            <text:p text:style-name="P6"><text:span text:style-name="T50">}</text:span></text:p>
          </draw:text-box>
        </draw:frame>
        <anim:par presentation:node-type="timing-root">
          <anim:par smil:begin="id34.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34" presentation:class="page"/>
          <draw:frame presentation:style-name="pr5" draw:layer="layout" svg:width="17.271cm" svg:height="12.572cm" svg:x="2.159cm" svg:y="13.271cm" presentation:class="notes" presentation:placeholder="true">
            <draw:text-box/>
          </draw:frame>
        </presentation:notes>
      </draw:page>
      <draw:page draw:name="page35" draw:style-name="dp1" draw:master-page-name="lyt-blackandwhite" presentation:presentation-page-layout-name="AL4T1" xml:id="id35" draw:id="id35">
        <office:forms form:automatic-focus="false" form:apply-design-mode="false"/>
        <draw:frame presentation:style-name="pr25" draw:layer="layout" svg:width="23.5cm" svg:height="1.912cm" svg:x="2cm" svg:y="1.898cm" presentation:class="title" presentation:user-transformed="true">
          <draw:text-box>
            <text:p><text:span text:style-name="T10">The Sieve ( Inline::C, return list on Stack )</text:span></text:p>
          </draw:text-box>
        </draw:frame>
        <draw:frame presentation:style-name="pr26" draw:text-style-name="P12" draw:layer="layout" svg:width="24.599cm" svg:height="15.503cm" svg:x="2cm" svg:y="4.318cm" presentation:class="outline" presentation:user-transformed="true">
          <draw:text-box>
            <text:p text:style-name="P11"><text:span text:style-name="T23">void il_c_eratos_primes_stk ( int search_to ) {</text:span></text:p>
            <text:p text:style-name="P11"><text:span text:style-name="T23"><text:s text:c="4"/></text:span><text:span text:style-name="T23">Inline_Stack_Vars;</text:span></text:p>
            <text:p text:style-name="P11"><text:span text:style-name="T23"><text:s text:c="4"/></text:span><text:span text:style-name="T23">Inline_Stack_Reset;</text:span></text:p>
            <text:p text:style-name="P11"><text:span text:style-name="T23"><text:s text:c="4"/></text:span><text:span text:style-name="T23">bool* primes = 0;</text:span></text:p>
            <text:p text:style-name="P11"><text:span text:style-name="T23"><text:s text:c="4"/></text:span><text:span text:style-name="T23">int i;</text:span></text:p>
            <text:p text:style-name="P11"><text:span text:style-name="T23"><text:s text:c="4"/></text:span><text:span text:style-name="T23">if( search_to &lt; 2 ) {</text:span></text:p>
            <text:p text:style-name="P11"><text:span text:style-name="T23"><text:s text:c="8"/></text:span><text:span text:style-name="T23">Inline_Stack_Done;</text:span></text:p>
            <text:p text:style-name="P11"><text:span text:style-name="T23"><text:s text:c="8"/></text:span><text:span text:style-name="T23">return;</text:span></text:p>
            <text:p text:style-name="P11"><text:span text:style-name="T23"><text:s text:c="4"/></text:span><text:span text:style-name="T23">}</text:span></text:p>
            <text:p text:style-name="P11"><text:span text:style-name="T23"><text:s text:c="4"/></text:span><text:span text:style-name="T23">Newxz( primes, search_to + 1 , bool );</text:span></text:p>
            <text:p text:style-name="P11"><text:span text:style-name="T23"><text:s text:c="4"/></text:span><text:span text:style-name="T23">if( ! primes ) croak( "Failed to allocate memory.\n" );</text:span></text:p>
            <text:p text:style-name="P11"><text:span text:style-name="T23"><text:s text:c="4"/></text:span><text:span text:style-name="T23">for( i = 2; i * i &lt;= search_to; i++ )</text:span></text:p>
            <text:p text:style-name="P11"><text:span text:style-name="T23"><text:s text:c="8"/></text:span><text:span text:style-name="T23">if( !primes[i] ) {</text:span></text:p>
            <text:p text:style-name="P11"><text:span text:style-name="T23"><text:s text:c="12"/></text:span><text:span text:style-name="T23">int j;</text:span></text:p>
            <text:p text:style-name="P11"><text:span text:style-name="T23"><text:s text:c="12"/></text:span><text:span text:style-name="T23">for( j = i; j*i &lt;= search_to; j++ ) primes[i*j] = 1;</text:span></text:p>
            <text:p text:style-name="P11"><text:span text:style-name="T23"><text:s text:c="8"/></text:span><text:span text:style-name="T23">}</text:span></text:p>
            <text:p text:style-name="P11"><text:span text:style-name="T23"><text:s text:c="4"/></text:span><text:span text:style-name="T23">Inline_Stack_Push( sv_2mortal( newSViv(2) ) );</text:span></text:p>
            <text:p text:style-name="P11"><text:span text:style-name="T23"><text:s text:c="4"/></text:span><text:span text:style-name="T23">for( i = 3; i &lt;= search_to; i += 2 )</text:span></text:p>
            <text:p text:style-name="P11"><text:span text:style-name="T23"><text:s text:c="8"/></text:span><text:span text:style-name="T23">if( primes[i] == 0 )</text:span></text:p>
            <text:p text:style-name="P11"><text:span text:style-name="T23"><text:s text:c="12"/></text:span><text:span text:style-name="T23">Inline_Stack_Push( sv_2mortal( newSViv( i ) ) );</text:span></text:p>
            <text:p text:style-name="P11"><text:span text:style-name="T23"><text:s text:c="4"/></text:span><text:span text:style-name="T23">Safefree( primes );</text:span></text:p>
            <text:p text:style-name="P11"><text:span text:style-name="T23"><text:s text:c="4"/></text:span><text:span text:style-name="T23">Inline_Stack_Done;</text:span></text:p>
            <text:p text:style-name="P11"><text:span text:style-name="T23">}</text:span></text:p>
          </draw:text-box>
        </draw:frame>
        <anim:par presentation:node-type="timing-root">
          <anim:par smil:begin="id35.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35" presentation:class="page"/>
          <draw:frame presentation:style-name="pr5" draw:layer="layout" svg:width="17.271cm" svg:height="12.572cm" svg:x="2.159cm" svg:y="13.271cm" presentation:class="notes" presentation:placeholder="true">
            <draw:text-box/>
          </draw:frame>
        </presentation:notes>
      </draw:page>
      <draw:page draw:name="page36" draw:style-name="dp1" draw:master-page-name="lyt-blackandwhite" presentation:presentation-page-layout-name="AL4T1" xml:id="id36" draw:id="id36">
        <office:forms form:automatic-focus="false" form:apply-design-mode="false"/>
        <draw:frame presentation:style-name="pr14" draw:layer="layout" svg:width="23.5cm" svg:height="1.91cm" svg:x="2cm" svg:y="1.9cm" presentation:class="title" presentation:user-transformed="true">
          <draw:text-box>
            <text:p><text:span text:style-name="T10">The Sieve ( Return a Perl array-ref )</text:span></text:p>
          </draw:text-box>
        </draw:frame>
        <draw:frame presentation:style-name="pr27" draw:text-style-name="P14" draw:layer="layout" svg:width="24.599cm" svg:height="15.4cm" svg:x="2cm" svg:y="4.318cm" presentation:class="outline" presentation:user-transformed="true">
          <draw:text-box>
            <text:p text:style-name="P13"><text:span text:style-name="T23">SV* il_c_eratos_primes_av ( int search_to )</text:span></text:p>
            <text:p text:style-name="P13"><text:span text:style-name="T23">{</text:span></text:p>
            <text:p text:style-name="P13"><text:span text:style-name="T23"><text:s text:c="4"/></text:span><text:span text:style-name="T23">AV* av = newAV();</text:span></text:p>
            <text:p text:style-name="P13"><text:span text:style-name="T23"><text:s text:c="4"/></text:span><text:span text:style-name="T23">bool* primes = 0;</text:span></text:p>
            <text:p text:style-name="P13"><text:span text:style-name="T23"><text:s text:c="4"/></text:span><text:span text:style-name="T23">int i;</text:span></text:p>
            <text:p text:style-name="P13"><text:span text:style-name="T23"><text:s text:c="4"/></text:span><text:span text:style-name="T23">if( search_to &lt; 2 ) return newRV_noinc( (SV*) av );</text:span></text:p>
            <text:p text:style-name="P13"><text:span text:style-name="T23"><text:s text:c="4"/></text:span><text:span text:style-name="T23">Newxz( primes, search_to + 1 , bool );</text:span></text:p>
            <text:p text:style-name="P13"><text:span text:style-name="T23"><text:s text:c="4"/></text:span><text:span text:style-name="T23">if( ! primes ) croak( "Failed to allocate memory.\n" );</text:span></text:p>
            <text:p text:style-name="P13"><text:span text:style-name="T23"><text:s text:c="4"/></text:span><text:span text:style-name="T23">for( i = 2; i * i &lt;= search_to; i++ )</text:span></text:p>
            <text:p text:style-name="P13"><text:span text:style-name="T23"><text:s text:c="8"/></text:span><text:span text:style-name="T23">if( !primes[i] )</text:span></text:p>
            <text:p text:style-name="P13"><text:span text:style-name="T23"><text:s text:c="8"/></text:span><text:span text:style-name="T23">{</text:span></text:p>
            <text:p text:style-name="P13"><text:span text:style-name="T23"><text:s text:c="12"/></text:span><text:span text:style-name="T23">int j;</text:span></text:p>
            <text:p text:style-name="P13"><text:span text:style-name="T23"><text:s text:c="12"/></text:span><text:span text:style-name="T23">for( j=i; j*i &lt;= search_to; j++ ) primes[i*j] = 1;</text:span></text:p>
            <text:p text:style-name="P13"><text:span text:style-name="T23"><text:s text:c="8"/></text:span><text:span text:style-name="T23">}</text:span></text:p>
            <text:p text:style-name="P13"><text:span text:style-name="T23"><text:s text:c="4"/></text:span><text:span text:style-name="T23">av_push( av, newSViv(2) );</text:span></text:p>
            <text:p text:style-name="P13"><text:span text:style-name="T23"><text:s text:c="4"/></text:span><text:span text:style-name="T23">for( i = 3; i &lt;= search_to; i += 2 )</text:span></text:p>
            <text:p text:style-name="P13"><text:span text:style-name="T23"><text:s text:c="8"/></text:span><text:span text:style-name="T23">if( primes[i] == 0 ) av_push( av, newSViv( i ) );</text:span></text:p>
            <text:p text:style-name="P13"><text:span text:style-name="T23"><text:s text:c="4"/></text:span><text:span text:style-name="T23">Safefree( primes );</text:span></text:p>
            <text:p text:style-name="P13"><text:span text:style-name="T23"><text:s text:c="4"/></text:span><text:span text:style-name="T23">return newRV_noinc( (SV*) av );</text:span></text:p>
            <text:p text:style-name="P13"><text:span text:style-name="T23">}</text:span></text:p>
          </draw:text-box>
        </draw:frame>
        <anim:par presentation:node-type="timing-root">
          <anim:par smil:begin="id36.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36" presentation:class="page"/>
          <draw:frame presentation:style-name="pr5" draw:layer="layout" svg:width="17.271cm" svg:height="12.572cm" svg:x="2.159cm" svg:y="13.271cm" presentation:class="notes" presentation:placeholder="true">
            <draw:text-box/>
          </draw:frame>
        </presentation:notes>
      </draw:page>
      <draw:page draw:name="page37" draw:style-name="dp1" draw:master-page-name="lyt-blackandwhite" presentation:presentation-page-layout-name="AL4T1" xml:id="id37" draw:id="id37">
        <office:forms form:automatic-focus="false" form:apply-design-mode="false"/>
        <draw:frame presentation:style-name="pr14" draw:layer="layout" svg:width="23.5cm" svg:height="1.91cm" svg:x="2cm" svg:y="1.9cm" presentation:class="title" presentation:user-transformed="true">
          <draw:text-box>
            <text:p><text:span text:style-name="T10">The Sieve ( Inline::CPP )</text:span></text:p>
          </draw:text-box>
        </draw:frame>
        <draw:frame presentation:style-name="pr27" draw:text-style-name="P15" draw:layer="layout" svg:width="24.599cm" svg:height="15.4cm" svg:x="2cm" svg:y="4.318cm" presentation:class="outline" presentation:user-transformed="true">
          <draw:text-box>
            <text:p text:style-name="P13"><text:span text:style-name="T51">#include &lt;vector&gt;</text:span></text:p>
            <text:p text:style-name="P13"><text:span text:style-name="T51"/></text:p>
            <text:p text:style-name="P13"><text:span text:style-name="T51"/></text:p>
            <text:p text:style-name="P13"><text:span text:style-name="T51">SV* pure_il_cpp()</text:span></text:p>
            <text:p text:style-name="P13"><text:span text:style-name="T51">{</text:span></text:p>
            <text:p text:style-name="P13"><text:span text:style-name="T51"><text:s text:c="4"/></text:span><text:span text:style-name="T51">int search_to = SvIV( get_sv( "Bench::input", 0 ) );</text:span></text:p>
            <text:p text:style-name="P13"><text:span text:style-name="T51"><text:s text:c="4"/></text:span><text:span text:style-name="T51">AV* av = newAV();</text:span></text:p>
            <text:p text:style-name="P13"><text:span text:style-name="T51"><text:s text:c="4"/></text:span><text:span text:style-name="T51">if( search_to &lt; 2 ) return newRV_noinc( (SV*) av );</text:span></text:p>
            <text:p text:style-name="P13"><text:span text:style-name="T51"><text:s text:c="4"/></text:span><text:span text:style-name="T51">std::vector&lt;bool&gt; primes( search_to + 1, 0 );</text:span></text:p>
            <text:p text:style-name="P13"><text:span text:style-name="T51"><text:s text:c="4"/></text:span><text:span text:style-name="T51">for( int i = 2; i * i &lt;= search_to; i++ )</text:span></text:p>
            <text:p text:style-name="P13"><text:span text:style-name="T51"><text:s text:c="8"/></text:span><text:span text:style-name="T51">if( ! primes[i] )</text:span></text:p>
            <text:p text:style-name="P13"><text:span text:style-name="T51"><text:s text:c="12"/></text:span><text:span text:style-name="T51">for( int k, j = i; (k=i*j) &lt;= search_to; j++ )</text:span></text:p>
            <text:p text:style-name="P13"><text:span text:style-name="T51"><text:s text:c="16"/></text:span><text:span text:style-name="T51">primes[ k ] = 1;</text:span></text:p>
            <text:p text:style-name="P13"><text:span text:style-name="T51"><text:s text:c="4"/></text:span><text:span text:style-name="T51">av_push( av, newSViv(2) );</text:span></text:p>
            <text:p text:style-name="P13"><text:span text:style-name="T51"><text:s text:c="4"/></text:span><text:span text:style-name="T51">for( int i = 3; i &lt;= search_to; i+=2 )</text:span></text:p>
            <text:p text:style-name="P13"><text:span text:style-name="T51"><text:s text:c="8"/></text:span><text:span text:style-name="T51">if( ! primes[i] ) av_push( av, newSViv(i) );</text:span></text:p>
            <text:p text:style-name="P13"><text:span text:style-name="T51"><text:s text:c="4"/></text:span><text:span text:style-name="T51">return newRV_noinc( (SV*) av );</text:span></text:p>
            <text:p text:style-name="P13"><text:span text:style-name="T51">}</text:span></text:p>
            <text:p text:style-name="P13"><text:span text:style-name="T51"/></text:p>
            <text:list text:style-name="L2">
              <text:list-item>
                <text:p text:style-name="P13"><text:span text:style-name="T52">Fastest method for integers 100M .. 1.5B.</text:span></text:p>
              </text:list-item>
            </text:list>
          </draw:text-box>
        </draw:frame>
        <anim:par presentation:node-type="timing-root">
          <anim:par smil:begin="id37.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37" presentation:class="page"/>
          <draw:frame presentation:style-name="pr5" draw:text-style-name="P7" draw:layer="layout" svg:width="17.271cm" svg:height="12.572cm" svg:x="2.159cm" svg:y="13.271cm" presentation:class="notes" presentation:placeholder="true">
            <draw:text-box/>
          </draw:frame>
        </presentation:notes>
      </draw:page>
      <draw:page draw:name="page38" draw:style-name="dp1" draw:master-page-name="lyt-blackandwhite" presentation:presentation-page-layout-name="AL4T1" xml:id="id38" draw:id="id38">
        <office:forms form:automatic-focus="false" form:apply-design-mode="false"/>
        <draw:frame presentation:style-name="pr14" draw:layer="layout" svg:width="23.5cm" svg:height="1.91cm" svg:x="2cm" svg:y="1.9cm" presentation:class="title" presentation:user-transformed="true">
          <draw:text-box>
            <text:p><text:span text:style-name="T10">C++: External piped open call</text:span></text:p>
          </draw:text-box>
        </draw:frame>
        <draw:frame presentation:style-name="pr23" draw:text-style-name="P12" draw:layer="layout" svg:width="24.599cm" svg:height="15.21cm" svg:x="2cm" svg:y="4.064cm" presentation:class="outline" presentation:user-transformed="true">
          <draw:text-box>
            <text:p text:style-name="P11"><text:span text:style-name="T23">#include &lt;iostream&gt;</text:span></text:p>
            <text:p text:style-name="P11"><text:span text:style-name="T23">#include &lt;cstdlib&gt;</text:span></text:p>
            <text:p text:style-name="P11"><text:span text:style-name="T23">#include &lt;vector&gt;</text:span></text:p>
            <text:p text:style-name="P11"><text:span text:style-name="T23"/></text:p>
            <text:p text:style-name="P11"><text:span text:style-name="T23">using namespace std;</text:span></text:p>
            <text:p text:style-name="P11"><text:span text:style-name="T23"/></text:p>
            <text:p text:style-name="P11"><text:span text:style-name="T23"/></text:p>
            <text:p text:style-name="P11"><text:span text:style-name="T23">int main( int argc, char *argv[] ) {</text:span></text:p>
            <text:p text:style-name="P11"><text:span text:style-name="T23"><text:s text:c="4"/></text:span><text:span text:style-name="T23">int search_to = ( argc &gt; 1 ) ? atoi( argv[1] ) : TOP;</text:span></text:p>
            <text:p text:style-name="P11"><text:span text:style-name="T23"><text:s text:c="4"/></text:span><text:span text:style-name="T23">if( search_to &lt; 2 ) return 0;</text:span></text:p>
            <text:p text:style-name="P11"><text:span text:style-name="T23"><text:s text:c="4"/></text:span><text:span text:style-name="T23">vector&lt;bool&gt; primes( search_to + 1 );</text:span></text:p>
            <text:p text:style-name="P11"><text:span text:style-name="T23"/></text:p>
            <text:p text:style-name="P11"><text:span text:style-name="T23"><text:s text:c="4"/></text:span><text:span text:style-name="T23">for( int i = 2; i * i &lt;= search_to; i++ ) </text:span></text:p>
            <text:p text:style-name="P11"><text:span text:style-name="T23"><text:s text:c="8"/></text:span><text:span text:style-name="T23">if( ! primes[i] )</text:span></text:p>
            <text:p text:style-name="P11"><text:span text:style-name="T23"><text:s text:c="12"/></text:span><text:span text:style-name="T23">for( int k, j = i; ( k = i * j ) &lt;= search_to; j++ )</text:span></text:p>
            <text:p text:style-name="P11"><text:span text:style-name="T23"><text:s text:c="16"/></text:span><text:span text:style-name="T23">primes[ k ] = 1;</text:span></text:p>
            <text:p text:style-name="P11"><text:span text:style-name="T23"/></text:p>
            <text:p text:style-name="P11"><text:span text:style-name="T23"><text:s text:c="4"/></text:span><text:span text:style-name="T23">cout &lt;&lt; 2 &lt;&lt; endl;</text:span></text:p>
            <text:p text:style-name="P11"><text:span text:style-name="T23"><text:s text:c="4"/></text:span><text:span text:style-name="T23">for( int i = 3; i &lt;= search_to; i+=2 ) </text:span></text:p>
            <text:p text:style-name="P11"><text:span text:style-name="T23"><text:s text:c="8"/></text:span><text:span text:style-name="T23">if( ! primes[i] ) cout &lt;&lt; i &lt;&lt; endl;</text:span></text:p>
            <text:p text:style-name="P11"><text:span text:style-name="T23"><text:s text:c="4"/></text:span><text:span text:style-name="T23">return 0;</text:span></text:p>
            <text:p text:style-name="P11"><text:span text:style-name="T23">}</text:span></text:p>
          </draw:text-box>
        </draw:frame>
        <anim:par presentation:node-type="timing-root">
          <anim:par smil:begin="id38.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38" presentation:class="page"/>
          <draw:frame presentation:style-name="pr5" draw:layer="layout" svg:width="17.271cm" svg:height="12.572cm" svg:x="2.159cm" svg:y="13.271cm" presentation:class="notes" presentation:placeholder="true">
            <draw:text-box/>
          </draw:frame>
        </presentation:notes>
      </draw:page>
      <draw:page draw:name="page39" draw:style-name="dp1" draw:master-page-name="lyt-blackandwhite" presentation:presentation-page-layout-name="AL4T1" xml:id="id39" draw:id="id39">
        <office:forms form:automatic-focus="false" form:apply-design-mode="false"/>
        <draw:frame presentation:style-name="pr9" draw:layer="layout" svg:width="23.5cm" svg:height="2.843cm" svg:x="2cm" svg:y="1.9cm" presentation:class="title">
          <draw:text-box>
            <text:p><text:span text:style-name="T33">Before we benchmark, we Test::More</text:span></text:p>
          </draw:text-box>
        </draw:frame>
        <draw:frame presentation:style-name="pr10" draw:layer="layout" svg:width="24.599cm" svg:height="13.86cm" svg:x="2cm" svg:y="5.414cm" presentation:class="outline" presentation:user-transformed="true">
          <draw:text-box>
            <text:list text:style-name="L2">
              <text:list-item>
                <text:p><text:span text:style-name="T29">Note the ease with which we can unit-test our subs.</text:span></text:p>
              </text:list-item>
            </text:list>
            <text:list text:style-name="L3">
              <text:list-item>
                <text:list>
                  <text:list-item>
                    <text:p><text:span text:style-name="T30">We will </text:span><text:span text:style-name="T53">can_ok()</text:span><text:span text:style-name="T30"> test our subs.</text:span></text:p>
                  </text:list-item>
                  <text:list-item>
                    <text:p><text:span text:style-name="T30">We will </text:span><text:span text:style-name="T53">is()</text:span><text:span text:style-name="T30"> test our subs to prove a correct number of primes is returned for any given “0 .. n” range.</text:span></text:p>
                  </text:list-item>
                  <text:list-item>
                    <text:p><text:span text:style-name="T30">We will </text:span><text:span text:style-name="T53">is_deeply()</text:span><text:span text:style-name="T30"> test our subs to prove they return an accurate list of primes.</text:span></text:p>
                  </text:list-item>
                </text:list>
              </text:list-item>
            </text:list>
            <text:list text:style-name="L2">
              <text:list-item>
                <text:p><text:span text:style-name="T30">I cannot stress strongly enough how unit testing simplified the process of adding new versions of the Prime Sieve function</text:span></text:p>
              </text:list-item>
              <text:list-item>
                <text:p><text:span text:style-name="T30">The tests helped isolate bugs in the C code early on.</text:span></text:p>
              </text:list-item>
            </text:list>
          </draw:text-box>
        </draw:frame>
        <anim:par presentation:node-type="timing-root">
          <anim:par smil:begin="id39.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39" presentation:class="page"/>
          <draw:frame presentation:style-name="pr5" draw:layer="layout" svg:width="17.271cm" svg:height="12.572cm" svg:x="2.159cm" svg:y="13.271cm" presentation:class="notes" presentation:placeholder="true">
            <draw:text-box/>
          </draw:frame>
        </presentation:notes>
      </draw:page>
      <draw:page draw:name="page40" draw:style-name="dp1" draw:master-page-name="lyt-blackandwhite" presentation:presentation-page-layout-name="AL4T1" xml:id="id40" draw:id="id40">
        <office:forms form:automatic-focus="false" form:apply-design-mode="false"/>
        <draw:frame presentation:style-name="pr9" draw:layer="layout" svg:width="23.5cm" svg:height="2.843cm" svg:x="2cm" svg:y="1.9cm" presentation:class="title">
          <draw:text-box>
            <text:p>can_ok, is, is_deeply</text:p>
          </draw:text-box>
        </draw:frame>
        <draw:frame presentation:style-name="pr10" draw:text-style-name="P16" draw:layer="layout" svg:width="24.599cm" svg:height="14.54cm" svg:x="2cm" svg:y="5.414cm" presentation:class="outline" presentation:user-transformed="true">
          <draw:text-box>
            <text:p text:style-name="P11"><text:span text:style-name="T54">can_ok( 'main', keys %bench_subs ) </text:span></text:p>
            <text:p text:style-name="P11"><text:span text:style-name="T54"><text:s text:c="4"/></text:span><text:span text:style-name="T54">or BAIL_OUT( "can_ok failed.\n" );</text:span></text:p>
            <text:p text:style-name="P11"><text:span text:style-name="T55"><text:s text:c="4"/></text:span></text:p>
            <text:p text:style-name="P11"><text:span text:style-name="T55">while( my ( $name, $sref ) = each %bench_subs ) {</text:span></text:p>
            <text:p text:style-name="P11"><text:span text:style-name="T55"><text:s text:c="4"/></text:span><text:span text:style-name="T55">note "Testing $name.";</text:span></text:p>
            <text:p text:style-name="P11"><text:span text:style-name="T55"/></text:p>
            <text:p text:style-name="P11"><text:span text:style-name="T55"><text:s text:c="4"/></text:span><text:span text:style-name="T55">note "\tReturn Value List Sizes";</text:span></text:p>
            <text:p text:style-name="P11"><text:span text:style-name="T55"><text:s text:c="4"/></text:span><text:span text:style-name="T55">while( my ( $n_test, $known_quantity ) = each %known_quantities ) {</text:span></text:p>
            <text:p text:style-name="P11"><text:span text:style-name="T55"><text:s text:c="8"/></text:span><text:span text:style-name="T55">local $Bench::input = $n_test;</text:span></text:p>
            <text:p text:style-name="P11"><text:span text:style-name="T55"><text:s text:c="8"/></text:span><text:span text:style-name="T54">is( </text:span></text:p>
            <text:p text:style-name="P11"><text:span text:style-name="T54"><text:s text:c="12"/></text:span><text:span text:style-name="T54">scalar @{ $sref-&gt;( ) }, </text:span></text:p>
            <text:p text:style-name="P11"><text:span text:style-name="T54"><text:s text:c="12"/></text:span><text:span text:style-name="T54">$known_quantity, </text:span></text:p>
            <text:p text:style-name="P11"><text:span text:style-name="T54"><text:s text:c="12"/></text:span><text:span text:style-name="T54">"$name( $n_test ) finds $known_quantity primes."</text:span></text:p>
            <text:p text:style-name="P11"><text:span text:style-name="T54"><text:s text:c="8"/></text:span><text:span text:style-name="T54">) or BAIL_OUT( "is() failed on $name( $n_test )\n" );</text:span></text:p>
            <text:p text:style-name="P11"><text:span text:style-name="T55"><text:s text:c="4"/></text:span><text:span text:style-name="T55">}</text:span></text:p>
            <text:p text:style-name="P11"><text:span text:style-name="T55"/></text:p>
            <text:p text:style-name="P11"><text:span text:style-name="T55"><text:s text:c="4"/></text:span><text:span text:style-name="T55">note"\tReturn Value List Correctness";</text:span></text:p>
            <text:p text:style-name="P11"><text:span text:style-name="T55"><text:s text:c="4"/></text:span><text:span text:style-name="T55">while( my ( $n_test, $listref ) = each %known_primes_lists ) {</text:span></text:p>
            <text:p text:style-name="P11"><text:span text:style-name="T55"><text:s text:c="8"/></text:span><text:span text:style-name="T55">local $Bench::input = $n_test;</text:span></text:p>
            <text:p text:style-name="P11"><text:span text:style-name="T54"><text:s text:c="8"/></text:span><text:span text:style-name="T54">is_deeply( </text:span></text:p>
            <text:p text:style-name="P11"><text:span text:style-name="T54"><text:s text:c="12"/></text:span><text:span text:style-name="T54">$sref-&gt;( ),</text:span></text:p>
            <text:p text:style-name="P11"><text:span text:style-name="T54"><text:s text:c="12"/></text:span><text:span text:style-name="T54">$listref,</text:span></text:p>
            <text:p text:style-name="P11"><text:span text:style-name="T54"><text:s text:c="12"/></text:span><text:span text:style-name="T54">"$name( $n_test ) reports primes of @{$listref}"</text:span></text:p>
            <text:p text:style-name="P11"><text:span text:style-name="T54"><text:s text:c="8"/></text:span><text:span text:style-name="T54">) or BAIL_OUT( "is_deeply() failed on $name( $n_test ).\n" );</text:span></text:p>
            <text:p text:style-name="P11"><text:span text:style-name="T55"><text:s text:c="4"/></text:span><text:span text:style-name="T55">}</text:span></text:p>
            <text:p text:style-name="P11"><text:span text:style-name="T55"/></text:p>
            <text:p text:style-name="P11"><text:span text:style-name="T55">}</text:span></text:p>
            <text:p text:style-name="P11"><text:span text:style-name="T55">done_testing();</text:span></text:p>
            <text:p text:style-name="P11"><text:span text:style-name="T55"/></text:p>
          </draw:text-box>
        </draw:frame>
        <anim:par presentation:node-type="timing-root">
          <anim:par smil:begin="id40.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40" presentation:class="page"/>
          <draw:frame presentation:style-name="pr5" draw:layer="layout" svg:width="17.271cm" svg:height="12.572cm" svg:x="2.159cm" svg:y="13.271cm" presentation:class="notes" presentation:placeholder="true">
            <draw:text-box/>
          </draw:frame>
        </presentation:notes>
      </draw:page>
      <draw:page draw:name="page41" draw:style-name="dp1" draw:master-page-name="lyt-blackandwhite" presentation:presentation-page-layout-name="AL4T1" xml:id="id41" draw:id="id41">
        <office:forms form:automatic-focus="false" form:apply-design-mode="false"/>
        <draw:frame presentation:style-name="pr28" draw:layer="layout" svg:width="23.5cm" svg:height="1.657cm" svg:x="2cm" svg:y="1.899cm" presentation:class="title" presentation:user-transformed="true">
          <draw:text-box>
            <text:p><text:span text:style-name="T28">Off to the races...</text:span></text:p>
          </draw:text-box>
        </draw:frame>
        <draw:frame presentation:style-name="pr29" draw:layer="layout" svg:width="24.599cm" svg:height="15.629cm" svg:x="2cm" svg:y="4.064cm" presentation:class="outline" presentation:user-transformed="true">
          <draw:text-box>
            <text:list text:style-name="L2">
              <text:list-item>
                <text:p><text:span text:style-name="T5">Benchmarking</text:span></text:p>
              </text:list-item>
            </text:list>
            <text:list text:style-name="L3">
              <text:list-item>
                <text:list>
                  <text:list-item>
                    <text:p><text:span text:style-name="T11">All subs are wrapped in Perl sub-wrappers to bind calling parameters for the benchmarks.</text:span></text:p>
                  </text:list-item>
                  <text:list-item>
                    <text:p><text:span text:style-name="T11">All wrappers take the sub's return value (list or array ref) and return an array ref.</text:span></text:p>
                    <text:list>
                      <text:list-item>
                        <text:p><text:span text:style-name="T4">Whether we return a list to the wrapper, or an array ref to the wrapper, a list has been generated. <text:s/>We know this through testing.</text:span></text:p>
                      </text:list-item>
                    </text:list>
                  </text:list-item>
                </text:list>
              </text:list-item>
            </text:list>
            <text:list text:style-name="L2">
              <text:list-item>
                <text:p><text:span text:style-name="T5">Benchmark at 5, <text:s/>50,000, <text:s/>250,000, <text:s/>and 500,000 for 5 seconds each.</text:span></text:p>
              </text:list-item>
            </text:list>
            <text:list text:style-name="L3">
              <text:list-item>
                <text:list>
                  <text:list-item>
                    <text:p><text:span text:style-name="T11">External pipe is obviously system-call bound.</text:span></text:p>
                  </text:list-item>
                  <text:list-item>
                    <text:p><text:span text:style-name="T11">The C versions find 3,000,000 primes in less than 1/20th of a second.</text:span></text:p>
                  </text:list-item>
                  <text:list-item>
                    <text:p><text:span text:style-name="T11">C versions tested it up to 650 million primes (several seconds).</text:span></text:p>
                    <text:list>
                      <text:list-item>
                        <text:p><text:span text:style-name="T11">Beyond that I ran out of memory</text:span></text:p>
                      </text:list-item>
                      <text:list-item>
                        <text:p><text:span text:style-name="T11">Bit vectors may be slower but would extend memory limitation by a factor of 8.</text:span></text:p>
                      </text:list-item>
                    </text:list>
                  </text:list-item>
                  <text:list-item>
                    <text:p><text:span text:style-name="T11">C++ version performed well up to a billion. (Bit vector conserves memory)</text:span></text:p>
                  </text:list-item>
                </text:list>
              </text:list-item>
            </text:list>
          </draw:text-box>
        </draw:frame>
        <anim:par presentation:node-type="timing-root">
          <anim:par smil:begin="id41.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41" presentation:class="page"/>
          <draw:frame presentation:style-name="pr5" draw:layer="layout" svg:width="17.271cm" svg:height="12.572cm" svg:x="2.159cm" svg:y="13.271cm" presentation:class="notes" presentation:placeholder="true">
            <draw:text-box/>
          </draw:frame>
        </presentation:notes>
      </draw:page>
      <draw:page draw:name="page42" draw:style-name="dp1" draw:master-page-name="lyt-blackandwhite" presentation:presentation-page-layout-name="AL4T1" xml:id="id42" draw:id="id42">
        <office:forms form:automatic-focus="false" form:apply-design-mode="false"/>
        <draw:frame presentation:style-name="pr7" draw:layer="layout" svg:width="23.5cm" svg:height="1.656cm" svg:x="2cm" svg:y="1.778cm" presentation:class="title" presentation:user-transformed="true">
          <draw:text-box>
            <text:p><text:span text:style-name="T10">Benchmark Results</text:span></text:p>
          </draw:text-box>
        </draw:frame>
        <draw:frame presentation:style-name="pr30" draw:text-style-name="P17" draw:layer="layout" svg:width="24.599cm" svg:height="16.398cm" svg:x="2cm" svg:y="3.434cm" presentation:class="outline" presentation:user-transformed="true">
          <draw:text-box>
            <text:p text:style-name="P11"><text:span text:style-name="T56">Comparing:</text:span></text:p>
            <text:p text:style-name="P11"><text:span text:style-name="T56"><text:s text:c="8"/></text:span><text:span text:style-name="T56">inline_c_aref <text:s/>- Inline C. Return an array ref. Perl wrapped.</text:span></text:p>
            <text:p text:style-name="P11"><text:span text:style-name="T56"><text:s text:c="8"/></text:span><text:span text:style-name="T56">inline_c_stack - Inline C. Return on stack. Perl wrapped. Wrapper converts to aref.</text:span></text:p>
            <text:p text:style-name="P11"><text:span text:style-name="T56"><text:s text:c="8"/></text:span><text:span text:style-name="T56">open_pipe <text:s text:c="5"/>- Open pipe to external program compiled from C++. Wrapper used.</text:span></text:p>
            <text:p text:style-name="P11"><text:span text:style-name="T56"><text:s text:c="8"/></text:span><text:span text:style-name="T56">pure_il_c <text:s text:c="5"/>- Pure Inline C: Return aref. No wrapper needed.</text:span></text:p>
            <text:p text:style-name="P11"><text:span text:style-name="T56"><text:s text:c="8"/></text:span><text:span text:style-name="T56">pure_il_cpp <text:s text:c="3"/>- Pure Inline::CPP. Return aref. No wrapper needed.</text:span></text:p>
            <text:p text:style-name="P11"><text:span text:style-name="T56"><text:s text:c="8"/></text:span><text:span text:style-name="T56">pure_perl <text:s text:c="5"/>- Pure Perl. <text:s/></text:span></text:p>
            <text:p text:style-name="P11"><text:span text:style-name="T56">Comparison time: 10 seconds.</text:span></text:p>
            <text:p text:style-name="P11"><text:span text:style-name="T56"/></text:p>
            <text:p text:style-name="P11"><text:span text:style-name="T56">Input parameter value of 2</text:span></text:p>
            <text:p text:style-name="P11"><text:span text:style-name="T56"><text:s text:c="19"/></text:span><text:span text:style-name="T56">Rate open_pipe pure_perl inline_c_stack pure_il_c pure_il_cpp inline_c_ar</text:span></text:p>
            <text:p text:style-name="P11"><text:span text:style-name="T56">open_pipe <text:s text:c="8"/>727/s <text:s text:c="7"/>-- <text:s text:c="4"/>-100% <text:s text:c="9"/>-100% <text:s text:c="4"/>-100% <text:s text:c="6"/>-100% <text:s text:c="8"/>-10</text:span></text:p>
            <text:p text:style-name="P11"><text:span text:style-name="T56">pure_perl <text:s text:c="5"/>400035/s <text:s text:c="3"/>54929% <text:s text:c="7"/>-- <text:s text:c="10"/>-47% <text:s text:c="5"/>-51% <text:s text:c="7"/>-55% <text:s text:c="9"/>-5</text:span></text:p>
            <text:p text:style-name="P11"><text:span text:style-name="T56">inline_c_stack 751416/s <text:s text:c="2"/>103266% <text:s text:c="6"/>88% <text:s text:c="12"/>-- <text:s text:c="6"/>-8% <text:s text:c="7"/>-15% <text:s text:c="9"/>-1</text:span></text:p>
            <text:p text:style-name="P11"><text:span text:style-name="T56">pure_il_c <text:s text:c="5"/>820171/s <text:s text:c="2"/>112724% <text:s text:c="5"/>105% <text:s text:c="12"/>9% <text:s text:c="7"/>-- <text:s text:c="8"/>-7% <text:s text:c="9"/>-1</text:span></text:p>
            <text:p text:style-name="P11"><text:span text:style-name="T56">pure_il_cpp <text:s text:c="3"/>881808/s <text:s text:c="2"/>121202% <text:s text:c="5"/>120% <text:s text:c="11"/>17% <text:s text:c="7"/>8% <text:s text:c="9"/>-- <text:s text:c="10"/>-</text:span></text:p>
            <text:p text:style-name="P11"><text:span text:style-name="T56">inline_c_aref <text:s/>914164/s <text:s text:c="2"/>125653% <text:s text:c="5"/></text:span><text:span text:style-name="T57">129%</text:span><text:span text:style-name="T56"> <text:s text:c="11"/>22% <text:s text:c="6"/>11% <text:s text:c="9"/>4%</text:span></text:p>
            <text:p text:style-name="P11"><text:span text:style-name="T56"/></text:p>
            <text:p text:style-name="P11"><text:span text:style-name="T56">Input parameter value of 500000</text:span></text:p>
            <text:p text:style-name="P11"><text:span text:style-name="T56"><text:s text:c="17"/></text:span><text:span text:style-name="T56">Rate pure_perl open_pipe inline_c_stack pure_il_cpp inline_c_aref pure_il_c</text:span></text:p>
            <text:p text:style-name="P11"><text:span text:style-name="T56">pure_perl <text:s text:c="5"/>3.08/s <text:s text:c="7"/>-- <text:s text:c="5"/>-54% <text:s text:c="10"/>-97% <text:s text:c="7"/>-98% <text:s text:c="9"/>-98% <text:s text:c="5"/>-98%</text:span></text:p>
            <text:p text:style-name="P11"><text:span text:style-name="T56">open_pipe <text:s text:c="5"/>6.76/s <text:s text:c="5"/>119% <text:s text:c="7"/>-- <text:s text:c="10"/>-94% <text:s text:c="7"/>-95% <text:s text:c="9"/>-95% <text:s text:c="5"/>-96%</text:span></text:p>
            <text:p text:style-name="P11"><text:span text:style-name="T56">inline_c_stack <text:s/>111/s <text:s text:c="4"/>3511% <text:s text:c="4"/>1546% <text:s text:c="12"/>-- <text:s text:c="7"/>-14% <text:s text:c="9"/>-19% <text:s text:c="5"/>-28%</text:span></text:p>
            <text:p text:style-name="P11"><text:span text:style-name="T56">pure_il_cpp <text:s text:c="4"/>130/s <text:s text:c="4"/>4104% <text:s text:c="4"/>1817% <text:s text:c="11"/>16% <text:s text:c="9"/>-- <text:s text:c="10"/>-6% <text:s text:c="5"/>-17%</text:span></text:p>
            <text:p text:style-name="P11"><text:span text:style-name="T56">inline_c_aref <text:s text:c="2"/>138/s <text:s text:c="4"/>4366% <text:s text:c="4"/>1936% <text:s text:c="11"/>24% <text:s text:c="9"/>6% <text:s text:c="11"/>-- <text:s text:c="5"/>-11%</text:span></text:p>
            <text:p text:style-name="P11"><text:span text:style-name="T56">pure_il_c <text:s text:c="6"/>155/s <text:s text:c="4"/></text:span><text:span text:style-name="T57">4945%</text:span><text:span text:style-name="T56"> <text:s text:c="4"/>2200% <text:s text:c="11"/>40% <text:s text:c="8"/>20% <text:s text:c="10"/>13% <text:s text:c="7"/>--</text:span></text:p>
            <text:p text:style-name="P11"><text:span text:style-name="T56"/></text:p>
            <text:p text:style-name="P11"><text:span text:style-name="T56">Input parameter value of 1000000</text:span></text:p>
            <text:p text:style-name="P11"><text:span text:style-name="T56"><text:s text:c="17"/></text:span><text:span text:style-name="T56">Rate pure_perl open_pipe inline_c_stack pure_il_cpp inline_c_aref pure_il_c</text:span></text:p>
            <text:p text:style-name="P11"><text:span text:style-name="T56">pure_perl <text:s text:c="5"/>1.48/s <text:s text:c="7"/>-- <text:s text:c="5"/>-59% <text:s text:c="10"/>-97% <text:s text:c="7"/>-98% <text:s text:c="9"/>-98% <text:s text:c="5"/>-98%</text:span></text:p>
            <text:p text:style-name="P11"><text:span text:style-name="T56">open_pipe <text:s text:c="5"/>3.63/s <text:s text:c="5"/>145% <text:s text:c="7"/>-- <text:s text:c="10"/>-94% <text:s text:c="7"/>-94% <text:s text:c="9"/>-95% <text:s text:c="5"/>-95%</text:span></text:p>
            <text:p text:style-name="P11"><text:span text:style-name="T56">inline_c_stack 57.0/s <text:s text:c="4"/>3746% <text:s text:c="4"/>1471% <text:s text:c="12"/>-- <text:s text:c="8"/>-7% <text:s text:c="9"/>-15% <text:s text:c="5"/>-23%</text:span></text:p>
            <text:p text:style-name="P11"><text:span text:style-name="T56">pure_il_cpp <text:s text:c="3"/>61.2/s <text:s text:c="4"/>4027% <text:s text:c="4"/>1586% <text:s text:c="12"/>7% <text:s text:c="9"/>-- <text:s text:c="10"/>-9% <text:s text:c="5"/>-17%</text:span></text:p>
            <text:p text:style-name="P11"><text:span text:style-name="T56">inline_c_aref <text:s/>67.4/s <text:s text:c="4"/>4450% <text:s text:c="4"/>1759% <text:s text:c="11"/>18% <text:s text:c="8"/>10% <text:s text:c="11"/>-- <text:s text:c="6"/>-8%</text:span></text:p>
            <text:p text:style-name="P11"><text:span text:style-name="T56">pure_il_c <text:s text:c="5"/>73.6/s <text:s text:c="4"/></text:span><text:span text:style-name="T57">4866%</text:span><text:span text:style-name="T56"> <text:s text:c="4"/>1929% <text:s text:c="11"/>29% <text:s text:c="8"/>20% <text:s text:c="11"/>9% <text:s text:c="7"/>--</text:span></text:p>
          </draw:text-box>
        </draw:frame>
        <anim:par presentation:node-type="timing-root">
          <anim:par smil:begin="id42.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42" presentation:class="page"/>
          <draw:frame presentation:style-name="pr5" draw:layer="layout" svg:width="17.271cm" svg:height="12.572cm" svg:x="2.159cm" svg:y="13.271cm" presentation:class="notes" presentation:placeholder="true">
            <draw:text-box/>
          </draw:frame>
        </presentation:notes>
      </draw:page>
      <draw:page draw:name="page43" draw:style-name="dp1" draw:master-page-name="lyt-blackandwhite" presentation:presentation-page-layout-name="AL4T1" xml:id="id43" draw:id="id43">
        <office:forms form:automatic-focus="false" form:apply-design-mode="false"/>
        <draw:frame presentation:style-name="pr9" draw:layer="layout" svg:width="23.5cm" svg:height="2.843cm" svg:x="2cm" svg:y="1.9cm" presentation:class="title" presentation:user-transformed="true">
          <draw:text-box>
            <text:p><text:span text:style-name="T33">There's more to Inline::C than speed</text:span></text:p>
          </draw:text-box>
        </draw:frame>
        <draw:frame presentation:style-name="pr10" draw:layer="layout" svg:width="24.599cm" svg:height="13.86cm" svg:x="2cm" svg:y="5.414cm" presentation:class="outline" presentation:user-transformed="true">
          <draw:text-box>
            <text:list text:style-name="L2">
              <text:list-item>
                <text:p><text:span text:style-name="T28">Unit testing of C code and libraries with Perlish tools.</text:span></text:p>
              </text:list-item>
              <text:list-item>
                <text:p><text:span text:style-name="T28">Linking to external C libraries.</text:span></text:p>
              </text:list-item>
              <text:list-item>
                <text:p><text:span text:style-name="T28">Extending Perl's interface to its internals</text:span></text:p>
              </text:list-item>
            </text:list>
            <text:list text:style-name="L3">
              <text:list-item>
                <text:list>
                  <text:list-item>
                    <text:p><text:span text:style-name="T29">Scalar::Util, Hash::Util, etc.</text:span></text:p>
                  </text:list-item>
                </text:list>
              </text:list-item>
            </text:list>
            <text:list text:style-name="L2">
              <text:list-item>
                <text:p><text:span text:style-name="T28">Building on the strengths of each language in complex ways</text:span></text:p>
              </text:list-item>
            </text:list>
            <text:list text:style-name="L3">
              <text:list-item>
                <text:list>
                  <text:list-item>
                    <text:p><text:span text:style-name="T29">Closures, lexical scoping, subrefs, the RE engine...</text:span></text:p>
                  </text:list-item>
                </text:list>
              </text:list-item>
            </text:list>
          </draw:text-box>
        </draw:frame>
        <anim:par presentation:node-type="timing-root">
          <anim:par smil:begin="id43.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43" presentation:class="page"/>
          <draw:frame presentation:style-name="pr5" draw:layer="layout" svg:width="17.271cm" svg:height="12.572cm" svg:x="2.159cm" svg:y="13.271cm" presentation:class="notes" presentation:placeholder="true">
            <draw:text-box/>
          </draw:frame>
        </presentation:notes>
      </draw:page>
      <draw:page draw:name="page44" draw:style-name="dp1" draw:master-page-name="lyt-blackandwhite" presentation:presentation-page-layout-name="AL1T32" xml:id="id44" draw:id="id44">
        <office:forms form:automatic-focus="false" form:apply-design-mode="false"/>
        <draw:frame presentation:style-name="pr1" draw:layer="layout" svg:width="23.5cm" svg:height="17.373cm" svg:x="2cm" svg:y="1.9cm" presentation:class="subtitle" presentation:user-transformed="true">
          <draw:text-box>
            <text:p><text:span text:style-name="T28">“</text:span><text:span text:style-name="T58">Is there any sexier topic in software development than software testing, at least besides game programming, 3D graphics, audio, high-performance clustering, cool web sites, and so on?</text:span></text:p>
            <text:p><text:span text:style-name="T1"/></text:p>
            <text:p><text:span text:style-name="T58">Ok, so software testing is low on the list.</text:span><text:span text:style-name="T28">”</text:span></text:p>
            <text:p/>
            <text:p/>
            <text:p text:style-name="P1"><text:span text:style-name="T30">– </text:span><text:span text:style-name="T30">Perl Testing: A Developer's Notebook</text:span></text:p>
            <text:p text:style-name="P1"><text:span text:style-name="T30">Ian Langworth &amp; chromatic <text:s text:c="16"/></text:span></text:p>
          </draw:text-box>
        </draw:frame>
        <anim:par presentation:node-type="timing-root">
          <anim:par smil:begin="id44.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44" presentation:class="page"/>
          <draw:frame presentation:style-name="pr5" draw:layer="layout" svg:width="17.271cm" svg:height="12.572cm" svg:x="2.159cm" svg:y="13.271cm" presentation:class="notes" presentation:placeholder="true">
            <draw:text-box/>
          </draw:frame>
        </presentation:notes>
      </draw:page>
      <draw:page draw:name="page45" draw:style-name="dp1" draw:master-page-name="lyt-blackandwhite" presentation:presentation-page-layout-name="AL4T1" xml:id="id45" draw:id="id45">
        <office:forms form:automatic-focus="false" form:apply-design-mode="false"/>
        <draw:frame presentation:style-name="pr9" draw:layer="layout" svg:width="23.5cm" svg:height="2.843cm" svg:x="2cm" svg:y="1.9cm" presentation:class="title">
          <draw:text-box>
            <text:p>Unit Testing</text:p>
          </draw:text-box>
        </draw:frame>
        <draw:frame presentation:style-name="pr10" draw:layer="layout" svg:width="24.599cm" svg:height="13.86cm" svg:x="2cm" svg:y="5.414cm" presentation:class="outline" presentation:user-transformed="true">
          <draw:text-box>
            <text:list text:style-name="L2">
              <text:list-item>
                <text:p><text:span text:style-name="T30">Use Test::More to test anything that you can expose to Perl through Inline::C</text:span></text:p>
              </text:list-item>
            </text:list>
            <text:list text:style-name="L3">
              <text:list-item>
                <text:list>
                  <text:list-item>
                    <text:p><text:span text:style-name="T6">Test external C libraries.</text:span></text:p>
                  </text:list-item>
                  <text:list-item>
                    <text:p><text:span text:style-name="T6">Test C subroutines that will be added to a C application.</text:span></text:p>
                  </text:list-item>
                  <text:list-item>
                    <text:p><text:span text:style-name="T6">Test C subroutines that will be Inlined in a Perl application.</text:span></text:p>
                  </text:list-item>
                </text:list>
              </text:list-item>
            </text:list>
            <text:list text:style-name="L2">
              <text:list-item>
                <text:p><text:span text:style-name="T30">In developing examples for this presentation, Test::More was a critical means of verifying algorithm implementations.</text:span></text:p>
              </text:list-item>
              <text:list-item>
                <text:p><text:span text:style-name="T30">Prototype in Perl, use is() and is_deeply() to cross-test the Inline::C sub against the Perl sub.</text:span></text:p>
              </text:list-item>
            </text:list>
            <text:list text:style-name="L3">
              <text:list-item>
                <text:list>
                  <text:list-item>
                    <text:p><text:span text:style-name="T30">Be sure to test special cases where C code may exhibit bugs that the Perl version doesn't have to consider.</text:span></text:p>
                  </text:list-item>
                </text:list>
              </text:list-item>
            </text:list>
          </draw:text-box>
        </draw:frame>
        <anim:par presentation:node-type="timing-root">
          <anim:par smil:begin="id45.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45" presentation:class="page"/>
          <draw:frame presentation:style-name="pr5" draw:text-style-name="P7" draw:layer="layout" svg:width="17.271cm" svg:height="12.572cm" svg:x="2.159cm" svg:y="13.271cm" presentation:class="notes" presentation:placeholder="true">
            <draw:text-box/>
          </draw:frame>
        </presentation:notes>
      </draw:page>
      <draw:page draw:name="page46" draw:style-name="dp1" draw:master-page-name="lyt-blackandwhite" presentation:presentation-page-layout-name="AL4T1" xml:id="id46" draw:id="id46">
        <office:forms form:automatic-focus="false" form:apply-design-mode="false"/>
        <draw:frame presentation:style-name="pr31" draw:layer="layout" svg:width="23.5cm" svg:height="1.658cm" svg:x="2cm" svg:y="1.898cm" presentation:class="title" presentation:user-transformed="true">
          <draw:text-box>
            <text:p><text:span text:style-name="T29">An example from Perl Testing: A Developer's Notebook</text:span></text:p>
          </draw:text-box>
        </draw:frame>
        <draw:frame presentation:style-name="pr23" draw:text-style-name="P19" draw:layer="layout" svg:width="24.599cm" svg:height="15.21cm" svg:x="2cm" svg:y="4.064cm" presentation:class="outline" presentation:user-transformed="true">
          <draw:text-box>
            <text:p text:style-name="P18"><text:span text:style-name="T31">BEGIN { chdir 't' if -d 't'; }</text:span></text:p>
            <text:p text:style-name="P18"><text:span text:style-name="T31"/></text:p>
            <text:p text:style-name="P18"><text:span text:style-name="T31">use strict; </text:span></text:p>
            <text:p text:style-name="P18"><text:span text:style-name="T31">use warnings; </text:span></text:p>
            <text:p text:style-name="P18"><text:span text:style-name="T31">use Test::More tests =&gt; 6; </text:span></text:p>
            <text:p text:style-name="P18"><text:span text:style-name="T31"/></text:p>
            <text:p text:style-name="P18"><text:span text:style-name="T31">use Inline C =&gt; Config =&gt; LIBS =&gt; '-lm', ENABLE =&gt; 'AUTOWRAP' ; </text:span></text:p>
            <text:p text:style-name="P18"><text:span text:style-name="T31"/></text:p>
            <text:p text:style-name="P18"><text:span text:style-name="T31">Inline-&gt;import( C =&gt; &lt;&lt;END_HEADERS ); </text:span></text:p>
            <text:p text:style-name="P18"><text:span text:style-name="T31"><text:s text:c="8"/></text:span><text:span text:style-name="T31">double fmax( double, double ); </text:span></text:p>
            <text:p text:style-name="P18"><text:span text:style-name="T31"><text:s text:c="8"/></text:span><text:span text:style-name="T31">double fmin( double, double ); </text:span></text:p>
            <text:p text:style-name="P18"><text:span text:style-name="T31">END_HEADERS</text:span></text:p>
            <text:p text:style-name="P18"><text:span text:style-name="T31"/></text:p>
            <text:p text:style-name="P18"><text:span text:style-name="T31">is( fmax( <text:s/>1.0, <text:s/>2.0 ), <text:s/>2.0, 'fmax() should find maximum of two values' ); </text:span></text:p>
            <text:p text:style-name="P18"><text:span text:style-name="T31">is( fmax( -1.0, <text:s/>1.0 ), <text:s/>1.0, '... and should handle one negative' );</text:span></text:p>
            <text:p text:style-name="P18"><text:span text:style-name="T31">is( fmax( -1.0, -7.0 ), -1.0, '... or two negatives' );</text:span></text:p>
            <text:p text:style-name="P18"><text:span text:style-name="T31">is( fmin( <text:s/>9.3, <text:s/>1.7 ), <text:s/>1.7, 'fmin() should find minimum of two values' );</text:span></text:p>
            <text:p text:style-name="P18"><text:span text:style-name="T31">is( fmin( <text:s/>2.0, -1.0 ), -1.0, '... and should handle one negative' );</text:span></text:p>
            <text:p text:style-name="P18"><text:span text:style-name="T31">is( fmin( -1.0, -6.0 ), -6.0, '... or two negatives' );</text:span></text:p>
            <text:p text:style-name="P18"><text:span text:style-name="T35"/></text:p>
            <text:list text:style-name="L2">
              <text:list-item>
                <text:p><text:span text:style-name="T59">Ian Langworth; Chromatic. Perl Testing: A Developer’s Notebook (Kindle Locations 5471-5474).</text:span><text:span text:style-name="T60"> </text:span></text:p>
              </text:list-item>
            </text:list>
          </draw:text-box>
        </draw:frame>
        <anim:par presentation:node-type="timing-root">
          <anim:par smil:begin="id46.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46" presentation:class="page"/>
          <draw:frame presentation:style-name="pr5" draw:text-style-name="P7" draw:layer="layout" svg:width="17.271cm" svg:height="12.572cm" svg:x="2.159cm" svg:y="13.271cm" presentation:class="notes" presentation:placeholder="true">
            <draw:text-box/>
          </draw:frame>
        </presentation:notes>
      </draw:page>
      <draw:page draw:name="page47" draw:style-name="dp1" draw:master-page-name="lyt-blackandwhite" presentation:presentation-page-layout-name="AL4T1" xml:id="id47" draw:id="id47">
        <office:forms form:automatic-focus="false" form:apply-design-mode="false"/>
        <draw:frame presentation:style-name="pr9" draw:layer="layout" svg:width="23.5cm" svg:height="2.843cm" svg:x="2cm" svg:y="1.9cm" presentation:class="title">
          <draw:text-box>
            <text:p>C library functions</text:p>
          </draw:text-box>
        </draw:frame>
        <draw:frame presentation:style-name="pr10" draw:layer="layout" svg:width="24.599cm" svg:height="13.86cm" svg:x="2cm" svg:y="5.414cm" presentation:class="outline">
          <draw:text-box>
            <text:list text:style-name="L2">
              <text:list-item>
                <text:p>You may use Inline::C to call functions from C libraries</text:p>
              </text:list-item>
            </text:list>
            <text:list text:style-name="L3">
              <text:list-item>
                <text:list>
                  <text:list-item>
                    <text:p>You may need to write Inline:C wrappers, or pure Perl wrappers.</text:p>
                  </text:list-item>
                  <text:list-item>
                    <text:p>Inline::C offers AUTOWRAP for trivial wrappers.</text:p>
                  </text:list-item>
                </text:list>
              </text:list-item>
            </text:list>
            <text:list text:style-name="L2">
              <text:list-header>
                <text:p/>
              </text:list-header>
            </text:list>
          </draw:text-box>
        </draw:frame>
        <anim:par presentation:node-type="timing-root">
          <anim:par smil:begin="id47.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47" presentation:class="page"/>
          <draw:frame presentation:style-name="pr5" draw:text-style-name="P7" draw:layer="layout" svg:width="17.271cm" svg:height="12.572cm" svg:x="2.159cm" svg:y="13.271cm" presentation:class="notes" presentation:placeholder="true">
            <draw:text-box/>
          </draw:frame>
        </presentation:notes>
      </draw:page>
      <draw:page draw:name="page48" draw:style-name="dp1" draw:master-page-name="lyt-blackandwhite" presentation:presentation-page-layout-name="AL4T1" xml:id="id48" draw:id="id48">
        <office:forms form:automatic-focus="false" form:apply-design-mode="false"/>
        <draw:frame presentation:style-name="pr7" draw:layer="layout" svg:width="23.5cm" svg:height="1.656cm" svg:x="2cm" svg:y="1.9cm" presentation:class="title" presentation:user-transformed="true">
          <draw:text-box>
            <text:p><text:span text:style-name="T10">Linking to an external library</text:span></text:p>
          </draw:text-box>
        </draw:frame>
        <draw:frame presentation:style-name="pr32" draw:text-style-name="P20" draw:layer="layout" svg:width="24.599cm" svg:height="15.751cm" svg:x="2cm" svg:y="3.556cm" presentation:class="outline" presentation:user-transformed="true">
          <draw:text-box>
            <text:p text:style-name="P11"><text:span text:style-name="T31"># From the Inline::C-Cookbook POD:</text:span></text:p>
            <text:p text:style-name="P11"><text:span text:style-name="T31"/></text:p>
            <text:p text:style-name="P11"><text:span text:style-name="T31">print get('http://www.axkit.org');</text:span></text:p>
            <text:p text:style-name="P11"><text:span text:style-name="T31"/></text:p>
            <text:p text:style-name="P11"><text:span text:style-name="T31">use Inline C =&gt; Config =&gt; </text:span><text:span text:style-name="T61">LIBS =&gt; '-lghttp'</text:span><text:span text:style-name="T31">;</text:span></text:p>
            <text:p text:style-name="P11"><text:span text:style-name="T31">use Inline C =&gt; &lt;&lt;'END_OF_C_CODE';</text:span></text:p>
            <text:p text:style-name="P11"><text:span text:style-name="T31"/></text:p>
            <text:p text:style-name="P11"><text:span text:style-name="T31">#include &lt;ghttp.h&gt;</text:span></text:p>
            <text:p text:style-name="P11"><text:span text:style-name="T31"/></text:p>
            <text:p text:style-name="P11"><text:span text:style-name="T31">char *get(SV* uri) {</text:span></text:p>
            <text:p text:style-name="P11"><text:span text:style-name="T31"><text:s text:c="4"/></text:span><text:span text:style-name="T31">SV* buffer;</text:span></text:p>
            <text:p text:style-name="P11"><text:span text:style-name="T31"><text:s text:c="4"/></text:span><text:span text:style-name="T61">ghttp_request*</text:span><text:span text:style-name="T31"> request;</text:span><text:span text:style-name="T31"><text:tab/></text:span><text:span text:style-name="T31"><text:tab/></text:span><text:span text:style-name="T31"><text:tab/></text:span><text:span text:style-name="T31"><text:tab/></text:span><text:span text:style-name="T31"><text:tab/></text:span><text:span text:style-name="T31"> <text:s/>// A data type from libghttp.</text:span></text:p>
            <text:p text:style-name="P11"><text:span text:style-name="T31"/></text:p>
            <text:p text:style-name="P11"><text:span text:style-name="T31"><text:s text:c="4"/></text:span><text:span text:style-name="T31">buffer = NEWSV(0,0);</text:span></text:p>
            <text:p text:style-name="P11"><text:span text:style-name="T31"><text:s text:c="4"/></text:span><text:span text:style-name="T31">request = </text:span><text:span text:style-name="T61">ghttp_request_new()</text:span><text:span text:style-name="T31">;</text:span></text:p>
            <text:p text:style-name="P11"><text:span text:style-name="T31"><text:s text:c="4"/></text:span><text:span text:style-name="T61">ghttp_set_uri</text:span><text:span text:style-name="T31">(request, SvPV(uri, PL_na)); //function call from libghttp.</text:span></text:p>
            <text:p text:style-name="P11"><text:span text:style-name="T31"><text:s text:c="4"/></text:span><text:span text:style-name="T61">ghttp_set_header</text:span><text:span text:style-name="T31">(request, http_hdr_Connection, "close");</text:span></text:p>
            <text:p text:style-name="P11"><text:span text:style-name="T61"><text:s text:c="4"/></text:span><text:span text:style-name="T61">ghttp_prepare</text:span><text:span text:style-name="T31">(request); <text:s text:c="18"/>// and a few others...</text:span></text:p>
            <text:p text:style-name="P11"><text:span text:style-name="T31"><text:s text:c="4"/></text:span><text:span text:style-name="T61">ghttp_process</text:span><text:span text:style-name="T31">(request);</text:span></text:p>
            <text:p text:style-name="P11"><text:span text:style-name="T31"><text:s text:c="4"/></text:span><text:span text:style-name="T31">sv_catpv(buffer, </text:span><text:span text:style-name="T61">ghttp_get_body</text:span><text:span text:style-name="T31">(request));</text:span></text:p>
            <text:p text:style-name="P11"><text:span text:style-name="T31"><text:s text:c="4"/></text:span><text:span text:style-name="T61">ghttp_request_destroy</text:span><text:span text:style-name="T31">(request);</text:span></text:p>
            <text:p text:style-name="P11"><text:span text:style-name="T31"><text:s text:c="4"/></text:span></text:p>
            <text:p text:style-name="P11"><text:span text:style-name="T31"><text:s text:c="4"/></text:span><text:span text:style-name="T31">return SvPV(buffer, PL_na);</text:span></text:p>
            <text:p text:style-name="P11"><text:span text:style-name="T31">}</text:span></text:p>
            <text:p text:style-name="P11"><text:span text:style-name="T31"/></text:p>
            <text:p text:style-name="P11"><text:span text:style-name="T31">END_OF_C_CODE</text:span></text:p>
            <text:p text:style-name="P11"><text:span text:style-name="T31"/></text:p>
          </draw:text-box>
        </draw:frame>
        <anim:par presentation:node-type="timing-root">
          <anim:par smil:begin="id48.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48" presentation:class="page"/>
          <draw:frame presentation:style-name="pr5" draw:layer="layout" svg:width="17.271cm" svg:height="12.572cm" svg:x="2.159cm" svg:y="13.271cm" presentation:class="notes" presentation:placeholder="true">
            <draw:text-box/>
          </draw:frame>
        </presentation:notes>
      </draw:page>
      <draw:page draw:name="page49" draw:style-name="dp1" draw:master-page-name="lyt-blackandwhite" presentation:presentation-page-layout-name="AL4T1" xml:id="id49" draw:id="id49">
        <office:forms form:automatic-focus="false" form:apply-design-mode="false"/>
        <draw:frame presentation:style-name="pr14" draw:layer="layout" svg:width="23.5cm" svg:height="1.91cm" svg:x="2cm" svg:y="1.9cm" presentation:class="title" presentation:user-transformed="true">
          <draw:text-box>
            <text:p><text:span text:style-name="T28">AUTO_WRAP =&gt; 1</text:span></text:p>
          </draw:text-box>
        </draw:frame>
        <draw:frame presentation:style-name="pr19" draw:layer="layout" svg:width="24.599cm" svg:height="15.464cm" svg:x="2cm" svg:y="3.81cm" presentation:class="outline" presentation:user-transformed="true">
          <draw:text-box>
            <text:list text:style-name="L2">
              <text:list-item>
                <text:p><text:span text:style-name="T6">Inline::C can automatically generate the function wrappers to link functions in a library with Perl</text:span></text:p>
              </text:list-item>
              <text:list-item>
                <text:p><text:span text:style-name="T6">Also from the Inline::C-Cookbook <text:s text:c="3"/></text:span></text:p>
              </text:list-item>
            </text:list>
            <text:p text:style-name="P21"><text:span text:style-name="T23">package MyTerm;</text:span></text:p>
            <text:p text:style-name="P21"><text:span text:style-name="T23"/></text:p>
            <text:p text:style-name="P21"><text:span text:style-name="T23"><text:s text:c="4"/></text:span><text:span text:style-name="T23">use Inline C =&gt; Config =&gt;</text:span></text:p>
            <text:p text:style-name="P21"><text:span text:style-name="T23"><text:s text:c="10"/></text:span><text:span text:style-name="T23">ENABLE =&gt; AUTOWRAP =&gt;</text:span></text:p>
            <text:p text:style-name="P21"><text:span text:style-name="T23"><text:s text:c="10"/></text:span><text:span text:style-name="T23">LIBS =&gt; "-lreadline -lncurses -lterminfo -ltermcap ";</text:span></text:p>
            <text:p text:style-name="P21"><text:span text:style-name="T23"><text:s text:c="4"/></text:span></text:p>
            <text:p text:style-name="P21"><text:span text:style-name="T23"><text:s text:c="4"/></text:span><text:span text:style-name="T23">use Inline C =&gt; q{ char * readline(char *); };</text:span></text:p>
            <text:p text:style-name="P21"><text:span text:style-name="T23"/></text:p>
            <text:p text:style-name="P21"><text:span text:style-name="T23"><text:s text:c="4"/></text:span><text:span text:style-name="T23">package main;</text:span></text:p>
            <text:p text:style-name="P21"><text:span text:style-name="T23"><text:s text:c="4"/></text:span><text:span text:style-name="T23">my $x = MyTerm::readline("xyz: ");</text:span></text:p>
          </draw:text-box>
        </draw:frame>
        <anim:par presentation:node-type="timing-root">
          <anim:par smil:begin="id49.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49" presentation:class="page"/>
          <draw:frame presentation:style-name="pr5" draw:layer="layout" svg:width="17.271cm" svg:height="12.572cm" svg:x="2.159cm" svg:y="13.271cm" presentation:class="notes" presentation:placeholder="true">
            <draw:text-box/>
          </draw:frame>
        </presentation:notes>
      </draw:page>
      <draw:page draw:name="page50" draw:style-name="dp1" draw:master-page-name="lyt-blackandwhite" presentation:presentation-page-layout-name="AL1T32" xml:id="id50" draw:id="id50">
        <office:forms form:automatic-focus="false" form:apply-design-mode="false"/>
        <draw:frame presentation:style-name="pr1" draw:text-style-name="P24" draw:layer="layout" svg:width="23.5cm" svg:height="17.373cm" svg:x="2cm" svg:y="1.9cm" presentation:class="subtitle">
          <draw:text-box>
            <text:p text:style-name="P22"><text:span text:style-name="T62">“</text:span><text:span text:style-name="T63">If you pick up a good book about Lisp, there will be a section that describes Lisp’s good features. For example, the book '</text:span><text:span text:style-name="T64">Paradigms of Artificial Intelligence Programming'</text:span><text:span text:style-name="T63">, by Peter</text:span></text:p>
            <text:p text:style-name="P22"><text:span text:style-name="T63">Norvig, includes a section titled '</text:span><text:span text:style-name="T65">What Makes Lisp Different?' </text:span><text:span text:style-name="T63">that describes seven features of Lisp.</text:span></text:p>
            <text:p text:style-name="P22"><text:span text:style-name="T63">Perl shares six of these features; C shares none of them.</text:span><text:span text:style-name="T62">”</text:span></text:p>
            <text:p text:style-name="P22"><text:span text:style-name="T62"/></text:p>
            <text:p text:style-name="P22"><text:span text:style-name="T62"/></text:p>
            <text:p text:style-name="P23"><text:span text:style-name="T66">– </text:span><text:span text:style-name="T66">Mark Jason Dominus <text:s text:c="18"/></text:span></text:p>
            <text:p text:style-name="P23"><text:span text:style-name="T66">Higher Order Perl <text:s text:c="24"/></text:span></text:p>
          </draw:text-box>
        </draw:frame>
        <anim:par presentation:node-type="timing-root">
          <anim:par smil:begin="id50.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50" presentation:class="page"/>
          <draw:frame presentation:style-name="pr5" draw:layer="layout" svg:width="17.271cm" svg:height="12.572cm" svg:x="2.159cm" svg:y="13.271cm" presentation:class="notes" presentation:placeholder="true">
            <draw:text-box/>
          </draw:frame>
        </presentation:notes>
      </draw:page>
      <draw:page draw:name="page51" draw:style-name="dp1" draw:master-page-name="lyt-blackandwhite" presentation:presentation-page-layout-name="AL4T1" xml:id="id51" draw:id="id51">
        <office:forms form:automatic-focus="false" form:apply-design-mode="false"/>
        <draw:frame presentation:style-name="pr7" draw:layer="layout" svg:width="23.5cm" svg:height="1.656cm" svg:x="2cm" svg:y="1.9cm" presentation:class="title" presentation:user-transformed="true">
          <draw:text-box>
            <text:p><text:span text:style-name="T10">Perl's power tools.</text:span></text:p>
          </draw:text-box>
        </draw:frame>
        <draw:frame presentation:style-name="pr33" draw:layer="layout" svg:width="24.599cm" svg:height="15.748cm" svg:x="2cm" svg:y="3.81cm" presentation:class="outline" presentation:user-transformed="true">
          <draw:text-box>
            <text:list text:style-name="L2">
              <text:list-item>
                <text:p><text:span text:style-name="T5">Perl can manipulate C functions by symbol or hard ref.</text:span></text:p>
              </text:list-item>
              <text:list-item>
                <text:p><text:span text:style-name="T5">C can call Perl subroutines by symbol, or subref.</text:span></text:p>
              </text:list-item>
              <text:list-item>
                <text:p><text:span text:style-name="T5">C can accept subrefs as params, or return subrefs. (Callbacks, Currying)</text:span></text:p>
              </text:list-item>
              <text:list-item>
                <text:p><text:span text:style-name="T5">C functions have access to package globals.</text:span></text:p>
              </text:list-item>
              <text:list-item>
                <text:p><text:span text:style-name="T5">C functions have access to the lexical pad:</text:span></text:p>
              </text:list-item>
            </text:list>
            <text:list text:style-name="L3">
              <text:list-item>
                <text:list>
                  <text:list-item>
                    <text:p><text:span text:style-name="T11">Let a Perl function close around a C function while returning the C function as a sub-ref.</text:span></text:p>
                    <text:list>
                      <text:list-item>
                        <text:p><text:span text:style-name="T3">Closures provide currying, iterators, and other functional programming techniques to your C functions.</text:span></text:p>
                      </text:list-item>
                      <text:list-item>
                        <text:p><text:span text:style-name="T3">C gains several Lispy attributes courtesy Perl.</text:span></text:p>
                      </text:list-item>
                    </text:list>
                  </text:list-item>
                </text:list>
              </text:list-item>
            </text:list>
            <text:list text:style-name="L2">
              <text:list-item>
                <text:p><text:span text:style-name="T5">C functions can create lexical blocks</text:span></text:p>
              </text:list-item>
            </text:list>
            <text:list text:style-name="L3">
              <text:list-item>
                <text:list>
                  <text:list-item>
                    <text:p><text:span text:style-name="T11">Let a C function create a lexical closure and return a subref living in that closure.</text:span></text:p>
                  </text:list-item>
                </text:list>
              </text:list-item>
            </text:list>
            <text:list text:style-name="L2">
              <text:list-item>
                <text:p><text:span text:style-name="T5">In the interest of time and complexity I'll have to refer you to perlguts and perlcall.</text:span></text:p>
              </text:list-item>
            </text:list>
          </draw:text-box>
        </draw:frame>
        <anim:par presentation:node-type="timing-root">
          <anim:par smil:begin="id51.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51" presentation:class="page"/>
          <draw:frame presentation:style-name="pr5" draw:layer="layout" svg:width="17.271cm" svg:height="12.572cm" svg:x="2.159cm" svg:y="13.271cm" presentation:class="notes" presentation:placeholder="true">
            <draw:text-box/>
          </draw:frame>
        </presentation:notes>
      </draw:page>
      <draw:page draw:name="page52" draw:style-name="dp1" draw:master-page-name="lyt-blackandwhite" presentation:presentation-page-layout-name="AL4T1" xml:id="id52" draw:id="id52">
        <office:forms form:automatic-focus="false" form:apply-design-mode="false"/>
        <draw:frame presentation:style-name="pr9" draw:layer="layout" svg:width="23.5cm" svg:height="2.843cm" svg:x="2cm" svg:y="1.9cm" presentation:class="title">
          <draw:text-box>
            <text:p>Objects through Inline::Struct</text:p>
          </draw:text-box>
        </draw:frame>
        <draw:frame presentation:style-name="pr10" draw:layer="layout" svg:width="24.599cm" svg:height="13.86cm" svg:x="2cm" svg:y="5.414cm" presentation:class="outline" presentation:user-transformed="true">
          <draw:text-box>
            <text:p text:style-name="P11"><text:s text:c="2"/><text:span text:style-name="T35">use Inline C =&gt; Config =&gt; Structs =&gt; ['Foo'];</text:span></text:p>
            <text:p text:style-name="P11"><text:span text:style-name="T35"/></text:p>
            <text:p text:style-name="P11"><text:span text:style-name="T35"><text:s text:c="2"/></text:span><text:span text:style-name="T35">my $obj = Inline::Struct::Foo-&gt;new;</text:span></text:p>
            <text:p text:style-name="P11"><text:span text:style-name="T35"><text:s text:c="2"/></text:span><text:span text:style-name="T35">$obj-&gt;num(10);</text:span></text:p>
            <text:p text:style-name="P11"><text:span text:style-name="T35"><text:s text:c="2"/></text:span><text:span text:style-name="T35">$obj-&gt;str("Hello");</text:span></text:p>
            <text:p text:style-name="P11"><text:span text:style-name="T35"/></text:p>
            <text:p text:style-name="P11"><text:span text:style-name="T35"><text:s text:c="2"/></text:span><text:span text:style-name="T35">myfunc($obj);</text:span></text:p>
            <text:p text:style-name="P11"><text:span text:style-name="T35"/></text:p>
            <text:p text:style-name="P11"><text:span text:style-name="T35"><text:s text:c="2"/></text:span><text:span text:style-name="T35">__END__</text:span></text:p>
            <text:p text:style-name="P11"><text:span text:style-name="T35"><text:s text:c="2"/></text:span><text:span text:style-name="T35">__C__</text:span></text:p>
            <text:p text:style-name="P11"><text:span text:style-name="T35"><text:s text:c="2"/></text:span></text:p>
            <text:p text:style-name="P11"><text:span text:style-name="T35"><text:s text:c="2"/></text:span><text:span text:style-name="T35">struct Foo {</text:span></text:p>
            <text:p text:style-name="P11"><text:span text:style-name="T35"><text:s text:c="4"/></text:span><text:span text:style-name="T35">int num;</text:span></text:p>
            <text:p text:style-name="P11"><text:span text:style-name="T35"><text:s text:c="4"/></text:span><text:span text:style-name="T35">char *str;</text:span></text:p>
            <text:p text:style-name="P11"><text:span text:style-name="T35"><text:s text:c="2"/></text:span><text:span text:style-name="T35">};</text:span></text:p>
            <text:p text:style-name="P11"><text:span text:style-name="T35"/></text:p>
            <text:p text:style-name="P11"><text:span text:style-name="T35"><text:s text:c="2"/></text:span><text:span text:style-name="T35">void myfunc(Foo *f) {</text:span></text:p>
            <text:p text:style-name="P11"><text:span text:style-name="T35"><text:s text:c="4"/></text:span><text:span text:style-name="T35">printf("myfunc: num=%i, str='%s'\n", f-&gt;num, f-&gt;str);</text:span></text:p>
            <text:p text:style-name="P11"><text:span text:style-name="T35"><text:s text:c="2"/></text:span><text:span text:style-name="T35">}</text:span></text:p>
          </draw:text-box>
        </draw:frame>
        <anim:par presentation:node-type="timing-root">
          <anim:par smil:begin="id52.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52" presentation:class="page"/>
          <draw:frame presentation:style-name="pr5" draw:layer="layout" svg:width="17.271cm" svg:height="12.572cm" svg:x="2.159cm" svg:y="13.271cm" presentation:class="notes" presentation:placeholder="true">
            <draw:text-box/>
          </draw:frame>
        </presentation:notes>
      </draw:page>
      <draw:page draw:name="page53" draw:style-name="dp1" draw:master-page-name="lyt-blackandwhite" presentation:presentation-page-layout-name="AL4T1" xml:id="id53" draw:id="id53">
        <office:forms form:automatic-focus="false" form:apply-design-mode="false"/>
        <draw:frame presentation:style-name="pr34" draw:text-style-name="P25" draw:layer="layout" svg:width="23.5cm" svg:height="1.402cm" svg:x="2cm" svg:y="1.9cm" presentation:class="title" presentation:user-transformed="true">
          <draw:text-box>
            <text:p><text:span text:style-name="T30">Objects via Inline::C (Adapted from Inline::C Cookbook)</text:span></text:p>
          </draw:text-box>
        </draw:frame>
        <draw:frame presentation:style-name="pr35" draw:text-style-name="P16" draw:layer="layout" svg:width="24.599cm" svg:height="16.315cm" svg:x="2cm" svg:y="3.302cm" presentation:class="outline" presentation:user-transformed="true">
          <draw:text-box>
            <text:p text:style-name="P11"><text:span text:style-name="T55">my <text:s/>$obj1 = Soldier-&gt;new('Benjamin', 'Private', 11111 );</text:span></text:p>
            <text:p text:style-name="P11"><text:span text:style-name="T55">my <text:s/>$obj2 = Soldier-&gt;new('Sanders', <text:s/>'Colonel', 22222 );</text:span></text:p>
            <text:p text:style-name="P11"><text:span text:style-name="T55"/></text:p>
            <text:p text:style-name="P11"><text:span text:style-name="T55">for my $obj ($obj1, $obj2 ) {</text:span></text:p>
            <text:p text:style-name="P11"><text:span text:style-name="T55"><text:s text:c="4"/></text:span><text:span text:style-name="T55">print ( $obj-&gt;get_serial, ") ",</text:span></text:p>
            <text:p text:style-name="P11"><text:span text:style-name="T55"><text:s text:c="12"/></text:span><text:span text:style-name="T55">$obj-&gt;get_name, <text:s text:c="2"/>" is a ",</text:span></text:p>
            <text:p text:style-name="P11"><text:span text:style-name="T55"><text:s text:c="12"/></text:span><text:span text:style-name="T55">$obj-&gt;get_rank, <text:s text:c="2"/>"\n" <text:s text:c="5"/>);</text:span></text:p>
            <text:p text:style-name="P11"><text:span text:style-name="T55">}</text:span></text:p>
            <text:p text:style-name="P11"><text:span text:style-name="T55">#---------------------------------------------------------</text:span></text:p>
            <text:p text:style-name="P11"><text:span text:style-name="T55">use Inline C =&gt; &lt;&lt;'END';</text:span></text:p>
            <text:p text:style-name="P11"><text:span text:style-name="T55"/></text:p>
            <text:p text:style-name="P11"><text:span text:style-name="T55">typedef struct { <text:s/>char* name; <text:s/>char* rank; <text:s/>long serial; <text:s/>} Soldier;</text:span></text:p>
            <text:p text:style-name="P11"><text:span text:style-name="T55"/></text:p>
            <text:p text:style-name="P11"><text:span text:style-name="T55">SV* new(char* class, char* name, char* rank, long serial) {</text:span></text:p>
            <text:p text:style-name="P11"><text:span text:style-name="T55"><text:s text:c="4"/></text:span><text:span text:style-name="T55">Soldier* soldier;</text:span></text:p>
            <text:p text:style-name="P11"><text:span text:style-name="T55"><text:s text:c="4"/></text:span><text:span text:style-name="T55">SV* <text:s text:c="5"/>obj_ref = newSViv(0);</text:span></text:p>
            <text:p text:style-name="P11"><text:span text:style-name="T55"><text:s text:c="4"/></text:span><text:span text:style-name="T55">SV* <text:s text:c="5"/>obj = newSVrv(obj_ref, class);</text:span></text:p>
            <text:p text:style-name="P11"><text:span text:style-name="T55"><text:s text:c="4"/></text:span><text:span text:style-name="T55">New(42, soldier, 1, Soldier);</text:span></text:p>
            <text:p text:style-name="P11"><text:span text:style-name="T55"><text:s text:c="4"/></text:span><text:span text:style-name="T55">soldier-&gt;name = savepv(name); <text:s text:c="3"/>soldier-&gt;rank = savepv(rank);</text:span></text:p>
            <text:p text:style-name="P11"><text:span text:style-name="T55"><text:s text:c="4"/></text:span><text:span text:style-name="T55">soldier-&gt;serial = serial;</text:span></text:p>
            <text:p text:style-name="P11"><text:span text:style-name="T55"><text:s text:c="4"/></text:span><text:span text:style-name="T55">sv_setiv(obj, (IV)soldier); <text:s text:c="2"/>SvREADONLY_on(obj);</text:span></text:p>
            <text:p text:style-name="P11"><text:span text:style-name="T55"><text:s text:c="4"/></text:span><text:span text:style-name="T55">return obj_ref;</text:span></text:p>
            <text:p text:style-name="P11"><text:span text:style-name="T55">}</text:span></text:p>
            <text:p text:style-name="P11"><text:span text:style-name="T55"/></text:p>
            <text:p text:style-name="P11"><text:span text:style-name="T55">char* get_name(SV* obj) <text:s/>{ return ((Soldier*)SvIV(SvRV(obj)))-&gt;name; <text:s text:c="2"/>}</text:span></text:p>
            <text:p text:style-name="P11"><text:span text:style-name="T55">char* get_rank(SV* obj) <text:s/>{ return ((Soldier*)SvIV(SvRV(obj)))-&gt;rank; <text:s text:c="2"/>}</text:span></text:p>
            <text:p text:style-name="P11"><text:span text:style-name="T55">long get_serial(SV* obj) { return ((Soldier*)SvIV(SvRV(obj)))-&gt;serial; }</text:span></text:p>
            <text:p text:style-name="P11"><text:span text:style-name="T55"/></text:p>
            <text:p text:style-name="P11"><text:span text:style-name="T55">void DESTROY(SV* obj) {</text:span></text:p>
            <text:p text:style-name="P11"><text:span text:style-name="T55"><text:s text:c="5"/></text:span><text:span text:style-name="T55">Soldier* soldier = (Soldier*)SvIV(SvRV(obj));</text:span></text:p>
            <text:p text:style-name="P11"><text:span text:style-name="T55"><text:s text:c="5"/></text:span><text:span text:style-name="T55">Safefree(soldier-&gt;name); <text:s/>Safefree(soldier-&gt;rank); <text:s/>Safefree(soldier);</text:span></text:p>
            <text:p text:style-name="P11"><text:span text:style-name="T55">}</text:span></text:p>
            <text:p text:style-name="P11"><text:span text:style-name="T55">END</text:span></text:p>
          </draw:text-box>
        </draw:frame>
        <anim:par presentation:node-type="timing-root">
          <anim:par smil:begin="id53.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53" presentation:class="page"/>
          <draw:frame presentation:style-name="pr5" draw:layer="layout" svg:width="17.271cm" svg:height="12.572cm" svg:x="2.159cm" svg:y="13.271cm" presentation:class="notes" presentation:placeholder="true">
            <draw:text-box/>
          </draw:frame>
        </presentation:notes>
      </draw:page>
      <draw:page draw:name="page54" draw:style-name="dp1" draw:master-page-name="lyt-blackandwhite" presentation:presentation-page-layout-name="AL4T1" xml:id="id54" draw:id="id54">
        <office:forms form:automatic-focus="false" form:apply-design-mode="false"/>
        <draw:frame presentation:style-name="pr9" draw:layer="layout" svg:width="23.5cm" svg:height="2.843cm" svg:x="2cm" svg:y="1.898cm" presentation:class="title" presentation:user-transformed="true">
          <draw:text-box>
            <text:p><text:span text:style-name="T10">Practical approaches toward objects</text:span></text:p>
          </draw:text-box>
        </draw:frame>
        <draw:frame presentation:style-name="pr10" draw:layer="layout" svg:width="24.599cm" svg:height="13.86cm" svg:x="2cm" svg:y="5.414cm" presentation:class="outline" presentation:user-transformed="true">
          <draw:text-box>
            <text:list text:style-name="L2">
              <text:list-item>
                <text:p><text:span text:style-name="T5">Build in Perl, optimize in C</text:span></text:p>
              </text:list-item>
            </text:list>
            <text:list text:style-name="L3">
              <text:list-item>
                <text:list>
                  <text:list-item>
                    <text:p><text:span text:style-name="T5">Build all the methods in Perl</text:span></text:p>
                  </text:list-item>
                  <text:list-item>
                    <text:p><text:span text:style-name="T5">Those object methods that stand out in profiling may be rewritten in Inline::C.</text:span></text:p>
                  </text:list-item>
                  <text:list-item>
                    <text:p><text:span text:style-name="T5">90% of the benefit of Inline::C with only 10% of the fuss.</text:span></text:p>
                  </text:list-item>
                </text:list>
              </text:list-item>
              <text:list-item>
                <text:p><text:span text:style-name="T5">Inline::Struct – Simple structures become simple objects.</text:span></text:p>
                <text:list>
                  <text:list-item>
                    <text:p><text:span text:style-name="T5">Auto-generated accessors.</text:span></text:p>
                  </text:list-item>
                </text:list>
              </text:list-item>
              <text:list-item>
                <text:p><text:span text:style-name="T5">Inline::CPP – C++ objects become Perl objects.</text:span></text:p>
                <text:list>
                  <text:list-item>
                    <text:p><text:span text:style-name="T5">Public data members get accessors and are exposed to Perl.</text:span></text:p>
                  </text:list-item>
                  <text:list-item>
                    <text:p><text:span text:style-name="T5">Public methods are exposed to Perl.</text:span></text:p>
                  </text:list-item>
                  <text:list-item>
                    <text:p><text:span text:style-name="T5">Private data members and methods aren't exposed to Perl.</text:span></text:p>
                  </text:list-item>
                  <text:list-item>
                    <text:p><text:span text:style-name="T5">C++ constructors, destructors, inheritance, and so on.</text:span></text:p>
                  </text:list-item>
                </text:list>
              </text:list-item>
            </text:list>
          </draw:text-box>
        </draw:frame>
        <anim:par presentation:node-type="timing-root">
          <anim:par smil:begin="id54.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54" presentation:class="page"/>
          <draw:frame presentation:style-name="pr5" draw:layer="layout" svg:width="17.271cm" svg:height="12.572cm" svg:x="2.159cm" svg:y="13.271cm" presentation:class="notes" presentation:placeholder="true">
            <draw:text-box/>
          </draw:frame>
        </presentation:notes>
      </draw:page>
      <draw:page draw:name="page55" draw:style-name="dp1" draw:master-page-name="lyt-blackandwhite" presentation:presentation-page-layout-name="AL4T1" xml:id="id55" draw:id="id55">
        <office:forms form:automatic-focus="false" form:apply-design-mode="false"/>
        <draw:frame presentation:style-name="pr9" draw:text-style-name="P26" draw:layer="layout" svg:width="23.5cm" svg:height="2.843cm" svg:x="2cm" svg:y="1.9cm" presentation:class="title">
          <draw:text-box>
            <text:p><text:span text:style-name="T33">An object with Inline::CPP</text:span></text:p>
          </draw:text-box>
        </draw:frame>
        <draw:frame presentation:style-name="pr10" draw:text-style-name="P12" draw:layer="layout" svg:width="24.599cm" svg:height="13.86cm" svg:x="2cm" svg:y="5.414cm" presentation:class="outline" presentation:user-transformed="true">
          <draw:text-box>
            <text:p text:style-name="P11"><text:span text:style-name="T23">use Inline CPP =&gt; &lt;&lt;'END';</text:span></text:p>
            <text:p text:style-name="P11"><text:span text:style-name="T23"/></text:p>
            <text:p text:style-name="P11"><text:span text:style-name="T23"><text:s text:c="4"/></text:span><text:span text:style-name="T23">int doodle() { return 42; }</text:span></text:p>
            <text:p text:style-name="P11"><text:span text:style-name="T23"/></text:p>
            <text:p text:style-name="P11"><text:span text:style-name="T23"><text:s text:c="4"/></text:span><text:span text:style-name="T23">class Foo {</text:span></text:p>
            <text:p text:style-name="P11"><text:span text:style-name="T23"><text:s text:c="8"/></text:span><text:span text:style-name="T23">public:</text:span></text:p>
            <text:p text:style-name="P11"><text:span text:style-name="T23"><text:s text:c="12"/></text:span><text:span text:style-name="T23">Foo ();</text:span></text:p>
            <text:p text:style-name="P11"><text:span text:style-name="T23"><text:s text:c="12"/></text:span><text:span text:style-name="T23">~Foo();</text:span></text:p>
            <text:p text:style-name="P11"><text:span text:style-name="T23"><text:s text:c="12"/></text:span><text:span text:style-name="T23">int get_data() { return data; }</text:span></text:p>
            <text:p text:style-name="P11"><text:span text:style-name="T23"><text:s text:c="12"/></text:span><text:span text:style-name="T23">void set_data( int a ) { data = a; }</text:span></text:p>
            <text:p text:style-name="P11"><text:span text:style-name="T23"><text:s text:c="8"/></text:span><text:span text:style-name="T23">private:</text:span></text:p>
            <text:p text:style-name="P11"><text:span text:style-name="T23"><text:s text:c="12"/></text:span><text:span text:style-name="T23">int data;</text:span></text:p>
            <text:p text:style-name="P11"><text:span text:style-name="T23"><text:s text:c="4"/></text:span><text:span text:style-name="T23">};</text:span></text:p>
            <text:p text:style-name="P11"><text:span text:style-name="T23"/></text:p>
            <text:p text:style-name="P11"><text:span text:style-name="T23"><text:s text:c="4"/></text:span><text:span text:style-name="T23">Foo::Foo() <text:s/>{ cout &lt;&lt; "creating a Foo()" &lt;&lt; endl; }</text:span></text:p>
            <text:p text:style-name="P11"><text:span text:style-name="T23"><text:s text:c="4"/></text:span><text:span text:style-name="T23">Foo::~Foo() { cout &lt;&lt; "deleting a Foo()" &lt;&lt; endl; }</text:span></text:p>
            <text:p text:style-name="P11"><text:span text:style-name="T23"/></text:p>
            <text:p text:style-name="P11"><text:span text:style-name="T23">END</text:span></text:p>
          </draw:text-box>
        </draw:frame>
        <anim:par presentation:node-type="timing-root">
          <anim:par smil:begin="id55.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55" presentation:class="page"/>
          <draw:frame presentation:style-name="pr5" draw:layer="layout" svg:width="17.271cm" svg:height="12.572cm" svg:x="2.159cm" svg:y="13.271cm" presentation:class="notes" presentation:placeholder="true">
            <draw:text-box/>
          </draw:frame>
        </presentation:notes>
      </draw:page>
      <draw:page draw:name="page56" draw:style-name="dp1" draw:master-page-name="lyt-blackandwhite" presentation:presentation-page-layout-name="AL4T1" xml:id="id56" draw:id="id56">
        <office:forms form:automatic-focus="false" form:apply-design-mode="false"/>
        <draw:frame presentation:style-name="pr9" draw:layer="layout" svg:width="23.5cm" svg:height="2.843cm" svg:x="2cm" svg:y="1.899cm" presentation:class="title" presentation:user-transformed="true">
          <draw:text-box>
            <text:p><text:span text:style-name="T33">An Object with C++ (How Perl sees it)</text:span></text:p>
          </draw:text-box>
        </draw:frame>
        <draw:frame presentation:style-name="pr10" draw:text-style-name="P3" draw:layer="layout" svg:width="24.599cm" svg:height="13.86cm" svg:x="2cm" svg:y="5.414cm" presentation:class="outline" presentation:user-transformed="true">
          <draw:text-box>
            <text:p><text:span text:style-name="T23"><text:s text:c="4"/></text:span><text:span text:style-name="T23">sub main::doodle { return 42; }</text:span></text:p>
            <text:p><text:span text:style-name="T67"/></text:p>
            <text:p><text:span text:style-name="T23"><text:s text:c="4"/></text:span><text:span text:style-name="T23">package main::Foo;</text:span></text:p>
            <text:p><text:span text:style-name="T67"/></text:p>
            <text:p><text:span text:style-name="T23"><text:s text:c="4"/></text:span><text:span text:style-name="T23">sub new { print "creating a Foo()\n"; bless {}, shift }</text:span></text:p>
            <text:p><text:span text:style-name="T23"><text:s text:c="4"/></text:span><text:span text:style-name="T23">sub DESTROY { print "deleting a Foo()\n" }</text:span></text:p>
            <text:p><text:span text:style-name="T67"/></text:p>
            <text:p><text:span text:style-name="T23"><text:s text:c="4"/></text:span><text:span text:style-name="T23">sub get_data { my $o=shift; $o-&gt;{data} }</text:span></text:p>
            <text:p><text:span text:style-name="T23"><text:s text:c="4"/></text:span><text:span text:style-name="T23">sub set_data { my $o=shift; $o-&gt;{data} = shift }</text:span></text:p>
          </draw:text-box>
        </draw:frame>
        <anim:par presentation:node-type="timing-root">
          <anim:par smil:begin="id56.begin">
            <anim:transitionFilter smil:dur="1s" smil:type="slideWipe" smil:subtype="fromBottomRight" smil:direction="reverse"/>
          </anim:par>
        </anim:par>
        <presentation:notes draw:style-name="dp2">
          <draw:page-thumbnail draw:style-name="gr1" draw:layer="layout" svg:width="15.265cm" svg:height="10.476cm" svg:x="3.161cm" svg:y="2.123cm" draw:page-number="56" presentation:class="page"/>
          <draw:frame presentation:style-name="pr5" draw:layer="layout" svg:width="17.271cm" svg:height="12.572cm" svg:x="2.159cm" svg:y="13.271cm" presentation:class="notes" presentation:placeholder="true">
            <draw:text-box/>
          </draw:frame>
        </presentation:notes>
      </draw:page>
      <draw:page draw:name="page57" draw:style-name="dp1" draw:master-page-name="lyt-blackandwhite" presentation:presentation-page-layout-name="AL4T1" xml:id="id57" draw:id="id57">
        <office:forms form:automatic-focus="false" form:apply-design-mode="false"/>
        <draw:frame presentation:style-name="pr9" draw:layer="layout" svg:width="23.5cm" svg:height="2.843cm" svg:x="2cm" svg:y="1.9cm" presentation:class="title">
          <draw:text-box>
            <text:p>Distribution</text:p>
          </draw:text-box>
        </draw:frame>
        <draw:frame presentation:style-name="pr10" draw:layer="layout" svg:width="24.599cm" svg:height="14.373cm" svg:x="2cm" svg:y="5.414cm" presentation:class="outline" presentation:user-transformed="true">
          <draw:text-box>
            <text:list text:style-name="L2">
              <text:list-item>
                <text:p><text:span text:style-name="T30">Inline::C-based modules are fit for distribution.</text:span></text:p>
              </text:list-item>
            </text:list>
            <text:list text:style-name="L3">
              <text:list-item>
                <text:list>
                  <text:list-item>
                    <text:p><text:span text:style-name="T6">C code gets compiled at installation time, so end user never has a “long wait” at startup.</text:span></text:p>
                  </text:list-item>
                </text:list>
              </text:list-item>
              <text:list-item>
                <text:p><text:span text:style-name="T30">Inline::C can help to automate the process so that installation is (almost) just like any other CPAN module.</text:span></text:p>
                <text:list>
                  <text:list-item>
                    <text:p><text:span text:style-name="T6">(almost): The target system must be able to compile C, and must be able to install Inline::C.</text:span></text:p>
                    <text:list>
                      <text:list-item>
                        <text:p><text:span text:style-name="T6">Inline::C is highly available.</text:span></text:p>
                      </text:list-item>
                      <text:list-item>
                        <text:p><text:span text:style-name="T6">Inline::C is production ready.</text:span></text:p>
                      </text:list-item>
                    </text:list>
                  </text:list-item>
                </text:list>
              </text:list-item>
              <text:list-item>
                <text:p><text:span text:style-name="T6">Or you can copy the XS output from Inline::C and distribute it without the Inline::C dependency</text:span></text:p>
                <text:list>
                  <text:list-item>
                    <text:p><text:span text:style-name="T6">This isn't as necessary as it used to be, as Inline::C has reached a high degree of maturity.</text:span></text:p>
                  </text:list-item>
                </text:list>
              </text:list-item>
            </text:list>
          </draw:text-box>
        </draw:frame>
        <anim:par presentation:node-type="timing-root">
          <anim:par smil:begin="id57.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57" presentation:class="page"/>
          <draw:frame presentation:style-name="pr5" draw:text-style-name="P7" draw:layer="layout" svg:width="17.271cm" svg:height="12.572cm" svg:x="2.159cm" svg:y="13.271cm" presentation:class="notes" presentation:placeholder="true">
            <draw:text-box/>
          </draw:frame>
        </presentation:notes>
      </draw:page>
      <draw:page draw:name="page58" draw:style-name="dp1" draw:master-page-name="lyt-blackandwhite" presentation:presentation-page-layout-name="AL4T1" xml:id="id58" draw:id="id58">
        <office:forms form:automatic-focus="false" form:apply-design-mode="false"/>
        <draw:frame presentation:style-name="pr14" draw:layer="layout" svg:width="23.5cm" svg:height="1.91cm" svg:x="2cm" svg:y="1.9cm" presentation:class="title" presentation:user-transformed="true">
          <draw:text-box>
            <text:p><text:span text:style-name="T10">The making of My::Module</text:span></text:p>
          </draw:text-box>
        </draw:frame>
        <draw:frame presentation:style-name="pr17" draw:layer="layout" svg:width="24.599cm" svg:height="14.956cm" svg:x="2cm" svg:y="4.318cm" presentation:class="outline" presentation:user-transformed="true">
          <draw:text-box>
            <text:list text:style-name="L2">
              <text:list-item>
                <text:p><text:span text:style-name="T5">Slightly modified from the Inline POD.</text:span></text:p>
              </text:list-item>
              <text:list-item>
                <text:p><text:span text:style-name="T27">h2xs -PAXn My::Module</text:span></text:p>
              </text:list-item>
              <text:list-item>
                <text:p><text:span text:style-name="T5">Modify the Module.pm file:</text:span></text:p>
              </text:list-item>
            </text:list>
            <text:p text:style-name="P11"><text:span text:style-name="T23"><text:s text:c="4"/></text:span><text:span text:style-name="T23">package My::Module;</text:span></text:p>
            <text:p text:style-name="P11"><text:span text:style-name="T23"><text:s text:c="4"/></text:span><text:span text:style-name="T23">$VERSION = '1.23';</text:span></text:p>
            <text:p text:style-name="P11"><text:span text:style-name="T23"/></text:p>
            <text:p text:style-name="P11"><text:span text:style-name="T23"><text:s text:c="4"/></text:span><text:span text:style-name="T23">use base 'Exporter';</text:span></text:p>
            <text:p text:style-name="P11"><text:span text:style-name="T23"><text:s text:c="4"/></text:span><text:span text:style-name="T23">@EXPORT_OK = qw(cfoo cbar);</text:span></text:p>
            <text:p text:style-name="P11"><text:span text:style-name="T23"><text:s text:c="4"/></text:span><text:span text:style-name="T23">use strict;</text:span></text:p>
            <text:p text:style-name="P11"><text:span text:style-name="T23"/></text:p>
            <text:p text:style-name="P11"><text:span text:style-name="T23"><text:s text:c="4"/></text:span><text:span text:style-name="T23">use Inline C =&gt; 'DATA',</text:span></text:p>
            <text:p text:style-name="P11"><text:span text:style-name="T23"><text:s text:c="15"/></text:span><text:span text:style-name="T23">VERSION =&gt; '1.23',</text:span></text:p>
            <text:p text:style-name="P11"><text:span text:style-name="T23"><text:s text:c="15"/></text:span><text:span text:style-name="T23">NAME =&gt; 'My::Module';</text:span></text:p>
            <text:p text:style-name="P11"><text:span text:style-name="T23"><text:s text:c="4"/></text:span><text:span text:style-name="T23">1;</text:span></text:p>
            <text:p text:style-name="P11"><text:span text:style-name="T23"><text:s text:c="4"/></text:span><text:span text:style-name="T23">__DATA__</text:span></text:p>
            <text:p text:style-name="P11"><text:span text:style-name="T23"><text:s text:c="4"/></text:span><text:span text:style-name="T23">__C__</text:span></text:p>
            <text:p text:style-name="P11"><text:span text:style-name="T23"><text:s text:c="4"/></text:span><text:span text:style-name="T23">// C code here...</text:span></text:p>
            <text:p text:style-name="P11"><text:span text:style-name="T32"/></text:p>
            <text:list text:continue-numbering="true" text:style-name="L2">
              <text:list-item>
                <text:p text:style-name="P11"><text:span text:style-name="T27">NAME</text:span><text:span text:style-name="T26"> and </text:span><text:span text:style-name="T27">VERSION</text:span><text:span text:style-name="T26"> parameters required, and must match </text:span><text:span text:style-name="T27">$VERSION</text:span><text:span text:style-name="T26">.</text:span></text:p>
              </text:list-item>
            </text:list>
          </draw:text-box>
        </draw:frame>
        <anim:par presentation:node-type="timing-root">
          <anim:par smil:begin="id58.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58" presentation:class="page"/>
          <draw:frame presentation:style-name="pr5" draw:layer="layout" svg:width="17.271cm" svg:height="12.572cm" svg:x="2.159cm" svg:y="13.271cm" presentation:class="notes" presentation:placeholder="true">
            <draw:text-box/>
          </draw:frame>
        </presentation:notes>
      </draw:page>
      <draw:page draw:name="page59" draw:style-name="dp1" draw:master-page-name="lyt-blackandwhite" presentation:presentation-page-layout-name="AL4T1" xml:id="id59" draw:id="id59">
        <office:forms form:automatic-focus="false" form:apply-design-mode="false"/>
        <draw:frame presentation:style-name="pr36" draw:layer="layout" svg:width="23.5cm" svg:height="2.165cm" svg:x="2cm" svg:y="1.899cm" presentation:class="title" presentation:user-transformed="true">
          <draw:text-box>
            <text:p><text:span text:style-name="T10">The making of My::Module (almost done)</text:span></text:p>
          </draw:text-box>
        </draw:frame>
        <draw:frame presentation:style-name="pr20" draw:layer="layout" svg:width="24.599cm" svg:height="14.702cm" svg:x="2cm" svg:y="4.572cm" presentation:class="outline" presentation:user-transformed="true">
          <draw:text-box>
            <text:list text:style-name="L2">
              <text:list-item>
                <text:p><text:span text:style-name="T30">In Makefile.PL:</text:span></text:p>
              </text:list-item>
            </text:list>
            <text:list text:style-name="L3">
              <text:list-item>
                <text:list>
                  <text:list-item>
                    <text:p><text:span text:style-name="T6">Change: </text:span><text:span text:style-name="T49">use ExtUtils::MakeMaker</text:span></text:p>
                  </text:list-item>
                  <text:list-item>
                    <text:p><text:span text:style-name="T6">To: </text:span><text:span text:style-name="T49">use Inline::MakeMaker</text:span></text:p>
                  </text:list-item>
                </text:list>
              </text:list-item>
            </text:list>
            <text:list text:style-name="L2">
              <text:list-item>
                <text:p><text:span text:style-name="T47">perl Makefile.PL</text:span></text:p>
              </text:list-item>
              <text:list-item>
                <text:p><text:span text:style-name="T47">make dist</text:span></text:p>
              </text:list-item>
              <text:list-item>
                <text:p><text:span text:style-name="T25">It wouldn't hurt to also:</text:span></text:p>
              </text:list-item>
            </text:list>
            <text:list text:style-name="L3">
              <text:list-item>
                <text:list>
                  <text:list-item>
                    <text:p text:style-name="P27"><text:span text:style-name="T49">make</text:span></text:p>
                  </text:list-item>
                  <text:list-item>
                    <text:p text:style-name="P27"><text:span text:style-name="T49">make test</text:span></text:p>
                  </text:list-item>
                  <text:list-item>
                    <text:p text:style-name="P27"><text:span text:style-name="T49">make install</text:span></text:p>
                  </text:list-item>
                </text:list>
              </text:list-item>
            </text:list>
            <text:list text:style-name="L2">
              <text:list-item>
                <text:p><text:span text:style-name="T36">Most of these steps are the same with non-Inline distributions.</text:span></text:p>
              </text:list-item>
              <text:list-item>
                <text:p><text:span text:style-name="T36">Remember: The C code is compiled on install; user never sees a delay during startup or runtime.</text:span></text:p>
              </text:list-item>
            </text:list>
          </draw:text-box>
        </draw:frame>
        <anim:par presentation:node-type="timing-root">
          <anim:par smil:begin="id59.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59" presentation:class="page"/>
          <draw:frame presentation:style-name="pr5" draw:layer="layout" svg:width="17.271cm" svg:height="12.572cm" svg:x="2.159cm" svg:y="13.271cm" presentation:class="notes" presentation:placeholder="true">
            <draw:text-box/>
          </draw:frame>
        </presentation:notes>
      </draw:page>
      <draw:page draw:name="page60" draw:style-name="dp1" draw:master-page-name="lyt-blackandwhite" presentation:presentation-page-layout-name="AL4T1" xml:id="id60" draw:id="id60">
        <office:forms form:automatic-focus="false" form:apply-design-mode="false"/>
        <draw:frame presentation:style-name="pr7" draw:layer="layout" svg:width="23.5cm" svg:height="1.656cm" svg:x="2cm" svg:y="1.9cm" presentation:class="title" presentation:user-transformed="true">
          <draw:text-box>
            <text:p><text:span text:style-name="T28">Other Inline Attractions</text:span></text:p>
          </draw:text-box>
        </draw:frame>
        <draw:frame presentation:style-name="pr37" draw:layer="layout" svg:width="24.599cm" svg:height="16.591cm" svg:x="2cm" svg:y="3.81cm" presentation:class="outline" presentation:user-transformed="true">
          <draw:text-box>
            <text:list text:style-name="L2">
              <text:list-item>
                <text:p><text:span text:style-name="T5">Inline::Ruby</text:span></text:p>
              </text:list-item>
              <text:list-item>
                <text:p><text:span text:style-name="T5">Inline::Basic</text:span></text:p>
              </text:list-item>
              <text:list-item>
                <text:p><text:span text:style-name="T5">Inline::Lua</text:span></text:p>
              </text:list-item>
              <text:list-item>
                <text:p><text:span text:style-name="T5">Inline::TT</text:span></text:p>
              </text:list-item>
            </text:list>
            <text:list text:style-name="L3">
              <text:list-item>
                <text:list>
                  <text:list-item>
                    <text:p><text:span text:style-name="T5">Inline support for Template Toolkit 2.</text:span></text:p>
                  </text:list-item>
                </text:list>
              </text:list-item>
            </text:list>
            <text:list text:style-name="L2">
              <text:list-item>
                <text:p><text:span text:style-name="T5">Inline::Struct</text:span></text:p>
              </text:list-item>
            </text:list>
            <text:list text:style-name="L3">
              <text:list-item>
                <text:list>
                  <text:list-item>
                    <text:p><text:span text:style-name="T11">C structures become simple Perl objects!</text:span></text:p>
                  </text:list-item>
                </text:list>
              </text:list-item>
            </text:list>
            <text:list text:style-name="L2">
              <text:list-item>
                <text:p><text:span text:style-name="T5">Inline::CPR</text:span></text:p>
              </text:list-item>
            </text:list>
            <text:list text:style-name="L3">
              <text:list-item>
                <text:list>
                  <text:list-item>
                    <text:p><text:span text:style-name="T11">C Perl Run – Pseudo-Embed Perl in C via Inline.</text:span></text:p>
                  </text:list-item>
                </text:list>
              </text:list-item>
            </text:list>
            <text:list text:style-name="L2">
              <text:list-item>
                <text:p><text:span text:style-name="T5">Inline::Java</text:span></text:p>
              </text:list-item>
            </text:list>
            <text:list text:style-name="L3">
              <text:list-item>
                <text:list>
                  <text:list-item>
                    <text:p><text:span text:style-name="T5">Well developed and currently maintained.</text:span></text:p>
                  </text:list-item>
                </text:list>
              </text:list-item>
            </text:list>
          </draw:text-box>
        </draw:frame>
        <anim:par presentation:node-type="timing-root">
          <anim:par smil:begin="id60.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60" presentation:class="page"/>
          <draw:frame presentation:style-name="pr5" draw:layer="layout" svg:width="17.271cm" svg:height="12.572cm" svg:x="2.159cm" svg:y="13.271cm" presentation:class="notes" presentation:placeholder="true">
            <draw:text-box/>
          </draw:frame>
        </presentation:notes>
      </draw:page>
      <draw:page draw:name="page61" draw:style-name="dp1" draw:master-page-name="lyt-blackandwhite" presentation:presentation-page-layout-name="AL4T1" xml:id="id61" draw:id="id61">
        <office:forms form:automatic-focus="false" form:apply-design-mode="false"/>
        <draw:frame presentation:style-name="pr7" draw:layer="layout" svg:width="23.5cm" svg:height="1.656cm" svg:x="2cm" svg:y="1.9cm" presentation:class="title" presentation:user-transformed="true">
          <draw:text-box>
            <text:p><text:span text:style-name="T28">Other Inline Attractions (continued)</text:span></text:p>
          </draw:text-box>
        </draw:frame>
        <draw:frame presentation:style-name="pr37" draw:layer="layout" svg:width="24.599cm" svg:height="16.591cm" svg:x="2cm" svg:y="3.556cm" presentation:class="outline" presentation:user-transformed="true">
          <draw:text-box>
            <text:list text:style-name="L2">
              <text:list-item>
                <text:p><text:span text:style-name="T5">Inline::C++</text:span></text:p>
              </text:list-item>
            </text:list>
            <text:list text:style-name="L3">
              <text:list-item>
                <text:list>
                  <text:list-item>
                    <text:p><text:span text:style-name="T5">I took over maintenance from Neil Watkiss in November 2011 after it had gone unmaintained since 2003.</text:span></text:p>
                    <text:list>
                      <text:list-item>
                        <text:p><text:span text:style-name="T11">It was only passing on about 10% of CPAN smoke-testers.</text:span></text:p>
                      </text:list-item>
                    </text:list>
                  </text:list-item>
                  <text:list-item>
                    <text:p><text:span text:style-name="T5">I have set a goal to get it to pass with all CPAN smoke-testers for whom Inline::C currently passes (which is 97% of all).</text:span></text:p>
                    <text:list>
                      <text:list-item>
                        <text:p><text:span text:style-name="T11">It should be very close when I release v0.39 around 12-9-11.</text:span></text:p>
                      </text:list-item>
                    </text:list>
                  </text:list-item>
                  <text:list-item>
                    <text:p><text:span text:style-name="T5">Over the next month I hope to build a more thorough test suite, and better identify in its documentation what subset of greater C++ it comprehends. <text:s/>Later work will focus on extending its capabilities.</text:span></text:p>
                  </text:list-item>
                </text:list>
              </text:list-item>
            </text:list>
            <text:list text:style-name="L2">
              <text:list-item>
                <text:p><text:span text:style-name="T5">Inline::Python</text:span></text:p>
              </text:list-item>
            </text:list>
            <text:list text:style-name="L3">
              <text:list-item>
                <text:list>
                  <text:list-item>
                    <text:p><text:span text:style-name="T11">“</text:span><text:span text:style-name="T12">Inline::Python is extremely important for the company I work for which is why I can spend quite some time on it. So it's future is very secure :)</text:span><text:span text:style-name="T68">”</text:span></text:p>
                    <text:list>
                      <text:list-item>
                        <text:p><text:span text:style-name="T11">Stefan Seivert: Current maintainer, in an email message to the Inline mailing list on 12-5-11.</text:span></text:p>
                      </text:list-item>
                    </text:list>
                  </text:list-item>
                </text:list>
              </text:list-item>
            </text:list>
          </draw:text-box>
        </draw:frame>
        <anim:par presentation:node-type="timing-root">
          <anim:par smil:begin="id61.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61" presentation:class="page"/>
          <draw:frame presentation:style-name="pr5" draw:layer="layout" svg:width="17.271cm" svg:height="12.572cm" svg:x="2.159cm" svg:y="13.271cm" presentation:class="notes" presentation:placeholder="true">
            <draw:text-box/>
          </draw:frame>
        </presentation:notes>
      </draw:page>
      <draw:page draw:name="page62" draw:style-name="dp1" draw:master-page-name="lyt-blackandwhite" presentation:presentation-page-layout-name="AL1T32" xml:id="id62" draw:id="id62">
        <office:forms form:automatic-focus="false" form:apply-design-mode="false"/>
        <draw:frame presentation:style-name="pr1" draw:text-style-name="P28" draw:layer="layout" svg:width="23.5cm" svg:height="17.373cm" svg:x="2cm" svg:y="1.9cm" presentation:class="subtitle">
          <draw:text-box>
            <text:p><text:span text:style-name="T69">'</text:span><text:span text:style-name="T58">The best compliment I've gotten for CPR is when my ActiveState coworker Adam Turoff said, ``I feel like my head has just been wrapped around a brick''.</text:span><text:span text:style-name="T69">'</text:span></text:p>
            <text:p><text:span text:style-name="T70"/></text:p>
            <text:p text:style-name="P1"><text:span text:style-name="T70">– </text:span><text:span text:style-name="T70">Brian Ingerson <text:s text:c="37"/></text:span></text:p>
            <text:p text:style-name="P1"><text:span text:style-name="T70">Pathalogically Polluting Perl (perl.com)</text:span></text:p>
            <text:p text:style-name="P1"><text:span text:style-name="T70">Feb 2001 <text:s text:c="45"/></text:span></text:p>
          </draw:text-box>
        </draw:frame>
        <anim:par presentation:node-type="timing-root">
          <anim:par smil:begin="id62.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62" presentation:class="page"/>
          <draw:frame presentation:style-name="pr5" draw:layer="layout" svg:width="17.271cm" svg:height="12.572cm" svg:x="2.159cm" svg:y="13.271cm" presentation:class="notes" presentation:placeholder="true">
            <draw:text-box/>
          </draw:frame>
        </presentation:notes>
      </draw:page>
      <draw:page draw:name="page63" draw:style-name="dp1" draw:master-page-name="lyt-blackandwhite" presentation:presentation-page-layout-name="AL4T1" xml:id="id63" draw:id="id63">
        <office:forms form:automatic-focus="false" form:apply-design-mode="false"/>
        <draw:frame presentation:style-name="pr14" draw:layer="layout" svg:width="23.5cm" svg:height="1.91cm" svg:x="2cm" svg:y="1.9cm" presentation:class="title" presentation:user-transformed="true">
          <draw:text-box>
            <text:p><text:span text:style-name="T33">The Brick: Inline::CPR</text:span></text:p>
          </draw:text-box>
        </draw:frame>
        <draw:frame presentation:style-name="pr17" draw:layer="layout" svg:width="24.599cm" svg:height="14.956cm" svg:x="2cm" svg:y="4.318cm" presentation:class="outline" presentation:user-transformed="true">
          <draw:text-box>
            <text:list text:style-name="L2">
              <text:list-item>
                <text:p><text:span text:style-name="T29">Inline C Perl Run</text:span></text:p>
              </text:list-item>
            </text:list>
            <text:list text:style-name="L3">
              <text:list-item>
                <text:list>
                  <text:list-item>
                    <text:p><text:span text:style-name="T30">Running Perl from a C program (quick and dirty embedding)</text:span></text:p>
                  </text:list-item>
                </text:list>
              </text:list-item>
            </text:list>
            <text:p><text:span text:style-name="T35">#!/usr/local/bin/cpr</text:span></text:p>
            <text:p><text:span text:style-name="T35">int main(void) {</text:span></text:p>
            <text:p><text:span text:style-name="T35"><text:s text:c="4"/></text:span><text:span text:style-name="T35">printf("Hello World, I'm running under Perl version %s\n",</text:span></text:p>
            <text:p><text:span text:style-name="T35"><text:s text:c="11"/></text:span><text:span text:style-name="T35">CPR_eval("use Config; $Config{version}")</text:span></text:p>
            <text:p><text:span text:style-name="T35"><text:s text:c="10"/></text:span><text:span text:style-name="T35">);</text:span></text:p>
            <text:p><text:span text:style-name="T35"><text:s text:c="4"/></text:span><text:span text:style-name="T35">return 0;</text:span></text:p>
            <text:p><text:span text:style-name="T35">}</text:span></text:p>
            <text:list text:style-name="L2">
              <text:list-item>
                <text:p><text:span text:style-name="T48">I think that's enough on that topic. ;)</text:span></text:p>
              </text:list-item>
            </text:list>
          </draw:text-box>
        </draw:frame>
        <anim:par presentation:node-type="timing-root">
          <anim:par smil:begin="id63.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63" presentation:class="page"/>
          <draw:frame presentation:style-name="pr5" draw:text-style-name="P7" draw:layer="layout" svg:width="17.271cm" svg:height="12.572cm" svg:x="2.159cm" svg:y="13.271cm" presentation:class="notes" presentation:placeholder="true">
            <draw:text-box/>
          </draw:frame>
        </presentation:notes>
      </draw:page>
      <draw:page draw:name="page64" draw:style-name="dp1" draw:master-page-name="lyt-blackandwhite" presentation:presentation-page-layout-name="AL4T1" xml:id="id64" draw:id="id64">
        <office:forms form:automatic-focus="false" form:apply-design-mode="false"/>
        <draw:frame presentation:style-name="pr7" draw:layer="layout" svg:width="23.5cm" svg:height="1.656cm" svg:x="2cm" svg:y="1.9cm" presentation:class="title" presentation:user-transformed="true">
          <draw:text-box>
            <text:p><text:span text:style-name="T10">Conclusions: Why C? Why Inline::C?</text:span></text:p>
          </draw:text-box>
        </draw:frame>
        <draw:frame presentation:style-name="pr23" draw:layer="layout" svg:width="24.599cm" svg:height="15.693cm" svg:x="2cm" svg:y="4.064cm" presentation:class="outline" presentation:user-transformed="true">
          <draw:text-box>
            <text:list text:style-name="L2">
              <text:list-item>
                <text:p><text:span text:style-name="T11">Tools end up finding uses their designers never imagined. <text:s/>The oil industry never expected the steel barrel to become a favorite Caribbean musical instrument (the steel drum).</text:span></text:p>
              </text:list-item>
              <text:list-item>
                <text:p><text:span text:style-name="T11">A few ways I see Inline::C getting used:</text:span></text:p>
              </text:list-item>
            </text:list>
            <text:list text:style-name="L3">
              <text:list-item>
                <text:list>
                  <text:list-item>
                    <text:p><text:span text:style-name="T11">An application needs to get at functionality built into existing C libraries.</text:span></text:p>
                    <text:list>
                      <text:list-item>
                        <text:p><text:span text:style-name="T11">Windowing and graphic systems.</text:span></text:p>
                      </text:list-item>
                      <text:list-item>
                        <text:p><text:span text:style-name="T11">Specialized C libraries.</text:span></text:p>
                      </text:list-item>
                      <text:list-item>
                        <text:p><text:span text:style-name="T11">Operating-system libraries.</text:span></text:p>
                      </text:list-item>
                      <text:list-item>
                        <text:p><text:span text:style-name="T11">Other “tool reuse.” <text:s/>If a C library exists, why rewrite it in Perl?</text:span></text:p>
                      </text:list-item>
                    </text:list>
                  </text:list-item>
                  <text:list-item>
                    <text:p><text:span text:style-name="T11">Getting “Close to the metal.”</text:span></text:p>
                  </text:list-item>
                  <text:list-item>
                    <text:p><text:span text:style-name="T11">An application has a processor bottleneck and no better algorithm exists.</text:span></text:p>
                  </text:list-item>
                  <text:list-item>
                    <text:p><text:span text:style-name="T11">Unit testing of just about any C code, using simple Perl tools. <text:s/>Expose C projects to the TAP harness.</text:span></text:p>
                  </text:list-item>
                </text:list>
              </text:list-item>
            </text:list>
            <text:list text:style-name="L2">
              <text:list-item>
                <text:p><text:span text:style-name="T11">Inline::C in specific makes these transitions less complex, which facilitates writing and testing more robust code.</text:span></text:p>
              </text:list-item>
              <text:list-item>
                <text:p><text:span text:style-name="T11">Inline::C is tested / proven, rolling your own XS isn't. Inline::C is production quality.</text:span></text:p>
              </text:list-item>
            </text:list>
          </draw:text-box>
        </draw:frame>
        <anim:par presentation:node-type="timing-root">
          <anim:par smil:begin="id64.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64" presentation:class="page"/>
          <draw:frame presentation:style-name="pr5" draw:text-style-name="P7" draw:layer="layout" svg:width="17.271cm" svg:height="12.572cm" svg:x="2.159cm" svg:y="13.271cm" presentation:class="notes" presentation:placeholder="true">
            <draw:text-box/>
          </draw:frame>
        </presentation:notes>
      </draw:page>
      <draw:page draw:name="page65" draw:style-name="dp1" draw:master-page-name="lyt-blackandwhite" presentation:presentation-page-layout-name="AL1T32" xml:id="id65" draw:id="id65">
        <office:forms form:automatic-focus="false" form:apply-design-mode="false"/>
        <draw:frame presentation:style-name="pr1" draw:layer="layout" svg:width="23.5cm" svg:height="17.373cm" svg:x="2cm" svg:y="1.9cm" presentation:class="subtitle" presentation:user-transformed="true">
          <draw:text-box>
            <text:p><text:span text:style-name="T28">“</text:span><text:span text:style-name="T58">You can sometimes write faster code in C, but you can always write code faster in Perl. Since you can use each from the other, just combine their strengths as you see fit. (And tell the dragons we said "Hi.")</text:span><text:span text:style-name="T69">”</text:span></text:p>
            <text:p text:style-name="P1"><text:span text:style-name="T5"/></text:p>
            <text:p text:style-name="P1"><text:span text:style-name="T5"/></text:p>
            <text:p text:style-name="P1"><text:span text:style-name="T5">– </text:span><text:span text:style-name="T5">Larry Wall; Tom Christiansen; Jon Orwant.</text:span></text:p>
            <text:p text:style-name="P1"><text:span text:style-name="T5">Programming Perl, 3rd Edition <text:s text:c="19"/></text:span></text:p>
          </draw:text-box>
        </draw:frame>
        <anim:par presentation:node-type="timing-root">
          <anim:par smil:begin="id65.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65" presentation:class="page"/>
          <draw:frame presentation:style-name="pr5" draw:layer="layout" svg:width="17.271cm" svg:height="12.572cm" svg:x="2.159cm" svg:y="13.271cm" presentation:class="notes" presentation:placeholder="true">
            <draw:text-box/>
          </draw:frame>
        </presentation:notes>
      </draw:page>
      <draw:page draw:name="page66" draw:style-name="dp1" draw:master-page-name="lyt-blackandwhite" presentation:presentation-page-layout-name="AL4T1" xml:id="id66" draw:id="id66">
        <office:forms form:automatic-focus="false" form:apply-design-mode="false"/>
        <draw:frame presentation:style-name="pr38" draw:layer="layout" svg:width="23.5cm" svg:height="1.911cm" svg:x="2cm" svg:y="1.899cm" presentation:class="title" presentation:user-transformed="true">
          <draw:text-box>
            <text:p><text:span text:style-name="T29">Resources used in preparation for this presentation:</text:span></text:p>
          </draw:text-box>
        </draw:frame>
        <draw:frame presentation:style-name="pr39" draw:text-style-name="P27" draw:layer="layout" svg:width="24.599cm" svg:height="15.118cm" svg:x="2cm" svg:y="4.572cm" presentation:class="outline" presentation:user-transformed="true">
          <draw:text-box>
            <text:list text:style-name="L2">
              <text:list-item>
                <text:p text:style-name="P27"><text:span text:style-name="T4">Advanced Perl Programming, 2</text:span><text:span text:style-name="T71">nd</text:span><text:span text:style-name="T4"> Edition <text:s/>– <text:s/>An excellent introduction to Inline::C.</text:span></text:p>
              </text:list-item>
              <text:list-item>
                <text:p text:style-name="P27"><text:span text:style-name="T4">Inline POD, on CPAN</text:span></text:p>
              </text:list-item>
              <text:list-item>
                <text:p text:style-name="P27"><text:span text:style-name="T4">Inline::C POD, on CPAN</text:span></text:p>
              </text:list-item>
              <text:list-item>
                <text:p text:style-name="P27"><text:span text:style-name="T4">Inline::C-Cookbook, on CPAN</text:span></text:p>
              </text:list-item>
              <text:list-item>
                <text:p text:style-name="P27"><text:span text:style-name="T4">Inline::Struct POD, on CPAN</text:span></text:p>
              </text:list-item>
              <text:list-item>
                <text:p text:style-name="P27"><text:span text:style-name="T4">Inline::CPP POD on CPAN</text:span></text:p>
              </text:list-item>
              <text:list-item>
                <text:p text:style-name="P27"><text:span text:style-name="T4">perlguts, perlcall, perlapi – <text:s/>These documents are part of the price of admission for IL::C.</text:span></text:p>
              </text:list-item>
              <text:list-item>
                <text:p text:style-name="P27"><text:span text:style-name="T4">perlxs, perlxstut, perlmod, perlembed – Eventually you'll find yourself immersed in these too.</text:span></text:p>
              </text:list-item>
              <text:list-item>
                <text:p text:style-name="P27"><text:span text:style-name="T4">Perl Testing: A Developer's Notebook <text:s/>– <text:s/>Several C code testing examples using Inline::C.</text:span></text:p>
              </text:list-item>
              <text:list-item>
                <text:p text:style-name="P27"><text:span text:style-name="T4">Perl Best Practices <text:s/>– <text:s/>Discusses Inline::C as a Best Practice where XS is needed.</text:span></text:p>
              </text:list-item>
              <text:list-item>
                <text:p text:style-name="P27"><text:span text:style-name="T4">Perl Cookbook, 2</text:span><text:span text:style-name="T71">nd</text:span><text:span text:style-name="T4"> Edition <text:s/>– <text:s/>Several Inline::C examples.</text:span></text:p>
              </text:list-item>
              <text:list-item>
                <text:p text:style-name="P27"><text:span text:style-name="T4">Programming Perl, 3</text:span><text:span text:style-name="T71">rd</text:span><text:span text:style-name="T4"> Edition <text:s text:c="2"/>– <text:s/>XS-centric, but still applicable toward learning Inline::C.</text:span></text:p>
              </text:list-item>
              <text:list-item>
                <text:p text:style-name="P27"><text:span text:style-name="T4"><text:a xlink:href="http://www.perl.com/pub/2001/02/inline.html">http://www.perl.com/pub/2001/02/inline.html</text:a></text:span><text:span text:style-name="T4"> “Pathologically Polluting Perl”</text:span></text:p>
              </text:list-item>
              <text:list-item>
                <text:p text:style-name="P27"><text:span text:style-name="T4"><text:a xlink:href="http://victoria.pm.org/files/March2004-CPerlRun.pdf">http://victoria.pm.org/files/March2004-CPerlRun.pdf</text:a></text:span><text:span text:style-name="T4"> “CPerlRun” Victoria PerlMongers.</text:span></text:p>
              </text:list-item>
              <text:list-item>
                <text:p text:style-name="P27"><text:span text:style-name="T4"><text:a xlink:href="http://www.perlmonks.org/">http://www.perlmonks.org</text:a></text:span><text:span text:style-name="T4"> “The Monastery” (Special thanks to: Sisyphus/syphilis, BrowserUk, ikegami).</text:span></text:p>
              </text:list-item>
              <text:list-item>
                <text:p text:style-name="P27"><text:span text:style-name="T4"><text:a xlink:href="mailto:inline@perl.org">inline@perl.org</text:a></text:span><text:span text:style-name="T4"> Mailing list.</text:span></text:p>
              </text:list-item>
              <text:list-item>
                <text:p text:style-name="P27"><text:span text:style-name="T4">Thousand Oaks Perl Mongers and Los Angeles Perl Mongers for each catching a typo. :)</text:span></text:p>
              </text:list-item>
            </text:list>
          </draw:text-box>
        </draw:frame>
        <anim:par presentation:node-type="timing-root">
          <anim:par smil:begin="id66.begin">
            <anim:transitionFilter smil:dur="1s" smil:type="slideWipe" smil:subtype="fromBottomRight" smil:direction="reverse"/>
          </anim:par>
          <anim:seq smil:dur="0s" presentation:node-type="main-sequence"/>
        </anim:par>
        <presentation:notes draw:style-name="dp2">
          <draw:page-thumbnail draw:style-name="gr1" draw:layer="layout" svg:width="15.265cm" svg:height="10.476cm" svg:x="3.161cm" svg:y="2.123cm" draw:page-number="66" presentation:class="page"/>
          <draw:frame presentation:style-name="pr5" draw:layer="layout" svg:width="17.271cm" svg:height="12.572cm" svg:x="2.159cm" svg:y="13.271cm" presentation:class="notes" presentation:placeholder="true">
            <draw:text-box/>
          </draw:frame>
        </presentation:notes>
      </draw:page>
      <draw:page draw:name="page67" draw:style-name="dp1" draw:master-page-name="lyt-blackandwhite" presentation:presentation-page-layout-name="AL4T1" xml:id="id67" draw:id="id67">
        <office:forms form:automatic-focus="false" form:apply-design-mode="false"/>
        <draw:frame presentation:style-name="pr7" draw:layer="layout" svg:width="23.5cm" svg:height="1.656cm" svg:x="2cm" svg:y="1.9cm" presentation:class="title" presentation:user-transformed="true">
          <draw:text-box>
            <text:p><text:span text:style-name="T28">About the Author</text:span></text:p>
          </draw:text-box>
        </draw:frame>
        <draw:frame presentation:style-name="pr40" draw:layer="layout" svg:width="24.599cm" svg:height="15.417cm" svg:x="2cm" svg:y="4.572cm" presentation:class="outline" presentation:user-transformed="true">
          <draw:text-box>
            <text:list text:style-name="L2">
              <text:list-item>
                <text:p><text:span text:style-name="T11">David Oswald</text:span></text:p>
              </text:list-item>
            </text:list>
            <text:list text:style-name="L3">
              <text:list-item>
                <text:list>
                  <text:list-item>
                    <text:p><text:span text:style-name="T4">Dave is currently (12/2011) an independent programmer taking on projects primarily involving Perl. <text:s/>However, given Perl's ubiquity, that means he deals secondarily with everything from </text:span><text:span text:style-name="T15">A</text:span><text:span text:style-name="T72">pache to </text:span><text:span text:style-name="T15">X</text:span><text:span text:style-name="T72">S </text:span><text:span text:style-name="T73">(couldn't think of anything starting with 'Z' worth mentioning)</text:span><text:span text:style-name="T72">. <text:s/>He's always looking for new projects to become involved in.</text:span></text:p>
                  </text:list-item>
                  <text:list-item>
                    <text:p><text:span text:style-name="T72">An upcoming side project is a beginning Perl course to be offered through Los Angeles Valley College, </text:span><text:span text:style-name="T74">probably</text:span><text:span text:style-name="T72"> beginning Fall 2012.</text:span></text:p>
                    <text:list>
                      <text:list-item>
                        <text:p><text:span text:style-name="T75">The proposed curriculum will follow Learning Perl, 6</text:span><text:span text:style-name="T76">th</text:span><text:span text:style-name="T75"> edition, from O'Reilly &amp; Associates.</text:span></text:p>
                      </text:list-item>
                    </text:list>
                  </text:list-item>
                  <text:list-item>
                    <text:p><text:span text:style-name="T72">David may be reached through any of the following:</text:span></text:p>
                    <text:list>
                      <text:list-item>
                        <text:p><text:span text:style-name="T75">Email: </text:span><text:span text:style-name="T75"><text:a xlink:href="mailto:daoswald@gmail.com">daoswald@gmail.com</text:a></text:span></text:p>
                      </text:list-item>
                      <text:list-item>
                        <text:p><text:span text:style-name="T75">PerlMonks: davido</text:span></text:p>
                      </text:list-item>
                      <text:list-item>
                        <text:p><text:span text:style-name="T75">CPAN: davido (</text:span><text:span text:style-name="T75"><text:a xlink:href="mailto:davido@cpan.org">davido@cpan.org</text:a></text:span><text:span text:style-name="T75">).</text:span></text:p>
                      </text:list-item>
                      <text:list-item>
                        <text:p><text:span text:style-name="T75">StackOverflow: davido</text:span></text:p>
                      </text:list-item>
                      <text:list-item>
                        <text:p><text:span text:style-name="T75">He has a phone and physical address too, available by request.</text:span></text:p>
                      </text:list-item>
                    </text:list>
                  </text:list-item>
                </text:list>
              </text:list-item>
            </text:list>
            <text:list text:style-name="L2">
              <text:list-item>
                <text:p><text:span text:style-name="T75">Please feel free to drop Dave an email with comments or questions regarding this presentation, or anything else Perl-centric. <text:s/></text:span></text:p>
              </text:list-item>
            </text:list>
          </draw:text-box>
        </draw:frame>
        <anim:par presentation:node-type="timing-root">
          <anim:par smil:begin="id67.begin">
            <anim:transitionFilter smil:dur="1s" smil:type="slideWipe" smil:subtype="fromBottomRight" smil:direction="reverse"/>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67"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wmed" xlink:href="Pictures/1000000000000320000002585C39BAEF.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1.4000015258789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blackandwhite-backgroundobjects">
      <style:graphic-properties draw:stroke="none" draw:fill="none" draw:fill-color="#ffffff" draw:auto-grow-height="false" fo:min-height="1.449cm"/>
    </style:style>
    <style:style style:name="Mpr5" style:family="presentation" style:parent-style-name="lyt-blackandwhite-backgroundobjects">
      <style:graphic-properties draw:stroke="none" draw:fill="none" draw:fill-color="#ffffff" draw:auto-grow-height="false" fo:min-height="1.485cm"/>
    </style:style>
    <style:style style:name="Mpr6"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blackandwhite" style:page-layout-name="PM1" draw:style-name="Mdp2">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3.86cm" svg:x="2cm" svg:y="5.414cm" presentation:class="outline" presentation:placeholder="true">
        <draw:text-box/>
      </draw:frame>
      <draw:frame presentation:style-name="Mpr4" draw:text-style-name="MP4" draw:layer="backgroundobjects" svg:width="6.523cm" svg:height="1.448cm" svg:x="1.5cm" svg:y="17.552cm" presentation:class="date-time">
        <draw:text-box>
          <text:p text:style-name="MP4"><text:span text:style-name="MT1"><presentation:date-time/></text:span></text:p>
        </draw:text-box>
      </draw:frame>
      <draw:frame presentation:style-name="Mpr4" draw:text-style-name="MP5" draw:layer="backgroundobjects" svg:width="8.875cm" svg:height="1.448cm" svg:x="9.076cm" svg:y="17.631cm" presentation:class="footer">
        <draw:text-box>
          <text:p text:style-name="MP5"><text:span text:style-name="MT1"><presentation:footer/></text:span></text:p>
        </draw:text-box>
      </draw:frame>
      <draw:frame presentation:style-name="Mpr4" draw:text-style-name="MP6" draw:layer="backgroundobjects" svg:width="6.523cm" svg:height="1.448cm" svg:x="18.976cm" svg:y="17.631cm" presentation:class="page-number">
        <draw:text-box>
          <text:p text:style-name="MP6"><text:span text:style-name="MT1"><text:page-number>&lt;number&gt;</text:page-number></text:span></text:p>
        </draw:text-box>
      </draw:frame>
      <presentation:notes style:page-layout-name="PM0">
        <draw:page-thumbnail presentation:style-name="lyt-blackandwhite-title" draw:layer="backgroundobjects" svg:width="15.265cm" svg:height="10.476cm" svg:x="3.161cm" svg:y="2.123cm" presentation:class="page"/>
        <draw:frame presentation:style-name="lyt-blackandwhite-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Oswald</meta:initial-creator>
    <meta:creation-date>2011-11-01T15:44:34.54</meta:creation-date>
    <meta:editing-duration>P1DT4H18M11S</meta:editing-duration>
    <meta:editing-cycles>25</meta:editing-cycles>
    <dc:date>2011-12-07T23:21:43.13</dc:date>
    <meta:generator>LibreOffice/3.4$Win32 LibreOffice_project/340m1$Build-402</meta:generator>
    <dc:description>By David Oswald
daoswald@gmail.com
davido on Perlmonks.org
davido@cpan.org</dc:description>
    <meta:keyword>Perl Inline::C Inline::CPP Inline C C++</meta:keyword>
    <dc:subject>Using Inline::C</dc:subject>
    <dc:title>Inline::C, The eminently palatable approach to Perl XS.</dc:title>
    <meta:document-statistic meta:object-count="292"/>
  </office:meta>
</office:document-meta>
</file>